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9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2.54cm"/>
    </style:style>
    <style:style style:name="co22" style:family="table-column">
      <style:table-column-properties fo:break-before="auto" style:column-width="7.329cm"/>
    </style:style>
    <style:style style:name="co23" style:family="table-column">
      <style:table-column-properties fo:break-before="auto" style:column-width="2.937cm"/>
    </style:style>
    <style:style style:name="co24" style:family="table-column">
      <style:table-column-properties fo:break-before="auto" style:column-width="4.05cm"/>
    </style:style>
    <style:style style:name="co25" style:family="table-column">
      <style:table-column-properties fo:break-before="auto" style:column-width="3.955cm"/>
    </style:style>
    <style:style style:name="co26" style:family="table-column">
      <style:table-column-properties fo:break-before="auto" style:column-width="2.743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695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2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112">
      <style:text-properties style:text-position=""/>
    </style:style>
    <style:style style:name="ce11" style:family="table-cell" style:parent-style-name="Default" style:data-style-name="N0">
      <style:table-cell-properties fo:background-color="#99cc66"/>
      <style:text-properties style:text-position=""/>
    </style:style>
    <style:style style:name="ce12" style:family="table-cell" style:parent-style-name="Default" style:data-style-name="N2">
      <style:table-cell-properties fo:background-color="#99cc66"/>
      <style:text-properties style:text-position=""/>
    </style:style>
    <style:style style:name="ce13" style:family="table-cell" style:parent-style-name="Default" style:data-style-name="N61">
      <style:table-cell-properties fo:background-color="#99cc66"/>
      <style:text-properties style:text-position=""/>
    </style:style>
    <style:style style:name="ce14" style:family="table-cell" style:parent-style-name="Default" style:data-style-name="N61">
      <style:text-properties style:text-position=""/>
    </style:style>
    <style:style style:name="ce15" style:family="table-cell" style:parent-style-name="Default" style:data-style-name="N0">
      <style:table-cell-properties fo:background-color="#99cc66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  <style:text-properties style:text-position=""/>
    </style:style>
    <style:style style:name="ce17" style:family="table-cell" style:parent-style-name="Default" style:data-style-name="N113">
      <style:table-cell-properties fo:background-color="#99cc66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style:text-position="" fo:font-size="10pt" style:font-size-asian="10pt" style:font-size-complex="10pt"/>
    </style:style>
    <style:style style:name="ce2" style:family="table-cell" style:parent-style-name="Default" style:data-style-name="N0">
      <style:text-properties style:text-position="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99cc66"/>
      <style:text-properties fo:color="#3c3c3c"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text-position=""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  <style:text-properties style:text-position=""/>
    </style:style>
    <style:style style:name="ce23" style:family="table-cell" style:parent-style-name="Default" style:data-style-name="N113">
      <style:table-cell-properties fo:background-color="transparent"/>
      <style:text-properties fo:color="#3c3c3c" style:text-position="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style:text-position="" fo:font-size="10pt" style:font-size-asian="10pt" style:font-size-complex="10pt"/>
    </style:style>
    <style:style style:name="ce27" style:family="table-cell" style:parent-style-name="Default" style:data-style-name="N113">
      <style:text-properties style:text-position=""/>
    </style:style>
    <style:style style:name="ce28" style:family="table-cell" style:parent-style-name="Default" style:data-style-name="N0">
      <style:table-cell-properties fo:background-color="transparent"/>
      <style:text-properties style:text-position="" style:font-name="Liberation Sans11" style:font-name-asian="Liberation Sans11" style:font-name-complex="Liberation Sans11"/>
    </style:style>
    <style:style style:name="ce3" style:family="table-cell" style:parent-style-name="Default" style:data-style-name="N0">
      <style:text-properties style:text-position="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style:text-position="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  <style:text-properties style:text-position=""/>
    </style:style>
    <style:style style:name="ce8" style:family="table-cell" style:parent-style-name="Default" style:data-style-name="N0">
      <style:text-properties style:text-position="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/>
    </style:style>
    <style:style style:name="ce39" style:family="table-cell" style:parent-style-name="Default" style:data-style-name="N60">
      <style:text-properties style:text-position=""/>
    </style:style>
    <style:style style:name="ce40" style:family="table-cell" style:parent-style-name="Default" style:data-style-name="N1">
      <style:table-cell-properties fo:background-color="#ff3333"/>
      <style:text-properties style:text-position=""/>
    </style:style>
    <style:style style:name="ce41" style:family="table-cell" style:parent-style-name="Default" style:data-style-name="N1">
      <style:text-properties style:text-position=""/>
    </style:style>
    <style:style style:name="ce42" style:family="table-cell" style:parent-style-name="Default" style:data-style-name="N2">
      <style:table-cell-properties fo:background-color="#ff3333"/>
      <style:text-properties style:text-position=""/>
    </style:style>
    <style:style style:name="ce43" style:family="table-cell" style:parent-style-name="Default" style:data-style-name="N113">
      <style:table-cell-properties fo:background-color="#ff3333"/>
      <style:text-properties style:text-position=""/>
    </style:style>
    <style:style style:name="ce100" style:family="table-cell" style:parent-style-name="Default" style:data-style-name="N0">
      <style:table-cell-properties fo:background-color="transparent"/>
      <style:text-properties style:text-position="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105" style:family="table-cell" style:parent-style-name="Default" style:data-style-name="N0">
      <style:table-cell-properties fo:background-color="#ffff00"/>
      <style:text-properties style:text-position="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3" style:family="table-cell" style:parent-style-name="Default" style:data-style-name="N0"/>
    <style:style style:name="ce64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66" style:family="table-cell" style:parent-style-name="Default" style:data-style-name="N0"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8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69" style:family="table-cell" style:parent-style-name="Default" style:data-style-name="N0">
      <style:table-cell-properties fo:background-color="#ff950e"/>
    </style:style>
    <style:style style:name="ce70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 style:data-style-name="N2"/>
    <style:style style:name="ce72" style:family="table-cell" style:parent-style-name="Default" style:data-style-name="N112"/>
    <style:style style:name="ce73" style:family="table-cell" style:parent-style-name="Default" style:data-style-name="N0">
      <style:table-cell-properties fo:background-color="#99cc66"/>
    </style:style>
    <style:style style:name="ce74" style:family="table-cell" style:parent-style-name="Default" style:data-style-name="N2">
      <style:table-cell-properties fo:background-color="#99cc66"/>
    </style:style>
    <style:style style:name="ce75" style:family="table-cell" style:parent-style-name="Default" style:data-style-name="N61">
      <style:table-cell-properties fo:background-color="#99cc66"/>
    </style:style>
    <style:style style:name="ce76" style:family="table-cell" style:parent-style-name="Default" style:data-style-name="N61"/>
    <style:style style:name="ce77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78" style:family="table-cell" style:parent-style-name="Default" style:data-style-name="N113">
      <style:table-cell-properties fo:background-color="#99cc66"/>
    </style:style>
    <style:style style:name="ce79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80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81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84" style:family="table-cell" style:parent-style-name="Default" style:data-style-name="N113">
      <style:table-cell-properties fo:background-color="transparent"/>
    </style:style>
    <style:style style:name="ce85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8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89" style:family="table-cell" style:parent-style-name="Default" style:data-style-name="N113"/>
    <style:style style:name="ce90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91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92" style:family="table-cell" style:parent-style-name="Default" style:data-style-name="N0"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ackground-color="#ffcc99"/>
    </style:style>
    <style:style style:name="ce94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9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8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99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1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2" style:family="table-cell" style:parent-style-name="Default" style:data-style-name="N60"/>
    <style:style style:name="ce117" style:family="table-cell" style:parent-style-name="Default" style:data-style-name="N1">
      <style:table-cell-properties fo:background-color="#ff3333"/>
    </style:style>
    <style:style style:name="ce118" style:family="table-cell" style:parent-style-name="Default" style:data-style-name="N1"/>
    <style:style style:name="ce119" style:family="table-cell" style:parent-style-name="Default" style:data-style-name="N2">
      <style:table-cell-properties fo:background-color="#ff3333"/>
    </style:style>
    <style:style style:name="ce120" style:family="table-cell" style:parent-style-name="Default" style:data-style-name="N113">
      <style:table-cell-properties fo:background-color="#ff3333"/>
    </style:style>
    <style:style style:name="ce121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124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25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27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9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3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31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3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33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34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35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136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137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38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139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140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142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143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144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45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146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147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148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49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150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151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152" style:family="table-cell" style:parent-style-name="Default" style:data-style-name="N0">
      <style:table-cell-properties fo:border="0.06pt solid #000000"/>
    </style:style>
    <style:style style:name="ce153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15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55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156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157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158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159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61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162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163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164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16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66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67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168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169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170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71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172" style:family="table-cell" style:parent-style-name="Default" style:data-style-name="N0">
      <style:text-properties style:font-name="Calibri1" style:font-name-asian="Calibri" style:font-name-complex="Calibri"/>
    </style:style>
    <style:style style:name="ce173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174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175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176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77" style:family="table-cell" style:parent-style-name="Default" style:data-style-name="N0">
      <style:table-cell-properties fo:background-color="transparent"/>
    </style:style>
    <style:style style:name="ce178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79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8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1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82" style:family="table-cell" style:parent-style-name="Default" style:data-style-name="N0">
      <style:table-cell-properties fo:background-color="#ffff00"/>
    </style:style>
    <style:style style:name="ce18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8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88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89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90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9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99" style:family="table-cell" style:parent-style-name="Default" style:data-style-name="N6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04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5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06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08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9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10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11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12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13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4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15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1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2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63"/>
        <table:table-column table:style-name="co6" table:number-columns-repeated="2" table:default-cell-style-name="ce63"/>
        <table:table-column table:style-name="co18" table:default-cell-style-name="ce63"/>
        <table:table-column table:style-name="co6" table:number-columns-repeated="3" table:default-cell-style-name="ce63"/>
        <table:table-column table:style-name="co20" table:default-cell-style-name="ce63"/>
        <table:table-column table:style-name="co2" table:number-columns-repeated="7" table:default-cell-style-name="ce63"/>
        <table:table-column table:style-name="co21" table:default-cell-style-name="ce63"/>
        <table:table-column table:style-name="co2" table:number-columns-repeated="2" table:default-cell-style-name="ce63"/>
        <table:table-column table:style-name="co9" table:number-columns-repeated="1000" table:default-cell-style-name="ce63"/>
        <table:table-row table:style-name="ro2">
          <table:table-cell table:number-columns-repeated="9"/>
          <table:table-cell table:style-name="ce64" office:value-type="string" calcext:value-type="string">
            <text:p>Correcção</text:p>
          </table:table-cell>
          <table:table-cell table:style-name="ce64"/>
          <table:table-cell table:number-columns-repeated="1013"/>
        </table:table-row>
        <table:table-row table:style-name="ro2">
          <table:table-cell table:style-name="ce64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93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93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93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65" office:value-type="string" calcext:value-type="string">
            <text:p>Δt (s)</text:p>
          </table:table-cell>
          <table:table-cell table:style-name="ce94" office:value-type="string" calcext:value-type="string">
            <text:p>Eficiencia A</text:p>
          </table:table-cell>
          <table:table-cell table:style-name="ce94" office:value-type="string" calcext:value-type="string">
            <text:p>e eficiencia A</text:p>
          </table:table-cell>
          <table:table-cell table:style-name="ce94" office:value-type="string" calcext:value-type="string">
            <text:p>Eficiencia B</text:p>
          </table:table-cell>
          <table:table-cell table:style-name="ce94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65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93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93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93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93" table:formula="of:=[.R3]/[.L3]" office:value-type="float" office:value="0.397562847875992" calcext:value-type="float">
            <text:p>0,3975628479</text:p>
          </table:table-cell>
          <table:table-cell table:style-name="ce93" table:formula="of:=SQRT([.S3]^2/[.L3]^2+([.R3]/[.L3]^2)^2*[.M3]^2)" office:value-type="float" office:value="0.0224261498522911" calcext:value-type="float">
            <text:p>0,0224261499</text:p>
          </table:table-cell>
          <table:table-cell table:style-name="ce93" table:formula="of:=[.R3]/[.J3]" office:value-type="float" office:value="0.414431721782737" calcext:value-type="float">
            <text:p>0,4144317218</text:p>
          </table:table-cell>
          <table:table-cell table:style-name="ce93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93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93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93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93" table:formula="of:=[.R4]/[.L4]" office:value-type="float" office:value="0.383203362917762" calcext:value-type="float">
            <text:p>0,3832033629</text:p>
          </table:table-cell>
          <table:table-cell table:style-name="ce93" table:formula="of:=SQRT([.S4]^2/[.L4]^2+([.R4]/[.L4]^2)^2*[.M4]^2)" office:value-type="float" office:value="0.0199758241874314" calcext:value-type="float">
            <text:p>0,0199758242</text:p>
          </table:table-cell>
          <table:table-cell table:style-name="ce93" table:formula="of:=[.R4]/[.J4]" office:value-type="float" office:value="0.414265566494304" calcext:value-type="float">
            <text:p>0,4142655665</text:p>
          </table:table-cell>
          <table:table-cell table:style-name="ce93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93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93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93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93" table:formula="of:=[.R5]/[.L5]" office:value-type="float" office:value="0.410372192268543" calcext:value-type="float">
            <text:p>0,4103721923</text:p>
          </table:table-cell>
          <table:table-cell table:style-name="ce93" table:formula="of:=SQRT([.S5]^2/[.L5]^2+([.R5]/[.L5]^2)^2*[.M5]^2)" office:value-type="float" office:value="0.0192237158569349" calcext:value-type="float">
            <text:p>0,0192237159</text:p>
          </table:table-cell>
          <table:table-cell table:style-name="ce93" table:formula="of:=[.R5]/[.J5]" office:value-type="float" office:value="0.429230493874365" calcext:value-type="float">
            <text:p>0,4292304939</text:p>
          </table:table-cell>
          <table:table-cell table:style-name="ce93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3">
          <table:table-cell table:style-name="ce66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64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91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92" table:number-columns-repeated="2"/>
          <table:table-cell table:number-columns-repeated="1016"/>
        </table:table-row>
        <table:table-row table:style-name="ro3">
          <table:table-cell table:style-name="ce66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5">
        <table:table-column table:style-name="co22" table:default-cell-style-name="ce63"/>
        <table:table-column table:style-name="co2" table:number-columns-repeated="63" table:default-cell-style-name="ce63"/>
        <table:table-column table:style-name="co9" table:number-columns-repeated="960" table:default-cell-style-name="ce63"/>
        <table:table-row table:style-name="ro1" table:number-rows-repeated="2">
          <table:table-cell table:number-columns-repeated="1024"/>
        </table:table-row>
        <table:table-row table:style-name="ro10">
          <table:table-cell table:style-name="ce121" office:value-type="string" calcext:value-type="string">
            <text:p>Fonte 1 (Maior actividade)</text:p>
          </table:table-cell>
          <table:table-cell table:style-name="ce127"/>
          <table:table-cell table:style-name="ce129"/>
          <table:table-cell table:number-columns-repeated="2"/>
          <table:table-cell table:style-name="ce66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10">
          <table:table-cell table:style-name="ce12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130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133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10">
          <table:table-cell table:style-name="ce12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130" office:value-type="float" office:value="0" calcext:value-type="float">
            <text:p>0</text:p>
          </table:table-cell>
          <table:table-cell/>
          <table:table-cell table:style-name="ce133" office:value-type="string" calcext:value-type="string">
            <text:p>Posiçao 1 – 1.27cm</text:p>
          </table:table-cell>
          <table:table-cell table:number-columns-repeated="14"/>
          <table:table-cell table:style-name="ce133" office:value-type="string" calcext:value-type="string">
            <text:p>Posiçao 2 – 2.54cm</text:p>
          </table:table-cell>
          <table:table-cell table:number-columns-repeated="14"/>
          <table:table-cell table:style-name="ce133" office:value-type="string" calcext:value-type="string">
            <text:p>Posiçao 3 – 3.81cm</text:p>
          </table:table-cell>
          <table:table-cell table:number-columns-repeated="15"/>
          <table:table-cell table:style-name="ce174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66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124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130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134" table:number-columns-repeated="3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7"/>
          <table:table-cell table:style-name="ce134" table:number-columns-repeated="2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7"/>
          <table:table-cell table:style-name="ce134" table:number-columns-repeated="2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137"/>
          <table:table-cell table:style-name="ce134" table:number-columns-repeated="2"/>
          <table:table-cell table:style-name="ce144"/>
          <table:table-cell table:style-name="ce140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140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140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124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130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132"/>
          <table:table-cell table:style-name="ce135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45" office:value-type="string" calcext:value-type="string">
            <text:p>eNC</text:p>
          </table:table-cell>
          <table:table-cell table:style-name="ce148" office:value-type="string" calcext:value-type="string">
            <text:p>NaC</text:p>
          </table:table-cell>
          <table:table-cell table:style-name="ce148" office:value-type="string" calcext:value-type="string">
            <text:p>NBC</text:p>
          </table:table-cell>
          <table:table-cell table:style-name="ce148" office:value-type="string" calcext:value-type="string">
            <text:p>Ncfort</text:p>
          </table:table-cell>
          <table:table-cell table:style-name="ce148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45"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45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69" office:value-type="string" calcext:value-type="string">
            <text:p>NCC</text:p>
          </table:table-cell>
          <table:table-cell table:style-name="ce148" office:value-type="string" calcext:value-type="string">
            <text:p>eNAC</text:p>
          </table:table-cell>
          <table:table-cell table:style-name="ce148" office:value-type="string" calcext:value-type="string">
            <text:p>eNBC</text:p>
          </table:table-cell>
          <table:table-cell table:style-name="ce148"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45" office:value-type="string" calcext:value-type="string">
            <text:p>NC</text:p>
          </table:table-cell>
          <table:table-cell table:style-name="ce148" office:value-type="string" calcext:value-type="string">
            <text:p>eNA</text:p>
          </table:table-cell>
          <table:table-cell table:style-name="ce148" office:value-type="string" calcext:value-type="string">
            <text:p>eNB</text:p>
          </table:table-cell>
          <table:table-cell table:style-name="ce169" office:value-type="string" calcext:value-type="string">
            <text:p>eNC</text:p>
          </table:table-cell>
          <table:table-cell table:style-name="ce148" office:value-type="string" calcext:value-type="string">
            <text:p>NaC</text:p>
          </table:table-cell>
          <table:table-cell table:style-name="ce148" office:value-type="string" calcext:value-type="string">
            <text:p>NBC</text:p>
          </table:table-cell>
          <table:table-cell table:style-name="ce148" office:value-type="string" calcext:value-type="string">
            <text:p>Ncfort</text:p>
          </table:table-cell>
          <table:table-cell table:style-name="ce169" office:value-type="string" calcext:value-type="string">
            <text:p>NCC</text:p>
          </table:table-cell>
          <table:table-cell table:style-name="ce148" office:value-type="string" calcext:value-type="string">
            <text:p>eNAC</text:p>
          </table:table-cell>
          <table:table-cell table:style-name="ce148" office:value-type="string" calcext:value-type="string">
            <text:p>eNBC</text:p>
          </table:table-cell>
          <table:table-cell table:style-name="ce148"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145" office:value-type="string" calcext:value-type="string">
            <text:p>NC</text:p>
          </table:table-cell>
          <table:table-cell table:style-name="ce142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145" office:value-type="string" calcext:value-type="string">
            <text:p>eNC</text:p>
          </table:table-cell>
          <table:table-cell table:style-name="ce142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145" office:value-type="string" calcext:value-type="string">
            <text:p>NCC</text:p>
          </table:table-cell>
          <table:table-cell table:style-name="ce142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160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142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145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142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132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145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145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132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145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145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132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145" table:formula="of:=SQRT([.BA8])" office:value-type="float" office:value="0" calcext:value-type="float">
            <text:p>0</text:p>
          </table:table-cell>
          <table:table-cell table:style-name="ce142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145" table:formula="of:=[.BA8]-[.BG8]" office:value-type="float" office:value="-0.0011275560867886" calcext:value-type="float">
            <text:p>-0,0011275561</text:p>
          </table:table-cell>
          <table:table-cell table:style-name="ce142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132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A</text:p>
          </table:table-cell>
          <table:table-cell/>
          <table:table-cell table:style-name="ce130"/>
          <table:table-cell table:style-name="ce132"/>
          <table:table-cell table:style-name="ce136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142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145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142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132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145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145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132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145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145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132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145" table:formula="of:=SQRT([.BA9])" office:value-type="float" office:value="0" calcext:value-type="float">
            <text:p>0</text:p>
          </table:table-cell>
          <table:table-cell table:style-name="ce142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145" table:formula="of:=[.BA9]-[.BG9]" office:value-type="float" office:value="-0.00115920936659025" calcext:value-type="float">
            <text:p>-0,0011592094</text:p>
          </table:table-cell>
          <table:table-cell table:style-name="ce142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132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130" office:value-type="float" office:value="87" calcext:value-type="float">
            <text:p>87</text:p>
          </table:table-cell>
          <table:table-cell table:style-name="ce132"/>
          <table:table-cell table:style-name="ce136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142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145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142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132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145" office:value-type="float" office:value="12" calcext:value-type="float">
            <text:p>12</text:p>
          </table:table-cell>
          <table:table-cell table:style-name="ce142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145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145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132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145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145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145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132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145" table:formula="of:=SQRT([.BA10])" office:value-type="float" office:value="1" calcext:value-type="float">
            <text:p>1</text:p>
          </table:table-cell>
          <table:table-cell table:style-name="ce142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145" table:formula="of:=[.BA10]-[.BG10]" office:value-type="float" office:value="0.998851954837162" calcext:value-type="float">
            <text:p>0,9988519548</text:p>
          </table:table-cell>
          <table:table-cell table:style-name="ce142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132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130" office:value-type="float" office:value="167" calcext:value-type="float">
            <text:p>167</text:p>
          </table:table-cell>
          <table:table-cell table:style-name="ce132"/>
          <table:table-cell table:style-name="ce136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142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145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142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132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145" office:value-type="float" office:value="30" calcext:value-type="float">
            <text:p>30</text:p>
          </table:table-cell>
          <table:table-cell table:style-name="ce142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145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145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132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145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145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132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145" office:value-type="float" office:value="4" calcext:value-type="float">
            <text:p>4</text:p>
          </table:table-cell>
          <table:table-cell table:style-name="ce142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145" table:formula="of:=SQRT([.BA11])" office:value-type="float" office:value="2" calcext:value-type="float">
            <text:p>2</text:p>
          </table:table-cell>
          <table:table-cell table:style-name="ce142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145" table:formula="of:=[.BA11]-[.BG11]" office:value-type="float" office:value="3.99879612115519" calcext:value-type="float">
            <text:p>3,9987961212</text:p>
          </table:table-cell>
          <table:table-cell table:style-name="ce142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132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142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145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142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132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145" office:value-type="float" office:value="62" calcext:value-type="float">
            <text:p>62</text:p>
          </table:table-cell>
          <table:table-cell table:style-name="ce142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145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145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132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145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145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132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145" office:value-type="float" office:value="9" calcext:value-type="float">
            <text:p>9</text:p>
          </table:table-cell>
          <table:table-cell table:style-name="ce142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145" table:formula="of:=SQRT([.BA12])" office:value-type="float" office:value="3" calcext:value-type="float">
            <text:p>3</text:p>
          </table:table-cell>
          <table:table-cell table:style-name="ce142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145" table:formula="of:=[.BA12]-[.BG12]" office:value-type="float" office:value="8.99876951574803" calcext:value-type="float">
            <text:p>8,9987695157</text:p>
          </table:table-cell>
          <table:table-cell table:style-name="ce142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132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B</text:p>
          </table:table-cell>
          <table:table-cell/>
          <table:table-cell table:style-name="ce130"/>
          <table:table-cell table:style-name="ce132"/>
          <table:table-cell table:style-name="ce136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142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145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142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132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145" office:value-type="float" office:value="116" calcext:value-type="float">
            <text:p>116</text:p>
          </table:table-cell>
          <table:table-cell table:style-name="ce142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145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145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132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145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145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145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132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145" office:value-type="float" office:value="23" calcext:value-type="float">
            <text:p>23</text:p>
          </table:table-cell>
          <table:table-cell table:style-name="ce142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145" table:formula="of:=SQRT([.BA13])" office:value-type="float" office:value="4.79583152331272" calcext:value-type="float">
            <text:p>4,7958315233</text:p>
          </table:table-cell>
          <table:table-cell table:style-name="ce142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145" table:formula="of:=[.BA13]-[.BG13]" office:value-type="float" office:value="22.9987891152335" calcext:value-type="float">
            <text:p>22,9987891152</text:p>
          </table:table-cell>
          <table:table-cell table:style-name="ce142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132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130" office:value-type="float" office:value="89" calcext:value-type="float">
            <text:p>89</text:p>
          </table:table-cell>
          <table:table-cell table:style-name="ce132"/>
          <table:table-cell table:style-name="ce136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142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145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142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132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145" office:value-type="float" office:value="163" calcext:value-type="float">
            <text:p>163</text:p>
          </table:table-cell>
          <table:table-cell table:style-name="ce142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145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145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132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145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145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145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132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145" office:value-type="float" office:value="31" calcext:value-type="float">
            <text:p>31</text:p>
          </table:table-cell>
          <table:table-cell table:style-name="ce142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145" table:formula="of:=SQRT([.BA14])" office:value-type="float" office:value="5.56776436283002" calcext:value-type="float">
            <text:p>5,5677643628</text:p>
          </table:table-cell>
          <table:table-cell table:style-name="ce142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145" table:formula="of:=[.BA14]-[.BG14]" office:value-type="float" office:value="30.9987102044316" calcext:value-type="float">
            <text:p>30,9987102044</text:p>
          </table:table-cell>
          <table:table-cell table:style-name="ce142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132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7">
          <table:table-cell table:style-name="ce126" office:value-type="string" calcext:value-type="string">
            <text:p>ROI net</text:p>
          </table:table-cell>
          <table:table-cell table:style-name="ce128" office:value-type="float" office:value="5965" calcext:value-type="float">
            <text:p>5965</text:p>
          </table:table-cell>
          <table:table-cell table:style-name="ce131" office:value-type="float" office:value="170" calcext:value-type="float">
            <text:p>170</text:p>
          </table:table-cell>
          <table:table-cell table:style-name="ce132"/>
          <table:table-cell table:style-name="ce136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142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145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142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132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145" office:value-type="float" office:value="270" calcext:value-type="float">
            <text:p>270</text:p>
          </table:table-cell>
          <table:table-cell table:style-name="ce142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145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145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132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145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145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145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132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145" office:value-type="float" office:value="64" calcext:value-type="float">
            <text:p>64</text:p>
          </table:table-cell>
          <table:table-cell table:style-name="ce142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145" table:formula="of:=SQRT([.BA15])" office:value-type="float" office:value="8" calcext:value-type="float">
            <text:p>8</text:p>
          </table:table-cell>
          <table:table-cell table:style-name="ce142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145" table:formula="of:=[.BA15]-[.BG15]" office:value-type="float" office:value="63.9988541629847" calcext:value-type="float">
            <text:p>63,998854163</text:p>
          </table:table-cell>
          <table:table-cell table:style-name="ce142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132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142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145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142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132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145" office:value-type="float" office:value="326" calcext:value-type="float">
            <text:p>326</text:p>
          </table:table-cell>
          <table:table-cell table:style-name="ce142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145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145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132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145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145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145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132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145" office:value-type="float" office:value="103" calcext:value-type="float">
            <text:p>103</text:p>
          </table:table-cell>
          <table:table-cell table:style-name="ce142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145" table:formula="of:=SQRT([.BA16])" office:value-type="float" office:value="10.1488915650922" calcext:value-type="float">
            <text:p>10,1488915651</text:p>
          </table:table-cell>
          <table:table-cell table:style-name="ce142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145" table:formula="of:=[.BA16]-[.BG16]" office:value-type="float" office:value="102.998780418773" calcext:value-type="float">
            <text:p>102,9987804188</text:p>
          </table:table-cell>
          <table:table-cell table:style-name="ce142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132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142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145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142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132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145" office:value-type="float" office:value="369" calcext:value-type="float">
            <text:p>369</text:p>
          </table:table-cell>
          <table:table-cell table:style-name="ce142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145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145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132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145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145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145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132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145" office:value-type="float" office:value="118" calcext:value-type="float">
            <text:p>118</text:p>
          </table:table-cell>
          <table:table-cell table:style-name="ce142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145" table:formula="of:=SQRT([.BA17])" office:value-type="float" office:value="10.8627804912002" calcext:value-type="float">
            <text:p>10,8627804912</text:p>
          </table:table-cell>
          <table:table-cell table:style-name="ce142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145" table:formula="of:=[.BA17]-[.BG17]" office:value-type="float" office:value="117.998633821523" calcext:value-type="float">
            <text:p>117,9986338215</text:p>
          </table:table-cell>
          <table:table-cell table:style-name="ce142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132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142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145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142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132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145" office:value-type="float" office:value="300" calcext:value-type="float">
            <text:p>300</text:p>
          </table:table-cell>
          <table:table-cell table:style-name="ce142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145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145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132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145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145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145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132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145" office:value-type="float" office:value="102" calcext:value-type="float">
            <text:p>102</text:p>
          </table:table-cell>
          <table:table-cell table:style-name="ce142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145" table:formula="of:=SQRT([.BA18])" office:value-type="float" office:value="10.0995049383621" calcext:value-type="float">
            <text:p>10,0995049384</text:p>
          </table:table-cell>
          <table:table-cell table:style-name="ce142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145" table:formula="of:=[.BA18]-[.BG18]" office:value-type="float" office:value="101.998715744587" calcext:value-type="float">
            <text:p>101,9987157446</text:p>
          </table:table-cell>
          <table:table-cell table:style-name="ce142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132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10">
          <table:table-cell table:style-name="ce121" office:value-type="string" calcext:value-type="string">
            <text:p>Fonte 2 (Menor actividade)</text:p>
          </table:table-cell>
          <table:table-cell table:style-name="ce127"/>
          <table:table-cell table:style-name="ce129"/>
          <table:table-cell table:style-name="ce132"/>
          <table:table-cell table:style-name="ce136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142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145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142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132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145" office:value-type="float" office:value="257" calcext:value-type="float">
            <text:p>257</text:p>
          </table:table-cell>
          <table:table-cell table:style-name="ce142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145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145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132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145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145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145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132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145" office:value-type="float" office:value="83" calcext:value-type="float">
            <text:p>83</text:p>
          </table:table-cell>
          <table:table-cell table:style-name="ce142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145" table:formula="of:=SQRT([.BA19])" office:value-type="float" office:value="9.1104335791443" calcext:value-type="float">
            <text:p>9,1104335791</text:p>
          </table:table-cell>
          <table:table-cell table:style-name="ce142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145" table:formula="of:=[.BA19]-[.BG19]" office:value-type="float" office:value="82.998774880201" calcext:value-type="float">
            <text:p>82,9987748802</text:p>
          </table:table-cell>
          <table:table-cell table:style-name="ce142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132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7">
          <table:table-cell table:style-name="ce123"/>
          <table:table-cell office:value-type="string" calcext:value-type="string">
            <text:p>valor</text:p>
          </table:table-cell>
          <table:table-cell table:style-name="ce130" office:value-type="string" calcext:value-type="string">
            <text:p>erro</text:p>
          </table:table-cell>
          <table:table-cell table:style-name="ce132"/>
          <table:table-cell table:style-name="ce136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142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145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142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132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145" office:value-type="float" office:value="178" calcext:value-type="float">
            <text:p>178</text:p>
          </table:table-cell>
          <table:table-cell table:style-name="ce142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145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145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132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145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145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145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132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145" office:value-type="float" office:value="76" calcext:value-type="float">
            <text:p>76</text:p>
          </table:table-cell>
          <table:table-cell table:style-name="ce142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145" table:formula="of:=SQRT([.BA20])" office:value-type="float" office:value="8.71779788708135" calcext:value-type="float">
            <text:p>8,7177978871</text:p>
          </table:table-cell>
          <table:table-cell table:style-name="ce142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145" table:formula="of:=[.BA20]-[.BG20]" office:value-type="float" office:value="75.9987296028886" calcext:value-type="float">
            <text:p>75,9987296029</text:p>
          </table:table-cell>
          <table:table-cell table:style-name="ce142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132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130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132"/>
          <table:table-cell table:style-name="ce136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142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145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142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132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145" office:value-type="float" office:value="100" calcext:value-type="float">
            <text:p>100</text:p>
          </table:table-cell>
          <table:table-cell table:style-name="ce142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145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145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132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145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145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145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132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145" office:value-type="float" office:value="43" calcext:value-type="float">
            <text:p>43</text:p>
          </table:table-cell>
          <table:table-cell table:style-name="ce142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145" table:formula="of:=SQRT([.BA21])" office:value-type="float" office:value="6.557438524302" calcext:value-type="float">
            <text:p>6,5574385243</text:p>
          </table:table-cell>
          <table:table-cell table:style-name="ce142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145" table:formula="of:=[.BA21]-[.BG21]" office:value-type="float" office:value="42.9986971534094" calcext:value-type="float">
            <text:p>42,9986971534</text:p>
          </table:table-cell>
          <table:table-cell table:style-name="ce142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132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130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132"/>
          <table:table-cell table:style-name="ce136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142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145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142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132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145" office:value-type="float" office:value="38" calcext:value-type="float">
            <text:p>38</text:p>
          </table:table-cell>
          <table:table-cell table:style-name="ce142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145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145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132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145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145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132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145" office:value-type="float" office:value="29" calcext:value-type="float">
            <text:p>29</text:p>
          </table:table-cell>
          <table:table-cell table:style-name="ce142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145" table:formula="of:=SQRT([.BA22])" office:value-type="float" office:value="5.3851648071345" calcext:value-type="float">
            <text:p>5,3851648071</text:p>
          </table:table-cell>
          <table:table-cell table:style-name="ce142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145" table:formula="of:=[.BA22]-[.BG22]" office:value-type="float" office:value="28.9987701330796" calcext:value-type="float">
            <text:p>28,9987701331</text:p>
          </table:table-cell>
          <table:table-cell table:style-name="ce142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132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142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145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142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132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145" office:value-type="float" office:value="20" calcext:value-type="float">
            <text:p>20</text:p>
          </table:table-cell>
          <table:table-cell table:style-name="ce142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145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145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132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145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145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145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132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145" office:value-type="float" office:value="5" calcext:value-type="float">
            <text:p>5</text:p>
          </table:table-cell>
          <table:table-cell table:style-name="ce142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145" table:formula="of:=SQRT([.BA23])" office:value-type="float" office:value="2.23606797749979" calcext:value-type="float">
            <text:p>2,2360679775</text:p>
          </table:table-cell>
          <table:table-cell table:style-name="ce142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145" table:formula="of:=[.BA23]-[.BG23]" office:value-type="float" office:value="4.99875639349522" calcext:value-type="float">
            <text:p>4,9987563935</text:p>
          </table:table-cell>
          <table:table-cell table:style-name="ce142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132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142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145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142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132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145" office:value-type="float" office:value="9" calcext:value-type="float">
            <text:p>9</text:p>
          </table:table-cell>
          <table:table-cell table:style-name="ce142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145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145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132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145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145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132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145" office:value-type="float" office:value="3" calcext:value-type="float">
            <text:p>3</text:p>
          </table:table-cell>
          <table:table-cell table:style-name="ce142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145" table:formula="of:=SQRT([.BA24])" office:value-type="float" office:value="1.73205080756888" calcext:value-type="float">
            <text:p>1,7320508076</text:p>
          </table:table-cell>
          <table:table-cell table:style-name="ce142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145" table:formula="of:=[.BA24]-[.BG24]" office:value-type="float" office:value="2.99889374185189" calcext:value-type="float">
            <text:p>2,9988937419</text:p>
          </table:table-cell>
          <table:table-cell table:style-name="ce142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132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142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145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142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132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145" office:value-type="float" office:value="6" calcext:value-type="float">
            <text:p>6</text:p>
          </table:table-cell>
          <table:table-cell table:style-name="ce142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145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145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132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145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145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132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145" table:formula="of:=SQRT([.BA25])" office:value-type="float" office:value="1" calcext:value-type="float">
            <text:p>1</text:p>
          </table:table-cell>
          <table:table-cell table:style-name="ce142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145" table:formula="of:=[.BA25]-[.BG25]" office:value-type="float" office:value="0.998781306780749" calcext:value-type="float">
            <text:p>0,9987813068</text:p>
          </table:table-cell>
          <table:table-cell table:style-name="ce142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132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A</text:p>
          </table:table-cell>
          <table:table-cell/>
          <table:table-cell table:style-name="ce130"/>
          <table:table-cell table:style-name="ce132"/>
          <table:table-cell table:style-name="ce136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142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145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142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132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145" office:value-type="float" office:value="4" calcext:value-type="float">
            <text:p>4</text:p>
          </table:table-cell>
          <table:table-cell table:style-name="ce142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145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145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132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145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145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132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145" table:formula="of:=SQRT([.BA26])" office:value-type="float" office:value="1" calcext:value-type="float">
            <text:p>1</text:p>
          </table:table-cell>
          <table:table-cell table:style-name="ce142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145" table:formula="of:=[.BA26]-[.BG26]" office:value-type="float" office:value="0.998778756726552" calcext:value-type="float">
            <text:p>0,9987787567</text:p>
          </table:table-cell>
          <table:table-cell table:style-name="ce142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132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130" office:value-type="float" office:value="49" calcext:value-type="float">
            <text:p>49</text:p>
          </table:table-cell>
          <table:table-cell table:style-name="ce132"/>
          <table:table-cell table:style-name="ce136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142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145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142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132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145" office:value-type="float" office:value="8" calcext:value-type="float">
            <text:p>8</text:p>
          </table:table-cell>
          <table:table-cell table:style-name="ce142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145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145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132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145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145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145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132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145" table:formula="of:=SQRT([.BA27])" office:value-type="float" office:value="0" calcext:value-type="float">
            <text:p>0</text:p>
          </table:table-cell>
          <table:table-cell table:style-name="ce142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145" table:formula="of:=[.BA27]-[.BG27]" office:value-type="float" office:value="-0.00112971833013555" calcext:value-type="float">
            <text:p>-0,0011297183</text:p>
          </table:table-cell>
          <table:table-cell table:style-name="ce142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132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130" office:value-type="float" office:value="120" calcext:value-type="float">
            <text:p>120</text:p>
          </table:table-cell>
          <table:table-cell table:style-name="ce132"/>
          <table:table-cell table:style-name="ce136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142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145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142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132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145" office:value-type="float" office:value="4" calcext:value-type="float">
            <text:p>4</text:p>
          </table:table-cell>
          <table:table-cell table:style-name="ce142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145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145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132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145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145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145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132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145" table:formula="of:=SQRT([.BA28])" office:value-type="float" office:value="1" calcext:value-type="float">
            <text:p>1</text:p>
          </table:table-cell>
          <table:table-cell table:style-name="ce142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145" table:formula="of:=[.BA28]-[.BG28]" office:value-type="float" office:value="0.99870656692415" calcext:value-type="float">
            <text:p>0,9987065669</text:p>
          </table:table-cell>
          <table:table-cell table:style-name="ce142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132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7">
          <table:table-cell table:style-name="ce124"/>
          <table:table-cell/>
          <table:table-cell table:style-name="ce130"/>
          <table:table-cell table:style-name="ce132"/>
          <table:table-cell table:style-name="ce136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142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145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142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132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145" office:value-type="float" office:value="17" calcext:value-type="float">
            <text:p>17</text:p>
          </table:table-cell>
          <table:table-cell table:style-name="ce142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145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145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132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145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145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132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145" office:value-type="float" office:value="1" calcext:value-type="float">
            <text:p>1</text:p>
          </table:table-cell>
          <table:table-cell table:style-name="ce142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145" table:formula="of:=SQRT([.BA29])" office:value-type="float" office:value="1" calcext:value-type="float">
            <text:p>1</text:p>
          </table:table-cell>
          <table:table-cell table:style-name="ce142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145" table:formula="of:=[.BA29]-[.BG29]" office:value-type="float" office:value="0.998761078883435" calcext:value-type="float">
            <text:p>0,9987610789</text:p>
          </table:table-cell>
          <table:table-cell table:style-name="ce142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132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7">
          <table:table-cell table:style-name="ce125" office:value-type="string" calcext:value-type="string">
            <text:p>Detector B</text:p>
          </table:table-cell>
          <table:table-cell/>
          <table:table-cell table:style-name="ce130"/>
          <table:table-cell table:style-name="ce132"/>
          <table:table-cell table:style-name="ce136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142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145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142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132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145" office:value-type="float" office:value="43" calcext:value-type="float">
            <text:p>43</text:p>
          </table:table-cell>
          <table:table-cell table:style-name="ce142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145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145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132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145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145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145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132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145" office:value-type="float" office:value="7" calcext:value-type="float">
            <text:p>7</text:p>
          </table:table-cell>
          <table:table-cell table:style-name="ce142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145" table:formula="of:=SQRT([.BA30])" office:value-type="float" office:value="2.64575131106459" calcext:value-type="float">
            <text:p>2,6457513111</text:p>
          </table:table-cell>
          <table:table-cell table:style-name="ce142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145" table:formula="of:=[.BA30]-[.BG30]" office:value-type="float" office:value="6.99877509389265" calcext:value-type="float">
            <text:p>6,9987750939</text:p>
          </table:table-cell>
          <table:table-cell table:style-name="ce142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132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7">
          <table:table-cell table:style-name="ce124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130" office:value-type="float" office:value="51" calcext:value-type="float">
            <text:p>51</text:p>
          </table:table-cell>
          <table:table-cell table:style-name="ce132"/>
          <table:table-cell table:style-name="ce136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142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145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142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132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145" office:value-type="float" office:value="105" calcext:value-type="float">
            <text:p>105</text:p>
          </table:table-cell>
          <table:table-cell table:style-name="ce142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145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145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132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145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145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145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132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145" office:value-type="float" office:value="21" calcext:value-type="float">
            <text:p>21</text:p>
          </table:table-cell>
          <table:table-cell table:style-name="ce142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145" table:formula="of:=SQRT([.BA31])" office:value-type="float" office:value="4.58257569495584" calcext:value-type="float">
            <text:p>4,582575695</text:p>
          </table:table-cell>
          <table:table-cell table:style-name="ce142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145" table:formula="of:=[.BA31]-[.BG31]" office:value-type="float" office:value="20.9987365264994" calcext:value-type="float">
            <text:p>20,9987365265</text:p>
          </table:table-cell>
          <table:table-cell table:style-name="ce142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132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7">
          <table:table-cell table:style-name="ce126" office:value-type="string" calcext:value-type="string">
            <text:p>ROI net</text:p>
          </table:table-cell>
          <table:table-cell table:style-name="ce128" office:value-type="float" office:value="847" calcext:value-type="float">
            <text:p>847</text:p>
          </table:table-cell>
          <table:table-cell table:style-name="ce131" office:value-type="float" office:value="118" calcext:value-type="float">
            <text:p>118</text:p>
          </table:table-cell>
          <table:table-cell table:style-name="ce132"/>
          <table:table-cell table:style-name="ce136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142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145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142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132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145" office:value-type="float" office:value="173" calcext:value-type="float">
            <text:p>173</text:p>
          </table:table-cell>
          <table:table-cell table:style-name="ce142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145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145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132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145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145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145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132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145" office:value-type="float" office:value="32" calcext:value-type="float">
            <text:p>32</text:p>
          </table:table-cell>
          <table:table-cell table:style-name="ce142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145" table:formula="of:=SQRT([.BA32])" office:value-type="float" office:value="5.65685424949238" calcext:value-type="float">
            <text:p>5,6568542495</text:p>
          </table:table-cell>
          <table:table-cell table:style-name="ce142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145" table:formula="of:=[.BA32]-[.BG32]" office:value-type="float" office:value="31.9987446800247" calcext:value-type="float">
            <text:p>31,99874468</text:p>
          </table:table-cell>
          <table:table-cell table:style-name="ce142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132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142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145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142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132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145" office:value-type="float" office:value="245" calcext:value-type="float">
            <text:p>245</text:p>
          </table:table-cell>
          <table:table-cell table:style-name="ce142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145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145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132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145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145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145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132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145" office:value-type="float" office:value="67" calcext:value-type="float">
            <text:p>67</text:p>
          </table:table-cell>
          <table:table-cell table:style-name="ce142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145" table:formula="of:=SQRT([.BA33])" office:value-type="float" office:value="8.18535277187245" calcext:value-type="float">
            <text:p>8,1853527719</text:p>
          </table:table-cell>
          <table:table-cell table:style-name="ce142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145" table:formula="of:=[.BA33]-[.BG33]" office:value-type="float" office:value="66.9987535458556" calcext:value-type="float">
            <text:p>66,9987535459</text:p>
          </table:table-cell>
          <table:table-cell table:style-name="ce142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132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142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145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142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132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145" office:value-type="float" office:value="320" calcext:value-type="float">
            <text:p>320</text:p>
          </table:table-cell>
          <table:table-cell table:style-name="ce142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145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145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132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145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145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145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132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145" office:value-type="float" office:value="86" calcext:value-type="float">
            <text:p>86</text:p>
          </table:table-cell>
          <table:table-cell table:style-name="ce142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145" table:formula="of:=SQRT([.BA34])" office:value-type="float" office:value="9.2736184954957" calcext:value-type="float">
            <text:p>9,2736184955</text:p>
          </table:table-cell>
          <table:table-cell table:style-name="ce142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145" table:formula="of:=[.BA34]-[.BG34]" office:value-type="float" office:value="85.9986512033639" calcext:value-type="float">
            <text:p>85,9986512034</text:p>
          </table:table-cell>
          <table:table-cell table:style-name="ce142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132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142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145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142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132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145" office:value-type="float" office:value="359" calcext:value-type="float">
            <text:p>359</text:p>
          </table:table-cell>
          <table:table-cell table:style-name="ce142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145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145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132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45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145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145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132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145" office:value-type="float" office:value="102" calcext:value-type="float">
            <text:p>102</text:p>
          </table:table-cell>
          <table:table-cell table:style-name="ce142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145" table:formula="of:=SQRT([.BA35])" office:value-type="float" office:value="10.0995049383621" calcext:value-type="float">
            <text:p>10,0995049384</text:p>
          </table:table-cell>
          <table:table-cell table:style-name="ce142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145" table:formula="of:=[.BA35]-[.BG35]" office:value-type="float" office:value="101.998815825112" calcext:value-type="float">
            <text:p>101,9988158251</text:p>
          </table:table-cell>
          <table:table-cell table:style-name="ce142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132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142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145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142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132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145" office:value-type="float" office:value="366" calcext:value-type="float">
            <text:p>366</text:p>
          </table:table-cell>
          <table:table-cell table:style-name="ce142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145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145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132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145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145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145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132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145" office:value-type="float" office:value="136" calcext:value-type="float">
            <text:p>136</text:p>
          </table:table-cell>
          <table:table-cell table:style-name="ce142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145" table:formula="of:=SQRT([.BA36])" office:value-type="float" office:value="11.6619037896906" calcext:value-type="float">
            <text:p>11,6619037897</text:p>
          </table:table-cell>
          <table:table-cell table:style-name="ce142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145" table:formula="of:=[.BA36]-[.BG36]" office:value-type="float" office:value="135.998726228143" calcext:value-type="float">
            <text:p>135,9987262281</text:p>
          </table:table-cell>
          <table:table-cell table:style-name="ce142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132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142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145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142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132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145" office:value-type="float" office:value="280" calcext:value-type="float">
            <text:p>280</text:p>
          </table:table-cell>
          <table:table-cell table:style-name="ce142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145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145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132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145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145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145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132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145" office:value-type="float" office:value="107" calcext:value-type="float">
            <text:p>107</text:p>
          </table:table-cell>
          <table:table-cell table:style-name="ce142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145" table:formula="of:=SQRT([.BA37])" office:value-type="float" office:value="10.3440804327886" calcext:value-type="float">
            <text:p>10,3440804328</text:p>
          </table:table-cell>
          <table:table-cell table:style-name="ce142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145" table:formula="of:=[.BA37]-[.BG37]" office:value-type="float" office:value="106.99870219495" calcext:value-type="float">
            <text:p>106,998702195</text:p>
          </table:table-cell>
          <table:table-cell table:style-name="ce142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132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142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145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142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132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145" office:value-type="float" office:value="183" calcext:value-type="float">
            <text:p>183</text:p>
          </table:table-cell>
          <table:table-cell table:style-name="ce142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145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145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132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145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145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145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132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145" office:value-type="float" office:value="68" calcext:value-type="float">
            <text:p>68</text:p>
          </table:table-cell>
          <table:table-cell table:style-name="ce142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145" table:formula="of:=SQRT([.BA38])" office:value-type="float" office:value="8.24621125123532" calcext:value-type="float">
            <text:p>8,2462112512</text:p>
          </table:table-cell>
          <table:table-cell table:style-name="ce142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145" table:formula="of:=[.BA38]-[.BG38]" office:value-type="float" office:value="67.9988644328491" calcext:value-type="float">
            <text:p>67,9988644328</text:p>
          </table:table-cell>
          <table:table-cell table:style-name="ce142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132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142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145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142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132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145" office:value-type="float" office:value="111" calcext:value-type="float">
            <text:p>111</text:p>
          </table:table-cell>
          <table:table-cell table:style-name="ce142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145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145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132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145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145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145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132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145" office:value-type="float" office:value="31" calcext:value-type="float">
            <text:p>31</text:p>
          </table:table-cell>
          <table:table-cell table:style-name="ce142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145" table:formula="of:=SQRT([.BA39])" office:value-type="float" office:value="5.56776436283002" calcext:value-type="float">
            <text:p>5,5677643628</text:p>
          </table:table-cell>
          <table:table-cell table:style-name="ce142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145" table:formula="of:=[.BA39]-[.BG39]" office:value-type="float" office:value="30.9987987392741" calcext:value-type="float">
            <text:p>30,9987987393</text:p>
          </table:table-cell>
          <table:table-cell table:style-name="ce142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132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142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145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142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132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145" office:value-type="float" office:value="65" calcext:value-type="float">
            <text:p>65</text:p>
          </table:table-cell>
          <table:table-cell table:style-name="ce142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145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145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132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145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145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132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145" office:value-type="float" office:value="17" calcext:value-type="float">
            <text:p>17</text:p>
          </table:table-cell>
          <table:table-cell table:style-name="ce142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145" table:formula="of:=SQRT([.BA40])" office:value-type="float" office:value="4.12310562561766" calcext:value-type="float">
            <text:p>4,1231056256</text:p>
          </table:table-cell>
          <table:table-cell table:style-name="ce142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145" table:formula="of:=[.BA40]-[.BG40]" office:value-type="float" office:value="16.9988614601602" calcext:value-type="float">
            <text:p>16,9988614602</text:p>
          </table:table-cell>
          <table:table-cell table:style-name="ce142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132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142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145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142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132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145" office:value-type="float" office:value="29" calcext:value-type="float">
            <text:p>29</text:p>
          </table:table-cell>
          <table:table-cell table:style-name="ce142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145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145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132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145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145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145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132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145" office:value-type="float" office:value="6" calcext:value-type="float">
            <text:p>6</text:p>
          </table:table-cell>
          <table:table-cell table:style-name="ce142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145" table:formula="of:=SQRT([.BA41])" office:value-type="float" office:value="2.44948974278318" calcext:value-type="float">
            <text:p>2,4494897428</text:p>
          </table:table-cell>
          <table:table-cell table:style-name="ce142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145" table:formula="of:=[.BA41]-[.BG41]" office:value-type="float" office:value="5.99876055652597" calcext:value-type="float">
            <text:p>5,9987605565</text:p>
          </table:table-cell>
          <table:table-cell table:style-name="ce142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132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142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145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142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132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145" office:value-type="float" office:value="12" calcext:value-type="float">
            <text:p>12</text:p>
          </table:table-cell>
          <table:table-cell table:style-name="ce142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145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145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132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145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145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145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132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145" office:value-type="float" office:value="0" calcext:value-type="float">
            <text:p>0</text:p>
          </table:table-cell>
          <table:table-cell table:style-name="ce142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145" table:formula="of:=SQRT([.BA42])" office:value-type="float" office:value="0" calcext:value-type="float">
            <text:p>0</text:p>
          </table:table-cell>
          <table:table-cell table:style-name="ce142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145" table:formula="of:=[.BA42]-[.BG42]" office:value-type="float" office:value="-0.00109104329961128" calcext:value-type="float">
            <text:p>-0,0010910433</text:p>
          </table:table-cell>
          <table:table-cell table:style-name="ce142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132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132"/>
          <table:table-cell table:style-name="ce136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142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145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142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132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145" office:value-type="float" office:value="7" calcext:value-type="float">
            <text:p>7</text:p>
          </table:table-cell>
          <table:table-cell table:style-name="ce142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145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145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132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145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145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145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132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145" office:value-type="float" office:value="3" calcext:value-type="float">
            <text:p>3</text:p>
          </table:table-cell>
          <table:table-cell table:style-name="ce142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145" table:formula="of:=SQRT([.BA43])" office:value-type="float" office:value="1.73205080756888" calcext:value-type="float">
            <text:p>1,7320508076</text:p>
          </table:table-cell>
          <table:table-cell table:style-name="ce142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145" table:formula="of:=[.BA43]-[.BG43]" office:value-type="float" office:value="2.99886413684653" calcext:value-type="float">
            <text:p>2,9988641368</text:p>
          </table:table-cell>
          <table:table-cell table:style-name="ce142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132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132"/>
          <table:table-cell table:style-name="ce137" office:value-type="float" office:value="360" calcext:value-type="float">
            <text:p>360</text:p>
          </table:table-cell>
          <table:table-cell table:style-name="ce134" office:value-type="float" office:value="1390" calcext:value-type="float">
            <text:p>1390</text:p>
          </table:table-cell>
          <table:table-cell table:style-name="ce134" office:value-type="float" office:value="1514" calcext:value-type="float">
            <text:p>1514</text:p>
          </table:table-cell>
          <table:table-cell table:style-name="ce134" office:value-type="float" office:value="198" calcext:value-type="float">
            <text:p>198</text:p>
          </table:table-cell>
          <table:table-cell table:style-name="ce143" table:formula="of:=SQRT([.F44])" office:value-type="float" office:value="37.2827037646145" calcext:value-type="float">
            <text:p>37,2827037646</text:p>
          </table:table-cell>
          <table:table-cell table:style-name="ce134" table:formula="of:=SQRT([.G44])" office:value-type="float" office:value="38.9101529166874" calcext:value-type="float">
            <text:p>38,9101529167</text:p>
          </table:table-cell>
          <table:table-cell table:style-name="ce146" table:formula="of:=SQRT([.H44])" office:value-type="float" office:value="14.0712472794703" calcext:value-type="float">
            <text:p>14,0712472795</text:p>
          </table:table-cell>
          <table:table-cell table:style-name="ce134" table:formula="of:=[.F44]*[.$B$6]" office:value-type="float" office:value="991.324996674205" calcext:value-type="float">
            <text:p>991,3249966742</text:p>
          </table:table-cell>
          <table:table-cell table:style-name="ce134" table:formula="of:=[.G44]*[.$B$7]" office:value-type="float" office:value="1134.54899497487" calcext:value-type="float">
            <text:p>1134,5489949749</text:p>
          </table:table-cell>
          <table:table-cell table:style-name="ce143" table:formula="of:=2*[.L44]*[.M44]*[.$B$5]/[.$G$4]" office:value-type="float" office:value="0.0140588347333774" calcext:value-type="float">
            <text:p>0,0140588347</text:p>
          </table:table-cell>
          <table:table-cell table:style-name="ce146" table:formula="of:=[.H44]-[.N44]" office:value-type="float" office:value="197.985941165267" calcext:value-type="float">
            <text:p>197,9859411653</text:p>
          </table:table-cell>
          <table:table-cell table:style-name="ce143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134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134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144" table:formula="of:=SQRT([.R44]*[.R44]+[.K44]*[.K44])" office:value-type="float" office:value="14.0712473053895" calcext:value-type="float">
            <text:p>14,0712473054</text:p>
          </table:table-cell>
          <table:table-cell table:style-name="ce134" office:value-type="float" office:value="360" calcext:value-type="float">
            <text:p>360</text:p>
          </table:table-cell>
          <table:table-cell table:style-name="ce134" office:value-type="float" office:value="1341" calcext:value-type="float">
            <text:p>1341</text:p>
          </table:table-cell>
          <table:table-cell table:style-name="ce134" office:value-type="float" office:value="1467" calcext:value-type="float">
            <text:p>1467</text:p>
          </table:table-cell>
          <table:table-cell table:style-name="ce146" office:value-type="float" office:value="4" calcext:value-type="float">
            <text:p>4</text:p>
          </table:table-cell>
          <table:table-cell table:style-name="ce143" table:formula="of:=SQRT([.U44])" office:value-type="float" office:value="36.6196668472011" calcext:value-type="float">
            <text:p>36,6196668472</text:p>
          </table:table-cell>
          <table:table-cell table:style-name="ce134" table:formula="of:=SQRT([.V44])" office:value-type="float" office:value="38.3014360044111" calcext:value-type="float">
            <text:p>38,3014360044</text:p>
          </table:table-cell>
          <table:table-cell table:style-name="ce146" table:formula="of:=SQRT([.W44])" office:value-type="float" office:value="2" calcext:value-type="float">
            <text:p>2</text:p>
          </table:table-cell>
          <table:table-cell table:style-name="ce134" table:formula="of:=[.U44]*[.$B$6]" office:value-type="float" office:value="956.379007582812" calcext:value-type="float">
            <text:p>956,3790075828</text:p>
          </table:table-cell>
          <table:table-cell table:style-name="ce134" table:formula="of:=[.V44]*[.$B$7]" office:value-type="float" office:value="1099.32851758794" calcext:value-type="float">
            <text:p>1099,3285175879</text:p>
          </table:table-cell>
          <table:table-cell table:style-name="ce134" table:formula="of:=2*[.AA44]*[.AB44]*[.$B$5]/[.$G$4]" office:value-type="float" office:value="0.013142183958228" calcext:value-type="float">
            <text:p>0,013142184</text:p>
          </table:table-cell>
          <table:table-cell table:style-name="ce146" table:formula="of:=[.W44]-[.AC44]" office:value-type="float" office:value="3.98685781604177" calcext:value-type="float">
            <text:p>3,986857816</text:p>
          </table:table-cell>
          <table:table-cell table:style-name="ce134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134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134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144" table:formula="of:=SQRT([.AG44]*[.AG44]+[.Z44]*[.Z44])" office:value-type="float" office:value="2.00000016226438" calcext:value-type="float">
            <text:p>2,0000001623</text:p>
          </table:table-cell>
          <table:table-cell table:style-name="ce134" office:value-type="float" office:value="360" calcext:value-type="float">
            <text:p>360</text:p>
          </table:table-cell>
          <table:table-cell table:style-name="ce134" office:value-type="float" office:value="1371" calcext:value-type="float">
            <text:p>1371</text:p>
          </table:table-cell>
          <table:table-cell table:style-name="ce134" office:value-type="float" office:value="1404" calcext:value-type="float">
            <text:p>1404</text:p>
          </table:table-cell>
          <table:table-cell table:style-name="ce146" office:value-type="float" office:value="1" calcext:value-type="float">
            <text:p>1</text:p>
          </table:table-cell>
          <table:table-cell table:style-name="ce134" table:formula="of:=SQRT([.AJ44])" office:value-type="float" office:value="37.0270171631472" calcext:value-type="float">
            <text:p>37,0270171631</text:p>
          </table:table-cell>
          <table:table-cell table:style-name="ce134" table:formula="of:=SQRT([.AK44])" office:value-type="float" office:value="37.4699879903904" calcext:value-type="float">
            <text:p>37,4699879904</text:p>
          </table:table-cell>
          <table:table-cell table:style-name="ce146" table:formula="of:=SQRT([.AL44])" office:value-type="float" office:value="1" calcext:value-type="float">
            <text:p>1</text:p>
          </table:table-cell>
          <table:table-cell table:style-name="ce134" table:formula="of:=[.AJ44]*[.$B$6]" office:value-type="float" office:value="977.774511108155" calcext:value-type="float">
            <text:p>977,7745111082</text:p>
          </table:table-cell>
          <table:table-cell table:style-name="ce134" table:formula="of:=[.AK44]*[.$B$7]" office:value-type="float" office:value="1052.11809045226" calcext:value-type="float">
            <text:p>1052,1180904523</text:p>
          </table:table-cell>
          <table:table-cell table:style-name="ce134" table:formula="of:=2*[.AP44]*[.AQ44]*[.$B$5]/[.$G$4]" office:value-type="float" office:value="0.0128591781440001" calcext:value-type="float">
            <text:p>0,0128591781</text:p>
          </table:table-cell>
          <table:table-cell table:style-name="ce146" table:formula="of:=[.AL44]-[.AR44]" office:value-type="float" office:value="0.987140821856" calcext:value-type="float">
            <text:p>0,9871408219</text:p>
          </table:table-cell>
          <table:table-cell table:style-name="ce134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134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134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144" table:formula="of:=SQRT([.AV44]*[.AV44]+[.AO44]*[.AO44])" office:value-type="float" office:value="1.00000029428407" calcext:value-type="float">
            <text:p>1,0000002943</text:p>
          </table:table-cell>
          <table:table-cell table:style-name="ce134" office:value-type="float" office:value="360" calcext:value-type="float">
            <text:p>360</text:p>
          </table:table-cell>
          <table:table-cell table:style-name="ce134" office:value-type="float" office:value="897" calcext:value-type="float">
            <text:p>897</text:p>
          </table:table-cell>
          <table:table-cell table:style-name="ce134" office:value-type="float" office:value="798" calcext:value-type="float">
            <text:p>798</text:p>
          </table:table-cell>
          <table:table-cell table:style-name="ce146" office:value-type="float" office:value="0" calcext:value-type="float">
            <text:p>0</text:p>
          </table:table-cell>
          <table:table-cell table:style-name="ce143" table:formula="of:=SQRT([.AY44])" office:value-type="float" office:value="29.9499582637439" calcext:value-type="float">
            <text:p>29,9499582637</text:p>
          </table:table-cell>
          <table:table-cell table:style-name="ce134" table:formula="of:=SQRT([.AZ44])" office:value-type="float" office:value="28.2488937836511" calcext:value-type="float">
            <text:p>28,2488937837</text:p>
          </table:table-cell>
          <table:table-cell table:style-name="ce146" table:formula="of:=SQRT([.BA44])" office:value-type="float" office:value="0" calcext:value-type="float">
            <text:p>0</text:p>
          </table:table-cell>
          <table:table-cell table:style-name="ce143" table:formula="of:=[.AY44]*[.$B$21]" office:value-type="float" office:value="340.632911392405" calcext:value-type="float">
            <text:p>340,6329113924</text:p>
          </table:table-cell>
          <table:table-cell table:style-name="ce134" table:formula="of:=[.AZ44]*[.$B$22]" office:value-type="float" office:value="266.104724409449" calcext:value-type="float">
            <text:p>266,1047244094</text:p>
          </table:table-cell>
          <table:table-cell table:style-name="ce134" table:formula="of:=2*[.BE44]*[.BF44]*[.$B$5]/[.$G$4]" office:value-type="float" office:value="0.0011330503376358" calcext:value-type="float">
            <text:p>0,0011330503</text:p>
          </table:table-cell>
          <table:table-cell table:style-name="ce146" table:formula="of:=[.BA44]-[.BG44]" office:value-type="float" office:value="-0.0011330503376358" calcext:value-type="float">
            <text:p>-0,0011330503</text:p>
          </table:table-cell>
          <table:table-cell table:style-name="ce143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134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134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144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11">
          <table:table-cell table:number-columns-repeated="4"/>
          <table:table-cell table:style-name="ce133" office:value-type="string" calcext:value-type="string">
            <text:p>Posiçao 1 – 1.27cm</text:p>
          </table:table-cell>
          <table:table-cell table:number-columns-repeated="10"/>
          <table:table-cell table:style-name="ce133" office:value-type="string" calcext:value-type="string">
            <text:p>Posiçao 2 – 2.54cm</text:p>
          </table:table-cell>
          <table:table-cell table:number-columns-repeated="10"/>
          <table:table-cell table:style-name="ce133" office:value-type="string" calcext:value-type="string">
            <text:p>Posiçao 3 – 3.81cm</text:p>
          </table:table-cell>
          <table:table-cell table:number-columns-repeated="10"/>
          <table:table-cell table:style-name="ce133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138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49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56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7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167"/>
          <table:table-cell table:style-name="ce140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161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139" office:value-type="string" calcext:value-type="string">
            <text:p>Φ (˚)</text:p>
          </table:table-cell>
          <table:table-cell table:style-name="ce141" office:value-type="string" calcext:value-type="string">
            <text:p>RA (s^-1)</text:p>
          </table:table-cell>
          <table:table-cell table:style-name="ce138" office:value-type="string" calcext:value-type="string">
            <text:p>RB (s^-1)</text:p>
          </table:table-cell>
          <table:table-cell table:style-name="ce138" office:value-type="string" calcext:value-type="string">
            <text:p>RC (s^-1)</text:p>
          </table:table-cell>
          <table:table-cell table:style-name="ce138" office:value-type="string" calcext:value-type="string">
            <text:p>eRA (s^-1)</text:p>
          </table:table-cell>
          <table:table-cell table:style-name="ce138" office:value-type="string" calcext:value-type="string">
            <text:p>eRB (s^-1)</text:p>
          </table:table-cell>
          <table:table-cell table:style-name="ce147" office:value-type="string" calcext:value-type="string">
            <text:p>eRC (s^-1)</text:p>
          </table:table-cell>
          <table:table-cell table:style-name="ce150" office:value-type="string" calcext:value-type="string">
            <text:p>Φ (˚)</text:p>
          </table:table-cell>
          <table:table-cell table:style-name="ce138" office:value-type="string" calcext:value-type="string">
            <text:p>RC (s^-1)</text:p>
          </table:table-cell>
          <table:table-cell table:style-name="ce138" office:value-type="string" calcext:value-type="string">
            <text:p>e Φ (˚)</text:p>
          </table:table-cell>
          <table:table-cell table:style-name="ce153" office:value-type="string" calcext:value-type="string">
            <text:p>eRC (s^-1)</text:p>
          </table:table-cell>
          <table:table-cell table:style-name="ce157" office:value-type="string" calcext:value-type="string">
            <text:p>Φ (˚)</text:p>
          </table:table-cell>
          <table:table-cell table:style-name="ce138" office:value-type="string" calcext:value-type="string">
            <text:p>RA (s^-1)</text:p>
          </table:table-cell>
          <table:table-cell table:style-name="ce138" office:value-type="string" calcext:value-type="string">
            <text:p>RB (s^-1)</text:p>
          </table:table-cell>
          <table:table-cell table:style-name="ce138" office:value-type="string" calcext:value-type="string">
            <text:p>RC (s^-1)</text:p>
          </table:table-cell>
          <table:table-cell table:style-name="ce138" office:value-type="string" calcext:value-type="string">
            <text:p>eRA (s^-1)</text:p>
          </table:table-cell>
          <table:table-cell table:style-name="ce138" office:value-type="string" calcext:value-type="string">
            <text:p>eRB (s^-1)</text:p>
          </table:table-cell>
          <table:table-cell table:style-name="ce138" office:value-type="string" calcext:value-type="string">
            <text:p>eRC (s^-1)</text:p>
          </table:table-cell>
          <table:table-cell table:style-name="ce162" office:value-type="string" calcext:value-type="string">
            <text:p>Φ (˚)</text:p>
          </table:table-cell>
          <table:table-cell table:style-name="ce13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5" office:value-type="string" calcext:value-type="string">
            <text:p>eRC (s^-1)</text:p>
          </table:table-cell>
          <table:table-cell table:style-name="ce16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1" office:value-type="string" calcext:value-type="string">
            <text:p>eRC (s^-1)</text:p>
          </table:table-cell>
          <table:table-cell table:style-name="ce172" office:value-type="string" calcext:value-type="string">
            <text:p>Φ (˚)</text:p>
          </table:table-cell>
          <table:table-cell table:style-name="ce13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65" office:value-type="string" calcext:value-type="string">
            <text:p>eRC (s^-1)</text:p>
          </table:table-cell>
          <table:table-cell table:style-name="ce168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171" office:value-type="string" calcext:value-type="string">
            <text:p>eRC (s^-1)</text:p>
          </table:table-cell>
          <table:table-cell table:style-name="ce173" office:value-type="string" calcext:value-type="string">
            <text:p>Φ (˚)</text:p>
          </table:table-cell>
          <table:table-cell table:style-name="ce134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132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0" calcext:value-type="float">
            <text:p>0</text:p>
          </table:table-cell>
          <table:table-cell table:style-name="ce142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145" table:formula="of:=[.S8]/[.$G$4]" office:value-type="float" office:value="0.34731110032579" calcext:value-type="float">
            <text:p>0,3473111003</text:p>
          </table:table-cell>
          <table:table-cell table:style-name="ce151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4731110032579" calcext:value-type="float">
            <text:p>0,3473111003</text:p>
          </table:table-cell>
          <table:table-cell table:style-name="ce158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163" office:value-type="float" office:value="0" calcext:value-type="float">
            <text:p>0</text:p>
          </table:table-cell>
          <table:table-cell table:style-name="ce148" office:value-type="float" office:value="0.0246430370966379" calcext:value-type="float">
            <text:p>0,0246430371</text:p>
          </table:table-cell>
          <table:table-cell table:style-name="ce148" office:value-type="float" office:value="0" calcext:value-type="float">
            <text:p>0</text:p>
          </table:table-cell>
          <table:table-cell table:style-name="ce166" office:value-type="float" office:value="0.0250000092869542" calcext:value-type="float">
            <text:p>0,0250000093</text:p>
          </table:table-cell>
          <table:table-cell table:style-name="ce169" office:value-type="float" office:value="0" calcext:value-type="float">
            <text:p>0</text:p>
          </table:table-cell>
          <table:table-cell table:style-name="ce148" table:formula="of:=[.AP8]/[.$G$4]" office:value-type="float" office:value="24.016452707197" calcext:value-type="float">
            <text:p>24,0164527072</text:p>
          </table:table-cell>
          <table:table-cell table:style-name="ce148" table:formula="of:=[.AQ8]/[.$G$4]" office:value-type="float" office:value="27.0335898241206" calcext:value-type="float">
            <text:p>27,0335898241</text:p>
          </table:table-cell>
          <table:table-cell table:style-name="ce148" table:formula="of:=[.AS8]/[.$G$4]" office:value-type="float" office:value="0.0246753745342416" calcext:value-type="float">
            <text:p>0,0246753745</text:p>
          </table:table-cell>
          <table:table-cell table:style-name="ce148" table:formula="of:=[.AT8]/[.$G$4]" office:value-type="float" office:value="1.03207095219675" calcext:value-type="float">
            <text:p>1,0320709522</text:p>
          </table:table-cell>
          <table:table-cell table:style-name="ce148" table:formula="of:=[.AU8]/[.$G$4]" office:value-type="float" office:value="1.09151426663534" calcext:value-type="float">
            <text:p>1,0915142666</text:p>
          </table:table-cell>
          <table:table-cell table:style-name="ce148" table:formula="of:=[.AW8]/[.$G$4]" office:value-type="float" office:value="0.0250000077894238" calcext:value-type="float">
            <text:p>0,0250000078</text:p>
          </table:table-cell>
          <table:table-cell table:style-name="ce163" office:value-type="float" office:value="0" calcext:value-type="float">
            <text:p>0</text:p>
          </table:table-cell>
          <table:table-cell table:style-name="ce148" office:value-type="float" office:value="0.0246753745342416" calcext:value-type="float">
            <text:p>0,0246753745</text:p>
          </table:table-cell>
          <table:table-cell table:style-name="ce148" office:value-type="float" office:value="0" calcext:value-type="float">
            <text:p>0</text:p>
          </table:table-cell>
          <table:table-cell table:style-name="ce166" office:value-type="float" office:value="0.0250000077894238" calcext:value-type="float">
            <text:p>0,0250000078</text:p>
          </table:table-cell>
          <table:table-cell table:style-name="ce169" office:value-type="float" office:value="0" calcext:value-type="float">
            <text:p>0</text:p>
          </table:table-cell>
          <table:table-cell table:style-name="ce148" table:formula="of:=[.BE8]/[.$AZ$5]" office:value-type="float" office:value="3.55696202531646" calcext:value-type="float">
            <text:p>3,5569620253</text:p>
          </table:table-cell>
          <table:table-cell table:style-name="ce148" table:formula="of:=[.BF8]/[.$AZ$5]" office:value-type="float" office:value="3.13086176727909" calcext:value-type="float">
            <text:p>3,1308617673</text:p>
          </table:table-cell>
          <table:table-cell table:style-name="ce148" table:formula="of:=[.BH8]/[.$AZ$5]" office:value-type="float" office:value="-0.0000125284009643178" calcext:value-type="float">
            <text:p>-1,25284009643178E-005</text:p>
          </table:table-cell>
          <table:table-cell table:style-name="ce148" table:formula="of:=[.BI8]/[.$AZ$5]" office:value-type="float" office:value="0.319711426356666" calcext:value-type="float">
            <text:p>0,3197114264</text:p>
          </table:table-cell>
          <table:table-cell table:style-name="ce148" table:formula="of:=[.BJ8]/[.$AZ$5]" office:value-type="float" office:value="0.324002377266015" calcext:value-type="float">
            <text:p>0,3240023773</text:p>
          </table:table-cell>
          <table:table-cell table:style-name="ce148" table:formula="of:=[.BL8]/[.$AZ$5]" office:value-type="float" office:value="0.00000172723023056858" calcext:value-type="float">
            <text:p>1,72723023056858E-006</text:p>
          </table:table-cell>
          <table:table-cell table:style-name="ce163" office:value-type="float" office:value="0" calcext:value-type="float">
            <text:p>0</text:p>
          </table:table-cell>
          <table:table-cell table:style-name="ce148" office:value-type="float" office:value="-0.0000528750053579349" calcext:value-type="float">
            <text:p>-0,000052875</text:p>
          </table:table-cell>
          <table:table-cell table:style-name="ce148" office:value-type="float" office:value="0" calcext:value-type="float">
            <text:p>0</text:p>
          </table:table-cell>
          <table:table-cell table:style-name="ce160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0" calcext:value-type="float">
            <text:p>10</text:p>
          </table:table-cell>
          <table:table-cell table:style-name="ce142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145" table:formula="of:=[.S9]/[.$G$4]" office:value-type="float" office:value="0.369120577075331" calcext:value-type="float">
            <text:p>0,3691205771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9120577075331" calcext:value-type="float">
            <text:p>0,3691205771</text:p>
          </table:table-cell>
          <table:table-cell table:style-name="ce145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79972512" calcext:value-type="float">
            <text:p>0,025000008</text:p>
          </table:table-cell>
          <table:table-cell table:style-name="ce145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55874858" calcext:value-type="float">
            <text:p>0,0433012756</text:p>
          </table:table-cell>
          <table:table-cell table:style-name="ce145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142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0" calcext:value-type="float">
            <text:p>20</text:p>
          </table:table-cell>
          <table:table-cell table:style-name="ce142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145" table:formula="of:=[.S10]/[.$G$4]" office:value-type="float" office:value="0.368272997191585" calcext:value-type="float">
            <text:p>0,3682729972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8272997191585" calcext:value-type="float">
            <text:p>0,3682729972</text:p>
          </table:table-cell>
          <table:table-cell table:style-name="ce145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866025433116736" calcext:value-type="float">
            <text:p>0,0866025433</text:p>
          </table:table-cell>
          <table:table-cell table:style-name="ce145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59017043425993" calcext:value-type="float">
            <text:p>0,0559017043</text:p>
          </table:table-cell>
          <table:table-cell table:style-name="ce145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142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0" calcext:value-type="float">
            <text:p>30</text:p>
          </table:table-cell>
          <table:table-cell table:style-name="ce142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145" table:formula="of:=[.S11]/[.$G$4]" office:value-type="float" office:value="0.383242743514584" calcext:value-type="float">
            <text:p>0,3832427435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3242743514584" calcext:value-type="float">
            <text:p>0,3832427435</text:p>
          </table:table-cell>
          <table:table-cell table:style-name="ce145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36930641297604" calcext:value-type="float">
            <text:p>0,1369306413</text:p>
          </table:table-cell>
          <table:table-cell table:style-name="ce145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60843307" calcext:value-type="float">
            <text:p>0,0353553461</text:p>
          </table:table-cell>
          <table:table-cell table:style-name="ce145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142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40" calcext:value-type="float">
            <text:p>40</text:p>
          </table:table-cell>
          <table:table-cell table:style-name="ce142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145" table:formula="of:=[.S12]/[.$G$4]" office:value-type="float" office:value="0.382426464143288" calcext:value-type="float">
            <text:p>0,3824264641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2426464143288" calcext:value-type="float">
            <text:p>0,3824264641</text:p>
          </table:table-cell>
          <table:table-cell table:style-name="ce145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96850198239959" calcext:value-type="float">
            <text:p>0,1968501982</text:p>
          </table:table-cell>
          <table:table-cell table:style-name="ce145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109724591" calcext:value-type="float">
            <text:p>0,025000011</text:p>
          </table:table-cell>
          <table:table-cell table:style-name="ce145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142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50" calcext:value-type="float">
            <text:p>50</text:p>
          </table:table-cell>
          <table:table-cell table:style-name="ce142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145" table:formula="of:=[.S13]/[.$G$4]" office:value-type="float" office:value="0.41003048720977" calcext:value-type="float">
            <text:p>0,4100304872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003048720977" calcext:value-type="float">
            <text:p>0,4100304872</text:p>
          </table:table-cell>
          <table:table-cell table:style-name="ce145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69258241516268" calcext:value-type="float">
            <text:p>0,2692582415</text:p>
          </table:table-cell>
          <table:table-cell table:style-name="ce145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9056946179913" calcext:value-type="float">
            <text:p>0,0790569462</text:p>
          </table:table-cell>
          <table:table-cell table:style-name="ce145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142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60" calcext:value-type="float">
            <text:p>60</text:p>
          </table:table-cell>
          <table:table-cell table:style-name="ce142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145" table:formula="of:=[.S14]/[.$G$4]" office:value-type="float" office:value="0.434453680459694" calcext:value-type="float">
            <text:p>0,434453680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34453680459694" calcext:value-type="float">
            <text:p>0,4344536805</text:p>
          </table:table-cell>
          <table:table-cell table:style-name="ce145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19178634452151" calcext:value-type="float">
            <text:p>0,3191786345</text:p>
          </table:table-cell>
          <table:table-cell table:style-name="ce145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06155283517966" calcext:value-type="float">
            <text:p>0,2061552835</text:p>
          </table:table-cell>
          <table:table-cell table:style-name="ce145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142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70" calcext:value-type="float">
            <text:p>70</text:p>
          </table:table-cell>
          <table:table-cell table:style-name="ce142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145" table:formula="of:=[.S15]/[.$G$4]" office:value-type="float" office:value="0.469041576574453" calcext:value-type="float">
            <text:p>0,4690415766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69041576574453" calcext:value-type="float">
            <text:p>0,4690415766</text:p>
          </table:table-cell>
          <table:table-cell table:style-name="ce145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0791918881573" calcext:value-type="float">
            <text:p>0,4107919189</text:p>
          </table:table-cell>
          <table:table-cell table:style-name="ce145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19178634633026" calcext:value-type="float">
            <text:p>0,3191786346</text:p>
          </table:table-cell>
          <table:table-cell table:style-name="ce145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142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80" calcext:value-type="float">
            <text:p>80</text:p>
          </table:table-cell>
          <table:table-cell table:style-name="ce142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145" table:formula="of:=[.S16]/[.$G$4]" office:value-type="float" office:value="0.494342998950518" calcext:value-type="float">
            <text:p>0,494342999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94342998950518" calcext:value-type="float">
            <text:p>0,494342999</text:p>
          </table:table-cell>
          <table:table-cell table:style-name="ce145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1386752797069" calcext:value-type="float">
            <text:p>0,4513867528</text:p>
          </table:table-cell>
          <table:table-cell table:style-name="ce145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3445368104027" calcext:value-type="float">
            <text:p>0,434453681</text:p>
          </table:table-cell>
          <table:table-cell table:style-name="ce145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142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90" calcext:value-type="float">
            <text:p>90</text:p>
          </table:table-cell>
          <table:table-cell table:style-name="ce142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145" table:formula="of:=[.S17]/[.$G$4]" office:value-type="float" office:value="0.506211418863884" calcext:value-type="float">
            <text:p>0,5062114189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506211418863884" calcext:value-type="float">
            <text:p>0,5062114189</text:p>
          </table:table-cell>
          <table:table-cell table:style-name="ce145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0234318479515" calcext:value-type="float">
            <text:p>0,4802343185</text:p>
          </table:table-cell>
          <table:table-cell table:style-name="ce145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0693910463852" calcext:value-type="float">
            <text:p>0,4506939105</text:p>
          </table:table-cell>
          <table:table-cell table:style-name="ce145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142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00" calcext:value-type="float">
            <text:p>100</text:p>
          </table:table-cell>
          <table:table-cell table:style-name="ce142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145" table:formula="of:=[.S18]/[.$G$4]" office:value-type="float" office:value="0.48153400768126" calcext:value-type="float">
            <text:p>0,4815340077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153400768126" calcext:value-type="float">
            <text:p>0,4815340077</text:p>
          </table:table-cell>
          <table:table-cell table:style-name="ce145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33012702715422" calcext:value-type="float">
            <text:p>0,4330127027</text:p>
          </table:table-cell>
          <table:table-cell table:style-name="ce145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5331194177076" calcext:value-type="float">
            <text:p>0,4153311942</text:p>
          </table:table-cell>
          <table:table-cell table:style-name="ce145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142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10" calcext:value-type="float">
            <text:p>110</text:p>
          </table:table-cell>
          <table:table-cell table:style-name="ce142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145" table:formula="of:=[.S19]/[.$G$4]" office:value-type="float" office:value="0.483476990775397" calcext:value-type="float">
            <text:p>0,4834769908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3476990775397" calcext:value-type="float">
            <text:p>0,4834769908</text:p>
          </table:table-cell>
          <table:table-cell table:style-name="ce145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00780489351547" calcext:value-type="float">
            <text:p>0,4007804894</text:p>
          </table:table-cell>
          <table:table-cell table:style-name="ce145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5000001505445" calcext:value-type="float">
            <text:p>0,3250000015</text:p>
          </table:table-cell>
          <table:table-cell table:style-name="ce145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142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20" calcext:value-type="float">
            <text:p>120</text:p>
          </table:table-cell>
          <table:table-cell table:style-name="ce142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145" table:formula="of:=[.S20]/[.$G$4]" office:value-type="float" office:value="0.455521679484701" calcext:value-type="float">
            <text:p>0,4555216795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5521679484701" calcext:value-type="float">
            <text:p>0,4555216795</text:p>
          </table:table-cell>
          <table:table-cell table:style-name="ce145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33541602695574" calcext:value-type="float">
            <text:p>0,3335416027</text:p>
          </table:table-cell>
          <table:table-cell table:style-name="ce145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7677669754875" calcext:value-type="float">
            <text:p>0,1767766975</text:p>
          </table:table-cell>
          <table:table-cell table:style-name="ce145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142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30" calcext:value-type="float">
            <text:p>130</text:p>
          </table:table-cell>
          <table:table-cell table:style-name="ce142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145" table:formula="of:=[.S21]/[.$G$4]" office:value-type="float" office:value="0.414578099380604" calcext:value-type="float">
            <text:p>0,4145780994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4578099380604" calcext:value-type="float">
            <text:p>0,4145780994</text:p>
          </table:table-cell>
          <table:table-cell table:style-name="ce145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50000001215077" calcext:value-type="float">
            <text:p>0,2500000012</text:p>
          </table:table-cell>
          <table:table-cell table:style-name="ce145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70448898" calcext:value-type="float">
            <text:p>0,050000007</text:p>
          </table:table-cell>
          <table:table-cell table:style-name="ce145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142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40" calcext:value-type="float">
            <text:p>140</text:p>
          </table:table-cell>
          <table:table-cell table:style-name="ce142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145" table:formula="of:=[.S22]/[.$G$4]" office:value-type="float" office:value="0.389711432296739" calcext:value-type="float">
            <text:p>0,3897114323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9711432296739" calcext:value-type="float">
            <text:p>0,3897114323</text:p>
          </table:table-cell>
          <table:table-cell table:style-name="ce145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54110352055866" calcext:value-type="float">
            <text:p>0,1541103521</text:p>
          </table:table-cell>
          <table:table-cell table:style-name="ce145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7161435" calcext:value-type="float">
            <text:p>0,0353553472</text:p>
          </table:table-cell>
          <table:table-cell table:style-name="ce145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142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50" calcext:value-type="float">
            <text:p>150</text:p>
          </table:table-cell>
          <table:table-cell table:style-name="ce142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145" table:formula="of:=[.S23]/[.$G$4]" office:value-type="float" office:value="0.361420808069718" calcext:value-type="float">
            <text:p>0,3614208081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1420808069718" calcext:value-type="float">
            <text:p>0,3614208081</text:p>
          </table:table-cell>
          <table:table-cell table:style-name="ce145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11803401103355" calcext:value-type="float">
            <text:p>0,1118034011</text:p>
          </table:table-cell>
          <table:table-cell table:style-name="ce145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00025918458211981" calcext:value-type="float">
            <text:p>2,5918458211981E-005</text:p>
          </table:table-cell>
          <table:table-cell table:style-name="ce145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60" calcext:value-type="float">
            <text:p>160</text:p>
          </table:table-cell>
          <table:table-cell table:style-name="ce142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145" table:formula="of:=[.S24]/[.$G$4]" office:value-type="float" office:value="0.348209707572712" calcext:value-type="float">
            <text:p>0,3482097076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48209707572712" calcext:value-type="float">
            <text:p>0,3482097076</text:p>
          </table:table-cell>
          <table:table-cell table:style-name="ce145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5000003176806" calcext:value-type="float">
            <text:p>0,0750000032</text:p>
          </table:table-cell>
          <table:table-cell table:style-name="ce145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87202209" calcext:value-type="float">
            <text:p>0,0250000087</text:p>
          </table:table-cell>
          <table:table-cell table:style-name="ce145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142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70" calcext:value-type="float">
            <text:p>170</text:p>
          </table:table-cell>
          <table:table-cell table:style-name="ce142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145" table:formula="of:=[.S25]/[.$G$4]" office:value-type="float" office:value="0.340036763351025" calcext:value-type="float">
            <text:p>0,3400367634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40036763351025" calcext:value-type="float">
            <text:p>0,3400367634</text:p>
          </table:table-cell>
          <table:table-cell table:style-name="ce145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612372470770302" calcext:value-type="float">
            <text:p>0,0612372471</text:p>
          </table:table-cell>
          <table:table-cell table:style-name="ce145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52566382" calcext:value-type="float">
            <text:p>0,0353553453</text:p>
          </table:table-cell>
          <table:table-cell table:style-name="ce145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142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80" calcext:value-type="float">
            <text:p>180</text:p>
          </table:table-cell>
          <table:table-cell table:style-name="ce142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145" table:formula="of:=[.S26]/[.$G$4]" office:value-type="float" office:value="0.328823661590996" calcext:value-type="float">
            <text:p>0,3288236616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8823661590996" calcext:value-type="float">
            <text:p>0,3288236616</text:p>
          </table:table-cell>
          <table:table-cell table:style-name="ce145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40680068" calcext:value-type="float">
            <text:p>0,0500000041</text:p>
          </table:table-cell>
          <table:table-cell table:style-name="ce145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42142976" calcext:value-type="float">
            <text:p>0,0433012742</text:p>
          </table:table-cell>
          <table:table-cell table:style-name="ce145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142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190" calcext:value-type="float">
            <text:p>190</text:p>
          </table:table-cell>
          <table:table-cell table:style-name="ce142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145" table:formula="of:=[.S27]/[.$G$4]" office:value-type="float" office:value="0.336340601794203" calcext:value-type="float">
            <text:p>0,3363406018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36340601794203" calcext:value-type="float">
            <text:p>0,3363406018</text:p>
          </table:table-cell>
          <table:table-cell table:style-name="ce145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07106808982592" calcext:value-type="float">
            <text:p>0,0707106809</text:p>
          </table:table-cell>
          <table:table-cell table:style-name="ce145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353553439148238" calcext:value-type="float">
            <text:p>0,0353553439</text:p>
          </table:table-cell>
          <table:table-cell table:style-name="ce145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142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00" calcext:value-type="float">
            <text:p>200</text:p>
          </table:table-cell>
          <table:table-cell table:style-name="ce142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145" table:formula="of:=[.S28]/[.$G$4]" office:value-type="float" office:value="0.328823661563251" calcext:value-type="float">
            <text:p>0,3288236616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8823661563251" calcext:value-type="float">
            <text:p>0,3288236616</text:p>
          </table:table-cell>
          <table:table-cell table:style-name="ce145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38492171" calcext:value-type="float">
            <text:p>0,0500000038</text:p>
          </table:table-cell>
          <table:table-cell table:style-name="ce145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000173795712138395" calcext:value-type="float">
            <text:p>1,73795712138395E-005</text:p>
          </table:table-cell>
          <table:table-cell table:style-name="ce145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142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10" calcext:value-type="float">
            <text:p>210</text:p>
          </table:table-cell>
          <table:table-cell table:style-name="ce142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145" table:formula="of:=[.S29]/[.$G$4]" office:value-type="float" office:value="0.356195171767386" calcext:value-type="float">
            <text:p>0,3561951718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56195171767386" calcext:value-type="float">
            <text:p>0,3561951718</text:p>
          </table:table-cell>
          <table:table-cell table:style-name="ce145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0307764232473" calcext:value-type="float">
            <text:p>0,1030776423</text:p>
          </table:table-cell>
          <table:table-cell table:style-name="ce145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59539042" calcext:value-type="float">
            <text:p>0,025000006</text:p>
          </table:table-cell>
          <table:table-cell table:style-name="ce145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142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20" calcext:value-type="float">
            <text:p>220</text:p>
          </table:table-cell>
          <table:table-cell table:style-name="ce142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145" table:formula="of:=[.S30]/[.$G$4]" office:value-type="float" office:value="0.379967104341429" calcext:value-type="float">
            <text:p>0,3799671043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79967104341429" calcext:value-type="float">
            <text:p>0,3799671043</text:p>
          </table:table-cell>
          <table:table-cell table:style-name="ce145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63935964154549" calcext:value-type="float">
            <text:p>0,1639359642</text:p>
          </table:table-cell>
          <table:table-cell table:style-name="ce145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612372458620278" calcext:value-type="float">
            <text:p>0,0612372459</text:p>
          </table:table-cell>
          <table:table-cell table:style-name="ce145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142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30" calcext:value-type="float">
            <text:p>230</text:p>
          </table:table-cell>
          <table:table-cell table:style-name="ce142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145" table:formula="of:=[.S31]/[.$G$4]" office:value-type="float" office:value="0.41155194128727" calcext:value-type="float">
            <text:p>0,4115519413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155194128727" calcext:value-type="float">
            <text:p>0,4115519413</text:p>
          </table:table-cell>
          <table:table-cell table:style-name="ce145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561737698421" calcext:value-type="float">
            <text:p>0,2561737698</text:p>
          </table:table-cell>
          <table:table-cell table:style-name="ce145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500000031263437" calcext:value-type="float">
            <text:p>0,0500000031</text:p>
          </table:table-cell>
          <table:table-cell table:style-name="ce145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142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40" calcext:value-type="float">
            <text:p>240</text:p>
          </table:table-cell>
          <table:table-cell table:style-name="ce142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145" table:formula="of:=[.S32]/[.$G$4]" office:value-type="float" office:value="0.45276925738829" calcext:value-type="float">
            <text:p>0,4527692574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276925738829" calcext:value-type="float">
            <text:p>0,4527692574</text:p>
          </table:table-cell>
          <table:table-cell table:style-name="ce145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8823661463406" calcext:value-type="float">
            <text:p>0,3288236615</text:p>
          </table:table-cell>
          <table:table-cell table:style-name="ce145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82002748080287" calcext:value-type="float">
            <text:p>0,1820027481</text:p>
          </table:table-cell>
          <table:table-cell table:style-name="ce145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142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50" calcext:value-type="float">
            <text:p>250</text:p>
          </table:table-cell>
          <table:table-cell table:style-name="ce142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145" table:formula="of:=[.S33]/[.$G$4]" office:value-type="float" office:value="0.453458929025411" calcext:value-type="float">
            <text:p>0,453458929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53458929025411" calcext:value-type="float">
            <text:p>0,453458929</text:p>
          </table:table-cell>
          <table:table-cell table:style-name="ce145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91311896440112" calcext:value-type="float">
            <text:p>0,3913118964</text:p>
          </table:table-cell>
          <table:table-cell table:style-name="ce145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23071200069239" calcext:value-type="float">
            <text:p>0,3230712001</text:p>
          </table:table-cell>
          <table:table-cell table:style-name="ce145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142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60" calcext:value-type="float">
            <text:p>260</text:p>
          </table:table-cell>
          <table:table-cell table:style-name="ce142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145" table:formula="of:=[.S34]/[.$G$4]" office:value-type="float" office:value="0.488620507485322" calcext:value-type="float">
            <text:p>0,4886205075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8620507485322" calcext:value-type="float">
            <text:p>0,4886205075</text:p>
          </table:table-cell>
          <table:table-cell table:style-name="ce145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47213595844491" calcext:value-type="float">
            <text:p>0,4472135958</text:p>
          </table:table-cell>
          <table:table-cell table:style-name="ce145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20565096388502" calcext:value-type="float">
            <text:p>0,4205650964</text:p>
          </table:table-cell>
          <table:table-cell table:style-name="ce145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142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70" calcext:value-type="float">
            <text:p>270</text:p>
          </table:table-cell>
          <table:table-cell table:style-name="ce142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145" table:formula="of:=[.S35]/[.$G$4]" office:value-type="float" office:value="0.475657440114483" calcext:value-type="float">
            <text:p>0,4756574401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5657440114483" calcext:value-type="float">
            <text:p>0,4756574401</text:p>
          </table:table-cell>
          <table:table-cell table:style-name="ce145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3682383367882" calcext:value-type="float">
            <text:p>0,4736823834</text:p>
          </table:table-cell>
          <table:table-cell table:style-name="ce145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40879802552529" calcext:value-type="float">
            <text:p>0,4408798026</text:p>
          </table:table-cell>
          <table:table-cell table:style-name="ce145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142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80" calcext:value-type="float">
            <text:p>280</text:p>
          </table:table-cell>
          <table:table-cell table:style-name="ce142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145" table:formula="of:=[.S36]/[.$G$4]" office:value-type="float" office:value="0.484767986110477" calcext:value-type="float">
            <text:p>0,4847679861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84767986110477" calcext:value-type="float">
            <text:p>0,4847679861</text:p>
          </table:table-cell>
          <table:table-cell table:style-name="ce145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827816212469" calcext:value-type="float">
            <text:p>0,4782781621</text:p>
          </table:table-cell>
          <table:table-cell table:style-name="ce145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6082924786343" calcext:value-type="float">
            <text:p>0,4160829248</text:p>
          </table:table-cell>
          <table:table-cell table:style-name="ce145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142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290" calcext:value-type="float">
            <text:p>290</text:p>
          </table:table-cell>
          <table:table-cell table:style-name="ce142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145" table:formula="of:=[.S37]/[.$G$4]" office:value-type="float" office:value="0.506828373719747" calcext:value-type="float">
            <text:p>0,5068283737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506828373719747" calcext:value-type="float">
            <text:p>0,5068283737</text:p>
          </table:table-cell>
          <table:table-cell table:style-name="ce145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18330013674201" calcext:value-type="float">
            <text:p>0,4183300137</text:p>
          </table:table-cell>
          <table:table-cell table:style-name="ce145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07205143645254" calcext:value-type="float">
            <text:p>0,3072051436</text:p>
          </table:table-cell>
          <table:table-cell table:style-name="ce145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142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00" calcext:value-type="float">
            <text:p>300</text:p>
          </table:table-cell>
          <table:table-cell table:style-name="ce142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145" table:formula="of:=[.S38]/[.$G$4]" office:value-type="float" office:value="0.473022198633798" calcext:value-type="float">
            <text:p>0,4730221986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73022198633798" calcext:value-type="float">
            <text:p>0,4730221986</text:p>
          </table:table-cell>
          <table:table-cell table:style-name="ce145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38193731960851" calcext:value-type="float">
            <text:p>0,338193732</text:p>
          </table:table-cell>
          <table:table-cell table:style-name="ce145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9202864452144" calcext:value-type="float">
            <text:p>0,1920286445</text:p>
          </table:table-cell>
          <table:table-cell table:style-name="ce145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142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10" calcext:value-type="float">
            <text:p>310</text:p>
          </table:table-cell>
          <table:table-cell table:style-name="ce142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145" table:formula="of:=[.S39]/[.$G$4]" office:value-type="float" office:value="0.420565096404682" calcext:value-type="float">
            <text:p>0,4205650964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420565096404682" calcext:value-type="float">
            <text:p>0,4205650964</text:p>
          </table:table-cell>
          <table:table-cell table:style-name="ce145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63391344504922" calcext:value-type="float">
            <text:p>0,2633913445</text:p>
          </table:table-cell>
          <table:table-cell table:style-name="ce145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707106803708492" calcext:value-type="float">
            <text:p>0,0707106804</text:p>
          </table:table-cell>
          <table:table-cell table:style-name="ce145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142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20" calcext:value-type="float">
            <text:p>320</text:p>
          </table:table-cell>
          <table:table-cell table:style-name="ce142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145" table:formula="of:=[.S40]/[.$G$4]" office:value-type="float" office:value="0.39131189651004" calcext:value-type="float">
            <text:p>0,3913118965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9131189651004" calcext:value-type="float">
            <text:p>0,3913118965</text:p>
          </table:table-cell>
          <table:table-cell table:style-name="ce145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201556444561583" calcext:value-type="float">
            <text:p>0,2015564446</text:p>
          </table:table-cell>
          <table:table-cell table:style-name="ce145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37671601" calcext:value-type="float">
            <text:p>0,0433012738</text:p>
          </table:table-cell>
          <table:table-cell table:style-name="ce145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142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30" calcext:value-type="float">
            <text:p>330</text:p>
          </table:table-cell>
          <table:table-cell table:style-name="ce142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145" table:formula="of:=[.S41]/[.$G$4]" office:value-type="float" office:value="0.385681215985441" calcext:value-type="float">
            <text:p>0,385681216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85681215985441" calcext:value-type="float">
            <text:p>0,385681216</text:p>
          </table:table-cell>
          <table:table-cell table:style-name="ce145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134629121529925" calcext:value-type="float">
            <text:p>0,1346291215</text:p>
          </table:table-cell>
          <table:table-cell table:style-name="ce145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433012738313252" calcext:value-type="float">
            <text:p>0,0433012738</text:p>
          </table:table-cell>
          <table:table-cell table:style-name="ce145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142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40" calcext:value-type="float">
            <text:p>340</text:p>
          </table:table-cell>
          <table:table-cell table:style-name="ce142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145" table:formula="of:=[.S42]/[.$G$4]" office:value-type="float" office:value="0.369120577010042" calcext:value-type="float">
            <text:p>0,369120577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69120577010042" calcext:value-type="float">
            <text:p>0,369120577</text:p>
          </table:table-cell>
          <table:table-cell table:style-name="ce145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86602542409125" calcext:value-type="float">
            <text:p>0,0866025424</text:p>
          </table:table-cell>
          <table:table-cell table:style-name="ce145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000170075309924885" calcext:value-type="float">
            <text:p>1,70075309924885E-005</text:p>
          </table:table-cell>
          <table:table-cell table:style-name="ce145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142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136" office:value-type="float" office:value="350" calcext:value-type="float">
            <text:p>350</text:p>
          </table:table-cell>
          <table:table-cell table:style-name="ce142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145" table:formula="of:=[.S43]/[.$G$4]" office:value-type="float" office:value="0.354436172550384" calcext:value-type="float">
            <text:p>0,3544361726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354436172550384" calcext:value-type="float">
            <text:p>0,3544361726</text:p>
          </table:table-cell>
          <table:table-cell table:style-name="ce145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661437856302231" calcext:value-type="float">
            <text:p>0,0661437856</text:p>
          </table:table-cell>
          <table:table-cell table:style-name="ce145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154" office:value-type="float" office:value="0.0250000073146325" calcext:value-type="float">
            <text:p>0,0250000073</text:p>
          </table:table-cell>
          <table:table-cell table:style-name="ce145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142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132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137" office:value-type="float" office:value="360" calcext:value-type="float">
            <text:p>360</text:p>
          </table:table-cell>
          <table:table-cell table:style-name="ce143" table:formula="of:=[.L44]/[.$G$4]" office:value-type="float" office:value="24.7831249168551" calcext:value-type="float">
            <text:p>24,7831249169</text:p>
          </table:table-cell>
          <table:table-cell table:style-name="ce134" table:formula="of:=[.M44]/[.$G$4]" office:value-type="float" office:value="28.3637248743719" calcext:value-type="float">
            <text:p>28,3637248744</text:p>
          </table:table-cell>
          <table:table-cell table:style-name="ce134" table:formula="of:=[.O44]/[.$G$4]" office:value-type="float" office:value="4.94964852913167" calcext:value-type="float">
            <text:p>4,9496485291</text:p>
          </table:table-cell>
          <table:table-cell table:style-name="ce134" table:formula="of:=[.P44]/[.$G$4]" office:value-type="float" office:value="1.05837448041214" calcext:value-type="float">
            <text:p>1,0583744804</text:p>
          </table:table-cell>
          <table:table-cell table:style-name="ce134" table:formula="of:=[.Q44]/[.$G$4]" office:value-type="float" office:value="1.13374769143731" calcext:value-type="float">
            <text:p>1,1337476914</text:p>
          </table:table-cell>
          <table:table-cell table:style-name="ce146" table:formula="of:=[.S44]/[.$G$4]" office:value-type="float" office:value="0.351781182634738" calcext:value-type="float">
            <text:p>0,3517811826</text:p>
          </table:table-cell>
          <table:table-cell table:style-name="ce143" office:value-type="float" office:value="360" calcext:value-type="float">
            <text:p>360</text:p>
          </table:table-cell>
          <table:table-cell table:style-name="ce134" office:value-type="float" office:value="4.94964852913167" calcext:value-type="float">
            <text:p>4,9496485291</text:p>
          </table:table-cell>
          <table:table-cell table:style-name="ce134" office:value-type="float" office:value="0" calcext:value-type="float">
            <text:p>0</text:p>
          </table:table-cell>
          <table:table-cell table:style-name="ce155" office:value-type="float" office:value="0.351781182634738" calcext:value-type="float">
            <text:p>0,3517811826</text:p>
          </table:table-cell>
          <table:table-cell table:style-name="ce159" office:value-type="float" office:value="360" calcext:value-type="float">
            <text:p>360</text:p>
          </table:table-cell>
          <table:table-cell table:style-name="ce134" table:formula="of:=[.AA44]/[.$G$4]" office:value-type="float" office:value="23.9094751895703" calcext:value-type="float">
            <text:p>23,9094751896</text:p>
          </table:table-cell>
          <table:table-cell table:style-name="ce134" table:formula="of:=[.AB44]/[.$G$4]" office:value-type="float" office:value="27.4832129396985" calcext:value-type="float">
            <text:p>27,4832129397</text:p>
          </table:table-cell>
          <table:table-cell table:style-name="ce134" table:formula="of:=[.AD44]/[.$G$4]" office:value-type="float" office:value="0.0996714454010443" calcext:value-type="float">
            <text:p>0,0996714454</text:p>
          </table:table-cell>
          <table:table-cell table:style-name="ce134" table:formula="of:=[.AE44]/[.$G$4]" office:value-type="float" office:value="1.02839738640977" calcext:value-type="float">
            <text:p>1,0283973864</text:p>
          </table:table-cell>
          <table:table-cell table:style-name="ce134" table:formula="of:=[.AF44]/[.$G$4]" office:value-type="float" office:value="1.10580304608164" calcext:value-type="float">
            <text:p>1,1058030461</text:p>
          </table:table-cell>
          <table:table-cell table:style-name="ce134" table:formula="of:=[.AH44]/[.$G$4]" office:value-type="float" office:value="0.0500000040566095" calcext:value-type="float">
            <text:p>0,0500000041</text:p>
          </table:table-cell>
          <table:table-cell table:style-name="ce164" office:value-type="float" office:value="360" calcext:value-type="float">
            <text:p>360</text:p>
          </table:table-cell>
          <table:table-cell table:style-name="ce134" office:value-type="float" office:value="0.0996714454010443" calcext:value-type="float">
            <text:p>0,0996714454</text:p>
          </table:table-cell>
          <table:table-cell table:style-name="ce134" office:value-type="float" office:value="0" calcext:value-type="float">
            <text:p>0</text:p>
          </table:table-cell>
          <table:table-cell table:style-name="ce155" office:value-type="float" office:value="0.0500000040566095" calcext:value-type="float">
            <text:p>0,0500000041</text:p>
          </table:table-cell>
          <table:table-cell table:style-name="ce145" office:value-type="float" office:value="360" calcext:value-type="float">
            <text:p>360</text:p>
          </table:table-cell>
          <table:table-cell table:style-name="ce134" table:formula="of:=[.AP44]/[.$G$4]" office:value-type="float" office:value="24.4443627777039" calcext:value-type="float">
            <text:p>24,4443627777</text:p>
          </table:table-cell>
          <table:table-cell table:style-name="ce134" table:formula="of:=[.AQ44]/[.$G$4]" office:value-type="float" office:value="26.3029522613065" calcext:value-type="float">
            <text:p>26,3029522613</text:p>
          </table:table-cell>
          <table:table-cell table:style-name="ce134" table:formula="of:=[.AS44]/[.$G$4]" office:value-type="float" office:value="0.0246785205464" calcext:value-type="float">
            <text:p>0,0246785205</text:p>
          </table:table-cell>
          <table:table-cell table:style-name="ce134" table:formula="of:=[.AT44]/[.$G$4]" office:value-type="float" office:value="1.04675702901218" calcext:value-type="float">
            <text:p>1,046757029</text:p>
          </table:table-cell>
          <table:table-cell table:style-name="ce134" table:formula="of:=[.AU44]/[.$G$4]" office:value-type="float" office:value="1.06826565930117" calcext:value-type="float">
            <text:p>1,0682656593</text:p>
          </table:table-cell>
          <table:table-cell table:style-name="ce134" table:formula="of:=[.AW44]/[.$G$4]" office:value-type="float" office:value="0.0250000073571018" calcext:value-type="float">
            <text:p>0,0250000074</text:p>
          </table:table-cell>
          <table:table-cell table:style-name="ce142" office:value-type="float" office:value="360" calcext:value-type="float">
            <text:p>360</text:p>
          </table:table-cell>
          <table:table-cell table:style-name="ce134" office:value-type="float" office:value="0.0246785205464" calcext:value-type="float">
            <text:p>0,0246785205</text:p>
          </table:table-cell>
          <table:table-cell table:style-name="ce134" office:value-type="float" office:value="0" calcext:value-type="float">
            <text:p>0</text:p>
          </table:table-cell>
          <table:table-cell table:style-name="ce155" office:value-type="float" office:value="0.0250000073571018" calcext:value-type="float">
            <text:p>0,0250000074</text:p>
          </table:table-cell>
          <table:table-cell table:style-name="ce145" office:value-type="float" office:value="360" calcext:value-type="float">
            <text:p>360</text:p>
          </table:table-cell>
          <table:table-cell table:style-name="ce134" table:formula="of:=[.BE44]/[.$AZ$5]" office:value-type="float" office:value="3.78481012658228" calcext:value-type="float">
            <text:p>3,7848101266</text:p>
          </table:table-cell>
          <table:table-cell table:style-name="ce134" table:formula="of:=[.BF44]/[.$AZ$5]" office:value-type="float" office:value="2.95671916010499" calcext:value-type="float">
            <text:p>2,9567191601</text:p>
          </table:table-cell>
          <table:table-cell table:style-name="ce134" table:formula="of:=[.BH44]/[.$AZ$5]" office:value-type="float" office:value="-0.0000125894481959534" calcext:value-type="float">
            <text:p>-1,25894481959534E-005</text:p>
          </table:table-cell>
          <table:table-cell table:style-name="ce134" table:formula="of:=[.BI44]/[.$AZ$5]" office:value-type="float" office:value="0.334846154067511" calcext:value-type="float">
            <text:p>0,3348461541</text:p>
          </table:table-cell>
          <table:table-cell table:style-name="ce134" table:formula="of:=[.BJ44]/[.$AZ$5]" office:value-type="float" office:value="0.310968686337484" calcext:value-type="float">
            <text:p>0,3109686863</text:p>
          </table:table-cell>
          <table:table-cell table:style-name="ce134" table:formula="of:=[.BL44]/[.$AZ$5]" office:value-type="float" office:value="0.00000168021366425208" calcext:value-type="float">
            <text:p>1,68021366425208E-006</text:p>
          </table:table-cell>
          <table:table-cell table:style-name="ce164" office:value-type="float" office:value="360" calcext:value-type="float">
            <text:p>360</text:p>
          </table:table-cell>
          <table:table-cell table:style-name="ce134" office:value-type="float" office:value="-0.000053132649785904" calcext:value-type="float">
            <text:p>-5,3132649785904E-005</text:p>
          </table:table-cell>
          <table:table-cell table:style-name="ce134" office:value-type="float" office:value="0" calcext:value-type="float">
            <text:p>0</text:p>
          </table:table-cell>
          <table:table-cell table:style-name="ce144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170"/>
          <table:table-cell table:number-columns-repeated="6"/>
          <table:table-cell table:style-name="ce170"/>
          <table:table-cell table:number-columns-repeated="3"/>
          <table:table-cell table:style-name="ce170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152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63"/>
        <table:table-column table:style-name="co23" table:default-cell-style-name="ce63"/>
        <table:table-column table:style-name="co2" table:number-columns-repeated="23" table:default-cell-style-name="ce63"/>
        <table:table-column table:style-name="co9" table:number-columns-repeated="997" table:default-cell-style-name="ce63"/>
        <table:table-row table:style-name="ro1">
          <table:table-cell table:number-columns-repeated="1024"/>
        </table:table-row>
        <table:table-row table:style-name="ro1">
          <table:table-cell table:style-name="ce175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78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79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1">
          <table:table-cell table:style-name="ce176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77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77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77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1">
          <table:table-cell table:style-name="ce65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65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77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77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77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style-name="ce65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65" office:value-type="string" calcext:value-type="string">
            <text:p>σ Θmed (º)</text:p>
          </table:table-cell>
          <table:table-cell table:style-name="ce65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1">
          <table:table-cell table:style-name="ce65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65" table:number-columns-repeated="2"/>
          <table:table-cell table:number-columns-repeated="2"/>
          <table:table-cell table:style-name="ce65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65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483" calcext:value-type="float">
            <text:p>39.48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5]/[.B5])" office:value-type="float" office:value="3.94455267495879" calcext:value-type="float">
            <text:p>3.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31.578" calcext:value-type="float">
            <text:p>31.5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6]/[.B6])" office:value-type="float" office:value="3.94508020588676" calcext:value-type="float">
            <text:p>3.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667" calcext:value-type="float">
            <text:p>23.6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7]/[.B7])" office:value-type="float" office:value="3.94463148771626" calcext:value-type="float">
            <text:p>3.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775" calcext:value-type="float">
            <text:p>15.77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8]/[.B8])" office:value-type="float" office:value="3.94473618404601" calcext:value-type="float">
            <text:p>3.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4" calcext:value-type="float">
            <text:p>7.89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3.94581625512346" calcext:value-type="float">
            <text:p>3.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0]/[.B10])" office:value-type="float" office:value="3.33333333333333" calcext:value-type="float">
            <text:p>3.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6" calcext:value-type="float">
            <text:p>-7.89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1]/[.B11])" office:value-type="float" office:value="3.948" calcext:value-type="float">
            <text:p>3.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864" calcext:value-type="float">
            <text:p>-15.86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2]/[.B12])" office:value-type="float" office:value="3.9555178776243" calcext:value-type="float">
            <text:p>3.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78" calcext:value-type="float">
            <text:p>-23.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3]/[.B13])" office:value-type="float" office:value="3.95766068634957" calcext:value-type="float">
            <text:p>3.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2.685" calcext:value-type="float">
            <text:p>-32.68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4]/[.B14])" office:value-type="float" office:value="4.08378729571693" calcext:value-type="float">
            <text:p>4.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626" calcext:value-type="float">
            <text:p>-39.6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15]/[.B15])" office:value-type="float" office:value="3.96018428758457" calcext:value-type="float">
            <text:p>3.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4]/[.B4])" office:value-type="float" office:value="0.00000999170688328687" calcext:value-type="float">
            <text:p>9,99170688328687E-006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5]/[.B5])" office:value-type="float" office:value="0.0000124915681914708" calcext:value-type="float">
            <text:p>1,24915681914708E-005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6]/[.B6])" office:value-type="float" office:value="0.0000166691670417229" calcext:value-type="float">
            <text:p>1,66691670417229E-005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7]/[.B7])" office:value-type="float" office:value="0.000025" calcext:value-type="float">
            <text:p>0,0000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8]/[.B8])" office:value-type="float" office:value="0.000049965024482862" calcext:value-type="float">
            <text:p>0,000049965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C9]/[.B9])" office:value-type="float" office:value="0.333333333333333" calcext:value-type="float">
            <text:p>0,3333333333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0]/[.B10])" office:value-type="float" office:value="0.0000499900019996001" calcext:value-type="float">
            <text:p>0,00004999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1]/[.B11])" office:value-type="float" office:value="0.0000250031253906738" calcext:value-type="float">
            <text:p>2,50031253906738E-005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2]/[.B12])" office:value-type="float" office:value="0.0000166405963989749" calcext:value-type="float">
            <text:p>1,66405963989749E-005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3]/[.B13])" office:value-type="float" office:value="0.0000124926605619199" calcext:value-type="float">
            <text:p>1,24926605619199E-005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14]/[.B14])" office:value-type="float" office:value="0.0000100041016816895" calcext:value-type="float">
            <text:p>1,00041016816895E-005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Folha11" table:style-name="ta4">
        <table:table-column table:style-name="co19" table:default-cell-style-name="Default"/>
        <table:table-column table:style-name="co24" table:default-cell-style-name="ce198"/>
        <table:table-column table:style-name="co25" table:default-cell-style-name="ce205"/>
        <table:table-column table:style-name="co19" table:number-columns-repeated="3" table:default-cell-style-name="ce191"/>
        <table:table-column table:style-name="co19" table:default-cell-style-name="ce213"/>
        <table:table-column table:style-name="co19" table:default-cell-style-name="ce216"/>
        <table:table-column table:style-name="co19" table:default-cell-style-name="ce218"/>
        <table:table-column table:style-name="co26" table:default-cell-style-name="ce205"/>
        <table:table-row table:style-name="ro9">
          <table:table-cell/>
          <table:table-cell table:style-name="Default" table:number-columns-repeated="9"/>
        </table:table-row>
        <table:table-row table:style-name="ro7">
          <table:table-cell/>
          <table:table-cell table:style-name="ce191" table:number-columns-repeated="2"/>
          <table:table-cell/>
          <table:table-cell table:style-name="ce197" office:value-type="string" calcext:value-type="string">
            <text:p>I (A)</text:p>
          </table:table-cell>
          <table:table-cell table:style-name="ce201" office:value-type="string" calcext:value-type="string">
            <text:p>e_I</text:p>
          </table:table-cell>
          <table:table-cell table:style-name="ce191" table:number-columns-repeated="4"/>
        </table:table-row>
        <table:table-row table:style-name="ro7">
          <table:table-cell/>
          <table:table-cell table:style-name="ce194" office:value-type="string" calcext:value-type="string" table:number-columns-spanned="2" table:number-rows-spanned="1">
            <text:p>-40 a 40 Oe c/ passo de 1 Oe</text:p>
          </table:table-cell>
          <table:covered-table-cell table:style-name="ce201"/>
          <table:table-cell/>
          <table:table-cell table:style-name="ce208" office:value-type="float" office:value="0.0010004" calcext:value-type="float">
            <text:p>1,00E-003</text:p>
          </table:table-cell>
          <table:table-cell table:style-name="ce210" office:value-type="float" office:value="0.0000001" calcext:value-type="float">
            <text:p>1,00E-007</text:p>
          </table:table-cell>
          <table:table-cell table:style-name="ce191" table:number-columns-repeated="4"/>
        </table:table-row>
        <table:table-row table:style-name="ro7">
          <table:table-cell/>
          <table:table-cell table:style-name="ce195" office:value-type="string" calcext:value-type="string" table:number-columns-spanned="2" table:number-rows-spanned="1">
            <text:p>Característica V(H)</text:p>
          </table:table-cell>
          <table:covered-table-cell table:style-name="ce202"/>
          <table:table-cell table:number-columns-repeated="3"/>
          <table:table-cell table:style-name="ce191" table:number-columns-repeated="4"/>
        </table:table-row>
        <table:table-row table:style-name="ro7">
          <table:table-cell/>
          <table:table-cell table:style-name="ce196" office:value-type="string" calcext:value-type="string">
            <text:p>#Magnetic Field (Oe)</text:p>
          </table:table-cell>
          <table:table-cell table:style-name="ce203" office:value-type="string" calcext:value-type="string">
            <text:p>Voltage (V) </text:p>
          </table:table-cell>
          <table:table-cell table:style-name="ce203" office:value-type="string" calcext:value-type="string">
            <text:p>Vmin</text:p>
          </table:table-cell>
          <table:table-cell table:style-name="ce203" office:value-type="string" calcext:value-type="string">
            <text:p>Rp</text:p>
          </table:table-cell>
          <table:table-cell table:style-name="ce203" office:value-type="string" calcext:value-type="string">
            <text:p>e_Rp</text:p>
          </table:table-cell>
          <table:table-cell table:style-name="ce203" office:value-type="string" calcext:value-type="string">
            <text:p>R(H)</text:p>
          </table:table-cell>
          <table:table-cell table:style-name="ce203" office:value-type="string" calcext:value-type="string">
            <text:p>e_R(H)</text:p>
          </table:table-cell>
          <table:table-cell table:style-name="ce203" office:value-type="string" calcext:value-type="string">
            <text:p>MR(H)</text:p>
          </table:table-cell>
          <table:table-cell table:style-name="ce219" office:value-type="string" calcext:value-type="string">
            <text:p>e_MR(H)</text:p>
          </table:table-cell>
        </table:table-row>
        <table:table-row table:style-name="ro7">
          <table:table-cell/>
          <table:table-cell table:style-name="ce197" office:value-type="float" office:value="-40" calcext:value-type="float">
            <text:p>-40</text:p>
          </table:table-cell>
          <table:table-cell table:style-name="ce204" office:value-type="float" office:value="0.069264" calcext:value-type="float">
            <text:p>0,0693</text:p>
          </table:table-cell>
          <table:table-cell table:style-name="ce207" table:formula="of:=MIN([.C6:.C167])" office:value-type="float" office:value="0.064691" calcext:value-type="float">
            <text:p>0,0647</text:p>
          </table:table-cell>
          <table:table-cell table:style-name="ce209" table:formula="of:=[.D6]/[.E3]" office:value-type="float" office:value="64.6651339464214" calcext:value-type="float">
            <text:p>64,6651</text:p>
          </table:table-cell>
          <table:table-cell table:style-name="ce211" table:formula="of:=[.D6]*[.F3]/([.E3]*[.E3])" office:value-type="float" office:value="0.00646392782351274" calcext:value-type="float">
            <text:p>0,0065</text:p>
          </table:table-cell>
          <table:table-cell table:style-name="ce212" table:formula="of:=[.C6]/[.$E$3]" office:value-type="float" office:value="69.2363054778089" calcext:value-type="float">
            <text:p>69,2363</text:p>
          </table:table-cell>
          <table:table-cell table:style-name="ce215" table:formula="of:=[.C6]*[.$F$6]/([.$E$6]*[.$E$6])" office:value-type="float" office:value="0.00000010706898950395" calcext:value-type="float">
            <text:p>0,0000</text:p>
          </table:table-cell>
          <table:table-cell table:style-name="ce215" table:formula="of:=([.G6]-[.$E$6])/[.$E$6]" office:value-type="float" office:value="0.0706898950394953" calcext:value-type="float">
            <text:p>0,0707</text:p>
          </table:table-cell>
          <table:table-cell table:style-name="ce204" table:formula="of:=SQRT( ([.H6]/[.$E$6])^2 + ([.G6]*[.$F$6]/(([.$E$6])^2))^2  )" office:value-type="float" office:value="0.000107026179045144" calcext:value-type="float">
            <text:p>0,0001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259" calcext:value-type="float">
            <text:p>0,0693</text:p>
          </table:table-cell>
          <table:table-cell table:number-columns-repeated="3"/>
          <table:table-cell table:formula="of:=[.C7]/[.$E$3]" office:value-type="float" office:value="69.2313074770092" calcext:value-type="float">
            <text:p>69,2313</text:p>
          </table:table-cell>
          <table:table-cell table:formula="of:=[.C7]*[.$F$6]/([.$E$6]*[.$E$6])" office:value-type="float" office:value="0.000000107061260453541" calcext:value-type="float">
            <text:p>0,0000</text:p>
          </table:table-cell>
          <table:table-cell table:formula="of:=([.G7]-[.$E$6])/[.$E$6]" office:value-type="float" office:value="0.0706126045354067" calcext:value-type="float">
            <text:p>0,0706</text:p>
          </table:table-cell>
          <table:table-cell table:formula="of:=SQRT( ( [.H7]/[.$E$6] )^2 + ([.G7]*[.$F$6]/([.$E$6]^2))^2           )" office:value-type="float" office:value="0.000107018453085118" calcext:value-type="float">
            <text:p>0,0001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255" calcext:value-type="float">
            <text:p>0,0693</text:p>
          </table:table-cell>
          <table:table-cell table:number-columns-repeated="3"/>
          <table:table-cell table:formula="of:=[.C8]/[.$E$3]" office:value-type="float" office:value="69.2273090763695" calcext:value-type="float">
            <text:p>69,2273</text:p>
          </table:table-cell>
          <table:table-cell table:formula="of:=[.C8]*[.$F$6]/([.$E$6]*[.$E$6])" office:value-type="float" office:value="0.000000107055077213214" calcext:value-type="float">
            <text:p>0,0000</text:p>
          </table:table-cell>
          <table:table-cell table:formula="of:=([.G8]-[.$E$6])/[.$E$6]" office:value-type="float" office:value="0.0705507721321358" calcext:value-type="float">
            <text:p>0,0706</text:p>
          </table:table-cell>
          <table:table-cell table:formula="of:=SQRT( ( [.H8]/[.$E$6] )^2 + ([.G8]*[.$F$6]/([.$E$6]*[.$E$6]))^2           )" office:value-type="float" office:value="0.000107012272317098" calcext:value-type="float">
            <text:p>0,0001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251" calcext:value-type="float">
            <text:p>0,0693</text:p>
          </table:table-cell>
          <table:table-cell table:number-columns-repeated="3"/>
          <table:table-cell table:formula="of:=[.C9]/[.$E$3]" office:value-type="float" office:value="69.2233106757297" calcext:value-type="float">
            <text:p>69,2233</text:p>
          </table:table-cell>
          <table:table-cell table:formula="of:=[.C9]*[.$F$6]/([.$E$6]*[.$E$6])" office:value-type="float" office:value="0.000000107048893972886" calcext:value-type="float">
            <text:p>0,0000</text:p>
          </table:table-cell>
          <table:table-cell table:formula="of:=([.G9]-[.$E$6])/[.$E$6]" office:value-type="float" office:value="0.0704889397288646" calcext:value-type="float">
            <text:p>0,0705</text:p>
          </table:table-cell>
          <table:table-cell table:formula="of:=SQRT( ( [.H9]/[.$E$6] )^2 + ([.G9]*[.$F$6]/([.$E$6]^2))^2           )" office:value-type="float" office:value="0.000107006091549077" calcext:value-type="float">
            <text:p>0,0001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248" calcext:value-type="float">
            <text:p>0,0692</text:p>
          </table:table-cell>
          <table:table-cell table:number-columns-repeated="3"/>
          <table:table-cell table:formula="of:=[.C10]/[.$E$3]" office:value-type="float" office:value="69.2203118752499" calcext:value-type="float">
            <text:p>69,2203</text:p>
          </table:table-cell>
          <table:table-cell table:formula="of:=[.C10]*[.$F$6]/([.$E$6]*[.$E$6])" office:value-type="float" office:value="0.000000107044256542641" calcext:value-type="float">
            <text:p>0,0000</text:p>
          </table:table-cell>
          <table:table-cell table:formula="of:=([.G10]-[.$E$6])/[.$E$6]" office:value-type="float" office:value="0.0704425654264115" calcext:value-type="float">
            <text:p>0,0704</text:p>
          </table:table-cell>
          <table:table-cell table:formula="of:=SQRT( ( [.H10]/[.$E$6] )^2 + ([.G10]*[.$F$6]/([.$E$6]^2))^2           )" office:value-type="float" office:value="0.000107001455973062" calcext:value-type="float">
            <text:p>0,0001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245" calcext:value-type="float">
            <text:p>0,0692</text:p>
          </table:table-cell>
          <table:table-cell table:number-columns-repeated="3"/>
          <table:table-cell table:formula="of:=[.C11]/[.$E$3]" office:value-type="float" office:value="69.2173130747701" calcext:value-type="float">
            <text:p>69,2173</text:p>
          </table:table-cell>
          <table:table-cell table:formula="of:=[.C11]*[.$F$6]/([.$E$6]*[.$E$6])" office:value-type="float" office:value="0.000000107039619112396" calcext:value-type="float">
            <text:p>0,0000</text:p>
          </table:table-cell>
          <table:table-cell table:formula="of:=([.G11]-[.$E$6])/[.$E$6]" office:value-type="float" office:value="0.0703961911239584" calcext:value-type="float">
            <text:p>0,0704</text:p>
          </table:table-cell>
          <table:table-cell table:formula="of:=SQRT( ( [.H11]/[.$E$6] )^2 + ([.G11]*[.$F$6]/([.$E$6]^2))^2           )" office:value-type="float" office:value="0.000106996820397046" calcext:value-type="float">
            <text:p>0,0001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24" calcext:value-type="float">
            <text:p>0,0692</text:p>
          </table:table-cell>
          <table:table-cell table:number-columns-repeated="3"/>
          <table:table-cell table:formula="of:=[.C12]/[.$E$3]" office:value-type="float" office:value="69.2123150739704" calcext:value-type="float">
            <text:p>69,2123</text:p>
          </table:table-cell>
          <table:table-cell table:formula="of:=[.C12]*[.$F$6]/([.$E$6]*[.$E$6])" office:value-type="float" office:value="0.000000107031890061987" calcext:value-type="float">
            <text:p>0,0000</text:p>
          </table:table-cell>
          <table:table-cell table:formula="of:=([.G12]-[.$E$6])/[.$E$6]" office:value-type="float" office:value="0.0703189006198696" calcext:value-type="float">
            <text:p>0,0703</text:p>
          </table:table-cell>
          <table:table-cell table:formula="of:=SQRT( ( [.H12]/[.$E$6] )^2 + ([.G12]*[.$F$6]/([.$E$6]^2))^2           )" office:value-type="float" office:value="0.00010698909443702" calcext:value-type="float">
            <text:p>0,0001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236" calcext:value-type="float">
            <text:p>0,0692</text:p>
          </table:table-cell>
          <table:table-cell table:number-columns-repeated="3"/>
          <table:table-cell table:formula="of:=[.C13]/[.$E$3]" office:value-type="float" office:value="69.2083166733307" calcext:value-type="float">
            <text:p>69,2083</text:p>
          </table:table-cell>
          <table:table-cell table:formula="of:=[.C13]*[.$F$6]/([.$E$6]*[.$E$6])" office:value-type="float" office:value="0.00000010702570682166" calcext:value-type="float">
            <text:p>0,0000</text:p>
          </table:table-cell>
          <table:table-cell table:formula="of:=([.G13]-[.$E$6])/[.$E$6]" office:value-type="float" office:value="0.0702570682165987" calcext:value-type="float">
            <text:p>0,0703</text:p>
          </table:table-cell>
          <table:table-cell table:formula="of:=SQRT( ( [.H13]/[.$E$6] )^2 + ([.G13]*[.$F$6]/([.$E$6]^2))^2           )" office:value-type="float" office:value="0.000106982913669" calcext:value-type="float">
            <text:p>0,0001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23" calcext:value-type="float">
            <text:p>0,0692</text:p>
          </table:table-cell>
          <table:table-cell table:number-columns-repeated="3"/>
          <table:table-cell table:formula="of:=[.C14]/[.$E$3]" office:value-type="float" office:value="69.2023190723711" calcext:value-type="float">
            <text:p>69,2023</text:p>
          </table:table-cell>
          <table:table-cell table:formula="of:=[.C14]*[.$F$6]/([.$E$6]*[.$E$6])" office:value-type="float" office:value="0.000000107016431961169" calcext:value-type="float">
            <text:p>0,0000</text:p>
          </table:table-cell>
          <table:table-cell table:formula="of:=([.G14]-[.$E$6])/[.$E$6]" office:value-type="float" office:value="0.0701643196116925" calcext:value-type="float">
            <text:p>0,0702</text:p>
          </table:table-cell>
          <table:table-cell table:formula="of:=SQRT( ( [.H14]/[.$E$6] )^2 + ([.G14]*[.$F$6]/([.$E$6]^2))^2           )" office:value-type="float" office:value="0.000106973642516969" calcext:value-type="float">
            <text:p>0,0001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226" calcext:value-type="float">
            <text:p>0,0692</text:p>
          </table:table-cell>
          <table:table-cell table:number-columns-repeated="3"/>
          <table:table-cell table:formula="of:=[.C15]/[.$E$3]" office:value-type="float" office:value="69.1983206717313" calcext:value-type="float">
            <text:p>69,1983</text:p>
          </table:table-cell>
          <table:table-cell table:formula="of:=[.C15]*[.$F$6]/([.$E$6]*[.$E$6])" office:value-type="float" office:value="0.000000107010248720842" calcext:value-type="float">
            <text:p>0,0000</text:p>
          </table:table-cell>
          <table:table-cell table:formula="of:=([.G15]-[.$E$6])/[.$E$6]" office:value-type="float" office:value="0.0701024872084213" calcext:value-type="float">
            <text:p>0,0701</text:p>
          </table:table-cell>
          <table:table-cell table:formula="of:=SQRT( ( [.H15]/[.$E$6] )^2 + ([.G15]*[.$F$6]/([.$E$6]^2))^2           )" office:value-type="float" office:value="0.000106967461748948" calcext:value-type="float">
            <text:p>0,0001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219" calcext:value-type="float">
            <text:p>0,0692</text:p>
          </table:table-cell>
          <table:table-cell table:number-columns-repeated="3"/>
          <table:table-cell table:formula="of:=[.C16]/[.$E$3]" office:value-type="float" office:value="69.1913234706118" calcext:value-type="float">
            <text:p>69,1913</text:p>
          </table:table-cell>
          <table:table-cell table:formula="of:=[.C16]*[.$F$6]/([.$E$6]*[.$E$6])" office:value-type="float" office:value="0.00000010699942805027" calcext:value-type="float">
            <text:p>0,0000</text:p>
          </table:table-cell>
          <table:table-cell table:formula="of:=([.G16]-[.$E$6])/[.$E$6]" office:value-type="float" office:value="0.0699942805026973" calcext:value-type="float">
            <text:p>0,0700</text:p>
          </table:table-cell>
          <table:table-cell table:formula="of:=SQRT( ( [.H16]/[.$E$6] )^2 + ([.G16]*[.$F$6]/([.$E$6]^2))^2           )" office:value-type="float" office:value="0.000106956645404912" calcext:value-type="float">
            <text:p>0,0001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213" calcext:value-type="float">
            <text:p>0,0692</text:p>
          </table:table-cell>
          <table:table-cell table:number-columns-repeated="3"/>
          <table:table-cell table:formula="of:=[.C17]/[.$E$3]" office:value-type="float" office:value="69.1853258696521" calcext:value-type="float">
            <text:p>69,1853</text:p>
          </table:table-cell>
          <table:table-cell table:formula="of:=[.C17]*[.$F$6]/([.$E$6]*[.$E$6])" office:value-type="float" office:value="0.000000106990153189779" calcext:value-type="float">
            <text:p>0,0000</text:p>
          </table:table-cell>
          <table:table-cell table:formula="of:=([.G17]-[.$E$6])/[.$E$6]" office:value-type="float" office:value="0.0699015318977909" calcext:value-type="float">
            <text:p>0,0699</text:p>
          </table:table-cell>
          <table:table-cell table:formula="of:=SQRT( ( [.H17]/[.$E$6] )^2 + ([.G17]*[.$F$6]/([.$E$6]^2))^2           )" office:value-type="float" office:value="0.000106947374252881" calcext:value-type="float">
            <text:p>0,0001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204" calcext:value-type="float">
            <text:p>0,0692</text:p>
          </table:table-cell>
          <table:table-cell table:number-columns-repeated="3"/>
          <table:table-cell table:formula="of:=[.C18]/[.$E$3]" office:value-type="float" office:value="69.1763294682127" calcext:value-type="float">
            <text:p>69,1763</text:p>
          </table:table-cell>
          <table:table-cell table:formula="of:=[.C18]*[.$F$6]/([.$E$6]*[.$E$6])" office:value-type="float" office:value="0.000000106976240899043" calcext:value-type="float">
            <text:p>0,0000</text:p>
          </table:table-cell>
          <table:table-cell table:formula="of:=([.G18]-[.$E$6])/[.$E$6]" office:value-type="float" office:value="0.0697624089904314" calcext:value-type="float">
            <text:p>0,0698</text:p>
          </table:table-cell>
          <table:table-cell table:formula="of:=SQRT( ( [.H18]/[.$E$6] )^2 + ([.G18]*[.$F$6]/([.$E$6]^2))^2           )" office:value-type="float" office:value="0.000106933467524835" calcext:value-type="float">
            <text:p>0,0001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197" calcext:value-type="float">
            <text:p>0,0692</text:p>
          </table:table-cell>
          <table:table-cell table:number-columns-repeated="3"/>
          <table:table-cell table:formula="of:=[.C19]/[.$E$3]" office:value-type="float" office:value="69.1693322670932" calcext:value-type="float">
            <text:p>69,1693</text:p>
          </table:table-cell>
          <table:table-cell table:formula="of:=[.C19]*[.$F$6]/([.$E$6]*[.$E$6])" office:value-type="float" office:value="0.000000106965420228471" calcext:value-type="float">
            <text:p>0,0000</text:p>
          </table:table-cell>
          <table:table-cell table:formula="of:=([.G19]-[.$E$6])/[.$E$6]" office:value-type="float" office:value="0.0696542022847071" calcext:value-type="float">
            <text:p>0,0697</text:p>
          </table:table-cell>
          <table:table-cell table:formula="of:=SQRT( ( [.H19]/[.$E$6] )^2 + ([.G19]*[.$F$6]/([.$E$6]^2))^2           )" office:value-type="float" office:value="0.000106922651180799" calcext:value-type="float">
            <text:p>0,0001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9184" calcext:value-type="float">
            <text:p>0,0692</text:p>
          </table:table-cell>
          <table:table-cell table:number-columns-repeated="3"/>
          <table:table-cell table:formula="of:=[.C20]/[.$E$3]" office:value-type="float" office:value="69.156337465014" calcext:value-type="float">
            <text:p>69,1563</text:p>
          </table:table-cell>
          <table:table-cell table:formula="of:=[.C20]*[.$F$6]/([.$E$6]*[.$E$6])" office:value-type="float" office:value="0.000000106945324697408" calcext:value-type="float">
            <text:p>0,0000</text:p>
          </table:table-cell>
          <table:table-cell table:formula="of:=([.G20]-[.$E$6])/[.$E$6]" office:value-type="float" office:value="0.0694532469740766" calcext:value-type="float">
            <text:p>0,0695</text:p>
          </table:table-cell>
          <table:table-cell table:formula="of:=SQRT( ( [.H20]/[.$E$6] )^2 + ([.G20]*[.$F$6]/([.$E$6]^2))^2           )" office:value-type="float" office:value="0.000106902563684732" calcext:value-type="float">
            <text:p>0,0001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9175" calcext:value-type="float">
            <text:p>0,0692</text:p>
          </table:table-cell>
          <table:table-cell table:number-columns-repeated="3"/>
          <table:table-cell table:formula="of:=[.C21]/[.$E$3]" office:value-type="float" office:value="69.1473410635746" calcext:value-type="float">
            <text:p>69,1473</text:p>
          </table:table-cell>
          <table:table-cell table:formula="of:=[.C21]*[.$F$6]/([.$E$6]*[.$E$6])" office:value-type="float" office:value="0.000000106931412406672" calcext:value-type="float">
            <text:p>0,0000</text:p>
          </table:table-cell>
          <table:table-cell table:formula="of:=([.G21]-[.$E$6])/[.$E$6]" office:value-type="float" office:value="0.0693141240667171" calcext:value-type="float">
            <text:p>0,0693</text:p>
          </table:table-cell>
          <table:table-cell table:formula="of:=SQRT( ( [.H21]/[.$E$6] )^2 + ([.G21]*[.$F$6]/([.$E$6]^2))^2           )" office:value-type="float" office:value="0.000106888656956685" calcext:value-type="float">
            <text:p>0,0001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9158" calcext:value-type="float">
            <text:p>0,0692</text:p>
          </table:table-cell>
          <table:table-cell table:number-columns-repeated="3"/>
          <table:table-cell table:formula="of:=[.C22]/[.$E$3]" office:value-type="float" office:value="69.1303478608557" calcext:value-type="float">
            <text:p>69,1303</text:p>
          </table:table-cell>
          <table:table-cell table:formula="of:=[.C22]*[.$F$6]/([.$E$6]*[.$E$6])" office:value-type="float" office:value="0.000000106905133635282" calcext:value-type="float">
            <text:p>0,0000</text:p>
          </table:table-cell>
          <table:table-cell table:formula="of:=([.G22]-[.$E$6])/[.$E$6]" office:value-type="float" office:value="0.0690513363528155" calcext:value-type="float">
            <text:p>0,0691</text:p>
          </table:table-cell>
          <table:table-cell table:formula="of:=SQRT( ( [.H22]/[.$E$6] )^2 + ([.G22]*[.$F$6]/([.$E$6]^2))^2           )" office:value-type="float" office:value="0.000106862388692598" calcext:value-type="float">
            <text:p>0,0001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9144" calcext:value-type="float">
            <text:p>0,0691</text:p>
          </table:table-cell>
          <table:table-cell table:number-columns-repeated="3"/>
          <table:table-cell table:formula="of:=[.C23]/[.$E$3]" office:value-type="float" office:value="69.1163534586165" calcext:value-type="float">
            <text:p>69,1164</text:p>
          </table:table-cell>
          <table:table-cell table:formula="of:=[.C23]*[.$F$6]/([.$E$6]*[.$E$6])" office:value-type="float" office:value="0.000000106883492294137" calcext:value-type="float">
            <text:p>0,0000</text:p>
          </table:table-cell>
          <table:table-cell table:formula="of:=([.G23]-[.$E$6])/[.$E$6]" office:value-type="float" office:value="0.0688349229413672" calcext:value-type="float">
            <text:p>0,0688</text:p>
          </table:table-cell>
          <table:table-cell table:formula="of:=SQRT( ( [.H23]/[.$E$6] )^2 + ([.G23]*[.$F$6]/([.$E$6]^2))^2           )" office:value-type="float" office:value="0.000106840756004525" calcext:value-type="float">
            <text:p>0,0001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912" calcext:value-type="float">
            <text:p>0,0691</text:p>
          </table:table-cell>
          <table:table-cell table:number-columns-repeated="3"/>
          <table:table-cell table:formula="of:=[.C24]/[.$E$3]" office:value-type="float" office:value="69.0923630547781" calcext:value-type="float">
            <text:p>69,0924</text:p>
          </table:table-cell>
          <table:table-cell table:formula="of:=[.C24]*[.$F$6]/([.$E$6]*[.$E$6])" office:value-type="float" office:value="0.000000106846392852174" calcext:value-type="float">
            <text:p>0,0000</text:p>
          </table:table-cell>
          <table:table-cell table:formula="of:=([.G24]-[.$E$6])/[.$E$6]" office:value-type="float" office:value="0.0684639285217418" calcext:value-type="float">
            <text:p>0,0685</text:p>
          </table:table-cell>
          <table:table-cell table:formula="of:=SQRT( ( [.H24]/[.$E$6] )^2 + ([.G24]*[.$F$6]/([.$E$6]^2))^2           )" office:value-type="float" office:value="0.000106803671396402" calcext:value-type="float">
            <text:p>0,0001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91" calcext:value-type="float">
            <text:p>0,0691</text:p>
          </table:table-cell>
          <table:table-cell table:number-columns-repeated="3"/>
          <table:table-cell table:formula="of:=[.C25]/[.$E$3]" office:value-type="float" office:value="69.0723710515794" calcext:value-type="float">
            <text:p>69,0724</text:p>
          </table:table-cell>
          <table:table-cell table:formula="of:=[.C25]*[.$F$6]/([.$E$6]*[.$E$6])" office:value-type="float" office:value="0.000000106815476650539" calcext:value-type="float">
            <text:p>0,0000</text:p>
          </table:table-cell>
          <table:table-cell table:formula="of:=([.G25]-[.$E$6])/[.$E$6]" office:value-type="float" office:value="0.0681547665053871" calcext:value-type="float">
            <text:p>0,0682</text:p>
          </table:table-cell>
          <table:table-cell table:formula="of:=SQRT( ( [.H25]/[.$E$6] )^2 + ([.G25]*[.$F$6]/([.$E$6]^2))^2           )" office:value-type="float" office:value="0.000106772767556299" calcext:value-type="float">
            <text:p>0,0001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9061" calcext:value-type="float">
            <text:p>0,0691</text:p>
          </table:table-cell>
          <table:table-cell table:number-columns-repeated="3"/>
          <table:table-cell table:formula="of:=[.C26]/[.$E$3]" office:value-type="float" office:value="69.0333866453419" calcext:value-type="float">
            <text:p>69,0334</text:p>
          </table:table-cell>
          <table:table-cell table:formula="of:=[.C26]*[.$F$6]/([.$E$6]*[.$E$6])" office:value-type="float" office:value="0.00000010675519005735" calcext:value-type="float">
            <text:p>0,0000</text:p>
          </table:table-cell>
          <table:table-cell table:formula="of:=([.G26]-[.$E$6])/[.$E$6]" office:value-type="float" office:value="0.0675519005734955" calcext:value-type="float">
            <text:p>0,0676</text:p>
          </table:table-cell>
          <table:table-cell table:formula="of:=SQRT( ( [.H26]/[.$E$6] )^2 + ([.G26]*[.$F$6]/([.$E$6]^2))^2           )" office:value-type="float" office:value="0.000106712505068097" calcext:value-type="float">
            <text:p>0,0001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9031" calcext:value-type="float">
            <text:p>0,0690</text:p>
          </table:table-cell>
          <table:table-cell table:number-columns-repeated="3"/>
          <table:table-cell table:formula="of:=[.C27]/[.$E$3]" office:value-type="float" office:value="69.0033986405438" calcext:value-type="float">
            <text:p>69,0034</text:p>
          </table:table-cell>
          <table:table-cell table:formula="of:=[.C27]*[.$F$6]/([.$E$6]*[.$E$6])" office:value-type="float" office:value="0.000000106708815754896" calcext:value-type="float">
            <text:p>0,0000</text:p>
          </table:table-cell>
          <table:table-cell table:formula="of:=([.G27]-[.$E$6])/[.$E$6]" office:value-type="float" office:value="0.0670881575489634" calcext:value-type="float">
            <text:p>0,0671</text:p>
          </table:table-cell>
          <table:table-cell table:formula="of:=SQRT( ( [.H27]/[.$E$6] )^2 + ([.G27]*[.$F$6]/([.$E$6]^2))^2           )" office:value-type="float" office:value="0.000106666149307943" calcext:value-type="float">
            <text:p>0,0001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8992" calcext:value-type="float">
            <text:p>0,0690</text:p>
          </table:table-cell>
          <table:table-cell table:number-columns-repeated="3"/>
          <table:table-cell table:formula="of:=[.C28]/[.$E$3]" office:value-type="float" office:value="68.9644142343063" calcext:value-type="float">
            <text:p>68,9644</text:p>
          </table:table-cell>
          <table:table-cell table:formula="of:=[.C28]*[.$F$6]/([.$E$6]*[.$E$6])" office:value-type="float" office:value="0.000000106648529161707" calcext:value-type="float">
            <text:p>0,0000</text:p>
          </table:table-cell>
          <table:table-cell table:formula="of:=([.G28]-[.$E$6])/[.$E$6]" office:value-type="float" office:value="0.0664852916170718" calcext:value-type="float">
            <text:p>0,0665</text:p>
          </table:table-cell>
          <table:table-cell table:formula="of:=SQRT( ( [.H28]/[.$E$6] )^2 + ([.G28]*[.$F$6]/([.$E$6]^2))^2           )" office:value-type="float" office:value="0.000106605886819742" calcext:value-type="float">
            <text:p>0,0001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8913" calcext:value-type="float">
            <text:p>0,0689</text:p>
          </table:table-cell>
          <table:table-cell table:number-columns-repeated="3"/>
          <table:table-cell table:formula="of:=[.C29]/[.$E$3]" office:value-type="float" office:value="68.8854458216713" calcext:value-type="float">
            <text:p>68,8854</text:p>
          </table:table-cell>
          <table:table-cell table:formula="of:=[.C29]*[.$F$6]/([.$E$6]*[.$E$6])" office:value-type="float" office:value="0.000000106526410165247" calcext:value-type="float">
            <text:p>0,0000</text:p>
          </table:table-cell>
          <table:table-cell table:formula="of:=([.G29]-[.$E$6])/[.$E$6]" office:value-type="float" office:value="0.0652641016524708" calcext:value-type="float">
            <text:p>0,0653</text:p>
          </table:table-cell>
          <table:table-cell table:formula="of:=SQRT( ( [.H29]/[.$E$6] )^2 + ([.G29]*[.$F$6]/([.$E$6]^2))^2           )" office:value-type="float" office:value="0.000106483816651334" calcext:value-type="float">
            <text:p>0,0001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8848" calcext:value-type="float">
            <text:p>0,0688</text:p>
          </table:table-cell>
          <table:table-cell table:number-columns-repeated="3"/>
          <table:table-cell table:formula="of:=[.C30]/[.$E$3]" office:value-type="float" office:value="68.8204718112755" calcext:value-type="float">
            <text:p>68,8205</text:p>
          </table:table-cell>
          <table:table-cell table:formula="of:=[.C30]*[.$F$6]/([.$E$6]*[.$E$6])" office:value-type="float" office:value="0.000000106425932509932" calcext:value-type="float">
            <text:p>0,0000</text:p>
          </table:table-cell>
          <table:table-cell table:formula="of:=([.G30]-[.$E$6])/[.$E$6]" office:value-type="float" office:value="0.0642593250993181" calcext:value-type="float">
            <text:p>0,0643</text:p>
          </table:table-cell>
          <table:table-cell table:formula="of:=SQRT( ( [.H30]/[.$E$6] )^2 + ([.G30]*[.$F$6]/([.$E$6]^2))^2           )" office:value-type="float" office:value="0.000106383379170999" calcext:value-type="float">
            <text:p>0,0001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8697" calcext:value-type="float">
            <text:p>0,0687</text:p>
          </table:table-cell>
          <table:table-cell table:number-columns-repeated="3"/>
          <table:table-cell table:formula="of:=[.C31]/[.$E$3]" office:value-type="float" office:value="68.6695321871251" calcext:value-type="float">
            <text:p>68,6695</text:p>
          </table:table-cell>
          <table:table-cell table:formula="of:=[.C31]*[.$F$6]/([.$E$6]*[.$E$6])" office:value-type="float" office:value="0.000000106192515187584" calcext:value-type="float">
            <text:p>0,0000</text:p>
          </table:table-cell>
          <table:table-cell table:formula="of:=([.G31]-[.$E$6])/[.$E$6]" office:value-type="float" office:value="0.0619251518758404" calcext:value-type="float">
            <text:p>0,0619</text:p>
          </table:table-cell>
          <table:table-cell table:formula="of:=SQRT( ( [.H31]/[.$E$6] )^2 + ([.G31]*[.$F$6]/([.$E$6]^2))^2           )" office:value-type="float" office:value="0.000106150055178221" calcext:value-type="float">
            <text:p>0,0001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8592" calcext:value-type="float">
            <text:p>0,0686</text:p>
          </table:table-cell>
          <table:table-cell table:number-columns-repeated="3"/>
          <table:table-cell table:formula="of:=[.C32]/[.$E$3]" office:value-type="float" office:value="68.5645741703319" calcext:value-type="float">
            <text:p>68,5646</text:p>
          </table:table-cell>
          <table:table-cell table:formula="of:=[.C32]*[.$F$6]/([.$E$6]*[.$E$6])" office:value-type="float" office:value="0.000000106030205128998" calcext:value-type="float">
            <text:p>0,0000</text:p>
          </table:table-cell>
          <table:table-cell table:formula="of:=([.G32]-[.$E$6])/[.$E$6]" office:value-type="float" office:value="0.0603020512899785" calcext:value-type="float">
            <text:p>0,0603</text:p>
          </table:table-cell>
          <table:table-cell table:formula="of:=SQRT( ( [.H32]/[.$E$6] )^2 + ([.G32]*[.$F$6]/([.$E$6]^2))^2           )" office:value-type="float" office:value="0.000105987810017679" calcext:value-type="float">
            <text:p>0,0001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8306" calcext:value-type="float">
            <text:p>0,0683</text:p>
          </table:table-cell>
          <table:table-cell table:number-columns-repeated="3"/>
          <table:table-cell table:formula="of:=[.C33]/[.$E$3]" office:value-type="float" office:value="68.2786885245902" calcext:value-type="float">
            <text:p>68,2787</text:p>
          </table:table-cell>
          <table:table-cell table:formula="of:=[.C33]*[.$F$6]/([.$E$6]*[.$E$6])" office:value-type="float" office:value="0.000000105588103445611" calcext:value-type="float">
            <text:p>0,0000</text:p>
          </table:table-cell>
          <table:table-cell table:formula="of:=([.G33]-[.$E$6])/[.$E$6]" office:value-type="float" office:value="0.0558810344561065" calcext:value-type="float">
            <text:p>0,0559</text:p>
          </table:table-cell>
          <table:table-cell table:formula="of:=SQRT( ( [.H33]/[.$E$6] )^2 + ([.G33]*[.$F$6]/([.$E$6]^2))^2           )" office:value-type="float" office:value="0.000105545885104204" calcext:value-type="float">
            <text:p>0,0001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81" calcext:value-type="float">
            <text:p>0,0681</text:p>
          </table:table-cell>
          <table:table-cell table:number-columns-repeated="3"/>
          <table:table-cell table:formula="of:=[.C34]/[.$E$3]" office:value-type="float" office:value="68.0727708916433" calcext:value-type="float">
            <text:p>68,0728</text:p>
          </table:table-cell>
          <table:table-cell table:formula="of:=[.C34]*[.$F$6]/([.$E$6]*[.$E$6])" office:value-type="float" office:value="0.000000105269666568765" calcext:value-type="float">
            <text:p>0,0000</text:p>
          </table:table-cell>
          <table:table-cell table:formula="of:=([.G34]-[.$E$6])/[.$E$6]" office:value-type="float" office:value="0.0526966656876534" calcext:value-type="float">
            <text:p>0,0527</text:p>
          </table:table-cell>
          <table:table-cell table:formula="of:=SQRT( ( [.H34]/[.$E$6] )^2 + ([.G34]*[.$F$6]/([.$E$6]^2))^2           )" office:value-type="float" office:value="0.000105227575551142" calcext:value-type="float">
            <text:p>0,0001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7434" calcext:value-type="float">
            <text:p>0,0674</text:p>
          </table:table-cell>
          <table:table-cell table:number-columns-repeated="3"/>
          <table:table-cell table:formula="of:=[.C35]/[.$E$3]" office:value-type="float" office:value="67.4070371851259" calcext:value-type="float">
            <text:p>67,4070</text:p>
          </table:table-cell>
          <table:table-cell table:formula="of:=[.C35]*[.$F$6]/([.$E$6]*[.$E$6])" office:value-type="float" office:value="0.000000104240157054304" calcext:value-type="float">
            <text:p>0,0000</text:p>
          </table:table-cell>
          <table:table-cell table:formula="of:=([.G35]-[.$E$6])/[.$E$6]" office:value-type="float" office:value="0.0424015705430429" calcext:value-type="float">
            <text:p>0,0424</text:p>
          </table:table-cell>
          <table:table-cell table:formula="of:=SQRT( ( [.H35]/[.$E$6] )^2 + ([.G35]*[.$F$6]/([.$E$6]^2))^2           )" office:value-type="float" office:value="0.000104198477675708" calcext:value-type="float">
            <text:p>0,0001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7122" calcext:value-type="float">
            <text:p>0,0671</text:p>
          </table:table-cell>
          <table:table-cell table:number-columns-repeated="3"/>
          <table:table-cell table:formula="of:=[.C36]/[.$E$3]" office:value-type="float" office:value="67.0951619352259" calcext:value-type="float">
            <text:p>67,0952</text:p>
          </table:table-cell>
          <table:table-cell table:formula="of:=[.C36]*[.$F$6]/([.$E$6]*[.$E$6])" office:value-type="float" office:value="0.000000103757864308791" calcext:value-type="float">
            <text:p>0,0000</text:p>
          </table:table-cell>
          <table:table-cell table:formula="of:=([.G36]-[.$E$6])/[.$E$6]" office:value-type="float" office:value="0.0375786430879101" calcext:value-type="float">
            <text:p>0,0376</text:p>
          </table:table-cell>
          <table:table-cell table:formula="of:=SQRT( ( [.H36]/[.$E$6] )^2 + ([.G36]*[.$F$6]/([.$E$6]^2))^2           )" office:value-type="float" office:value="0.000103716377770099" calcext:value-type="float">
            <text:p>0,0001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6411" calcext:value-type="float">
            <text:p>0,0664</text:p>
          </table:table-cell>
          <table:table-cell table:number-columns-repeated="3"/>
          <table:table-cell table:formula="of:=[.C37]/[.$E$3]" office:value-type="float" office:value="66.3844462215114" calcext:value-type="float">
            <text:p>66,3844</text:p>
          </table:table-cell>
          <table:table-cell table:formula="of:=[.C37]*[.$F$6]/([.$E$6]*[.$E$6])" office:value-type="float" office:value="0.00000010265879334065" calcext:value-type="float">
            <text:p>0,0000</text:p>
          </table:table-cell>
          <table:table-cell table:formula="of:=([.G37]-[.$E$6])/[.$E$6]" office:value-type="float" office:value="0.0265879334065016" calcext:value-type="float">
            <text:p>0,0266</text:p>
          </table:table-cell>
          <table:table-cell table:formula="of:=SQRT( ( [.H37]/[.$E$6] )^2 + ([.G37]*[.$F$6]/([.$E$6]^2))^2           )" office:value-type="float" office:value="0.000102617746254433" calcext:value-type="float">
            <text:p>0,0001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6132" calcext:value-type="float">
            <text:p>0,0661</text:p>
          </table:table-cell>
          <table:table-cell table:number-columns-repeated="3"/>
          <table:table-cell table:formula="of:=[.C38]/[.$E$3]" office:value-type="float" office:value="66.1055577768892" calcext:value-type="float">
            <text:p>66,1056</text:p>
          </table:table-cell>
          <table:table-cell table:formula="of:=[.C38]*[.$F$6]/([.$E$6]*[.$E$6])" office:value-type="float" office:value="0.000000102227512327835" calcext:value-type="float">
            <text:p>0,0000</text:p>
          </table:table-cell>
          <table:table-cell table:formula="of:=([.G38]-[.$E$6])/[.$E$6]" office:value-type="float" office:value="0.0222751232783539" calcext:value-type="float">
            <text:p>0,0223</text:p>
          </table:table-cell>
          <table:table-cell table:formula="of:=SQRT( ( [.H38]/[.$E$6] )^2 + ([.G38]*[.$F$6]/([.$E$6]^2))^2           )" office:value-type="float" office:value="0.000102186637684995" calcext:value-type="float">
            <text:p>0,0001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5686" calcext:value-type="float">
            <text:p>0,0657</text:p>
          </table:table-cell>
          <table:table-cell table:number-columns-repeated="3"/>
          <table:table-cell table:formula="of:=[.C39]/[.$E$3]" office:value-type="float" office:value="65.6597361055578" calcext:value-type="float">
            <text:p>65,6597</text:p>
          </table:table-cell>
          <table:table-cell table:formula="of:=[.C39]*[.$F$6]/([.$E$6]*[.$E$6])" office:value-type="float" office:value="0.000000101538081031364" calcext:value-type="float">
            <text:p>0,0000</text:p>
          </table:table-cell>
          <table:table-cell table:formula="of:=([.G39]-[.$E$6])/[.$E$6]" office:value-type="float" office:value="0.0153808103136447" calcext:value-type="float">
            <text:p>0,0154</text:p>
          </table:table-cell>
          <table:table-cell table:formula="of:=SQRT( ( [.H39]/[.$E$6] )^2 + ([.G39]*[.$F$6]/([.$E$6]^2))^2           )" office:value-type="float" office:value="0.000101497482050695" calcext:value-type="float">
            <text:p>0,0001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5514" calcext:value-type="float">
            <text:p>0,0655</text:p>
          </table:table-cell>
          <table:table-cell table:number-columns-repeated="3"/>
          <table:table-cell table:formula="of:=[.C40]/[.$E$3]" office:value-type="float" office:value="65.4878048780488" calcext:value-type="float">
            <text:p>65,4878</text:p>
          </table:table-cell>
          <table:table-cell table:formula="of:=[.C40]*[.$F$6]/([.$E$6]*[.$E$6])" office:value-type="float" office:value="0.0000001012722016973" calcext:value-type="float">
            <text:p>0,0000</text:p>
          </table:table-cell>
          <table:table-cell table:formula="of:=([.G40]-[.$E$6])/[.$E$6]" office:value-type="float" office:value="0.0127220169729946" calcext:value-type="float">
            <text:p>0,0127</text:p>
          </table:table-cell>
          <table:table-cell table:formula="of:=SQRT( ( [.H40]/[.$E$6] )^2 + ([.G40]*[.$F$6]/([.$E$6]^2))^2           )" office:value-type="float" office:value="0.000101231709025808" calcext:value-type="float">
            <text:p>0,0001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5287" calcext:value-type="float">
            <text:p>0,0653</text:p>
          </table:table-cell>
          <table:table-cell table:number-columns-repeated="3"/>
          <table:table-cell table:formula="of:=[.C41]/[.$E$3]" office:value-type="float" office:value="65.2608956417433" calcext:value-type="float">
            <text:p>65,2609</text:p>
          </table:table-cell>
          <table:table-cell table:formula="of:=[.C41]*[.$F$6]/([.$E$6]*[.$E$6])" office:value-type="float" office:value="0.000000100921302808737" calcext:value-type="float">
            <text:p>0,0000</text:p>
          </table:table-cell>
          <table:table-cell table:formula="of:=([.G41]-[.$E$6])/[.$E$6]" office:value-type="float" office:value="0.00921302808736915" calcext:value-type="float">
            <text:p>0,0092</text:p>
          </table:table-cell>
          <table:table-cell table:formula="of:=SQRT( ( [.H41]/[.$E$6] )^2 + ([.G41]*[.$F$6]/([.$E$6]^2))^2           )" office:value-type="float" office:value="0.000100880950440638" calcext:value-type="float">
            <text:p>0,0001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519" calcext:value-type="float">
            <text:p>0,0652</text:p>
          </table:table-cell>
          <table:table-cell table:number-columns-repeated="3"/>
          <table:table-cell table:formula="of:=[.C42]/[.$E$3]" office:value-type="float" office:value="65.1639344262295" calcext:value-type="float">
            <text:p>65,1639</text:p>
          </table:table-cell>
          <table:table-cell table:formula="of:=[.C42]*[.$F$6]/([.$E$6]*[.$E$6])" office:value-type="float" office:value="0.000000100771359230805" calcext:value-type="float">
            <text:p>0,0000</text:p>
          </table:table-cell>
          <table:table-cell table:formula="of:=([.G42]-[.$E$6])/[.$E$6]" office:value-type="float" office:value="0.0077135923080489" calcext:value-type="float">
            <text:p>0,0077</text:p>
          </table:table-cell>
          <table:table-cell table:formula="of:=SQRT( ( [.H42]/[.$E$6] )^2 + ([.G42]*[.$F$6]/([.$E$6]^2))^2           )" office:value-type="float" office:value="0.000100731066816138" calcext:value-type="float">
            <text:p>0,0001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5107" calcext:value-type="float">
            <text:p>0,0651</text:p>
          </table:table-cell>
          <table:table-cell table:number-columns-repeated="3"/>
          <table:table-cell table:formula="of:=[.C43]/[.$E$3]" office:value-type="float" office:value="65.0809676129548" calcext:value-type="float">
            <text:p>65,0810</text:p>
          </table:table-cell>
          <table:table-cell table:formula="of:=[.C43]*[.$F$6]/([.$E$6]*[.$E$6])" office:value-type="float" office:value="0.000000100643056994018" calcext:value-type="float">
            <text:p>0,0000</text:p>
          </table:table-cell>
          <table:table-cell table:formula="of:=([.G43]-[.$E$6])/[.$E$6]" office:value-type="float" office:value="0.00643056994017695" calcext:value-type="float">
            <text:p>0,0064</text:p>
          </table:table-cell>
          <table:table-cell table:formula="of:=SQRT( ( [.H43]/[.$E$6] )^2 + ([.G43]*[.$F$6]/([.$E$6]^2))^2           )" office:value-type="float" office:value="0.00010060281587971" calcext:value-type="float">
            <text:p>0,0001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5014" calcext:value-type="float">
            <text:p>0,0650</text:p>
          </table:table-cell>
          <table:table-cell table:number-columns-repeated="3"/>
          <table:table-cell table:formula="of:=[.C44]/[.$E$3]" office:value-type="float" office:value="64.9880047980808" calcext:value-type="float">
            <text:p>64,9880</text:p>
          </table:table-cell>
          <table:table-cell table:formula="of:=[.C44]*[.$F$6]/([.$E$6]*[.$E$6])" office:value-type="float" office:value="0.000000100499296656413" calcext:value-type="float">
            <text:p>0,0000</text:p>
          </table:table-cell>
          <table:table-cell table:formula="of:=([.G44]-[.$E$6])/[.$E$6]" office:value-type="float" office:value="0.00499296656412786" calcext:value-type="float">
            <text:p>0,0050</text:p>
          </table:table-cell>
          <table:table-cell table:formula="of:=SQRT( ( [.H44]/[.$E$6] )^2 + ([.G44]*[.$F$6]/([.$E$6]^2))^2           )" office:value-type="float" office:value="0.00010045911302323" calcext:value-type="float">
            <text:p>0,0001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97" calcext:value-type="float">
            <text:p>0,0650</text:p>
          </table:table-cell>
          <table:table-cell table:number-columns-repeated="3"/>
          <table:table-cell table:formula="of:=[.C45]/[.$E$3]" office:value-type="float" office:value="64.9440223910436" calcext:value-type="float">
            <text:p>64,9440</text:p>
          </table:table-cell>
          <table:table-cell table:formula="of:=[.C45]*[.$F$6]/([.$E$6]*[.$E$6])" office:value-type="float" office:value="0.000000100431281012815" calcext:value-type="float">
            <text:p>0,0000</text:p>
          </table:table-cell>
          <table:table-cell table:formula="of:=([.G45]-[.$E$6])/[.$E$6]" office:value-type="float" office:value="0.00431281012814749" calcext:value-type="float">
            <text:p>0,0043</text:p>
          </table:table-cell>
          <table:table-cell table:formula="of:=SQRT( ( [.H45]/[.$E$6] )^2 + ([.G45]*[.$F$6]/([.$E$6]^2))^2           )" office:value-type="float" office:value="0.000100391124575003" calcext:value-type="float">
            <text:p>0,0001</text:p>
          </table:table-cell>
        </table:table-row>
        <table:table-row table:style-name="ro7">
          <table:table-cell/>
          <table:table-cell table:style-name="ce199" office:value-type="float" office:value="-6.22E-015" calcext:value-type="float">
            <text:p>-6,22E-015</text:p>
          </table:table-cell>
          <table:table-cell office:value-type="float" office:value="0.064917" calcext:value-type="float">
            <text:p>0,0649</text:p>
          </table:table-cell>
          <table:table-cell table:number-columns-repeated="3"/>
          <table:table-cell table:formula="of:=[.C46]/[.$E$3]" office:value-type="float" office:value="64.891043582567" calcext:value-type="float">
            <text:p>64,8910</text:p>
          </table:table-cell>
          <table:table-cell table:formula="of:=[.C46]*[.$F$6]/([.$E$6]*[.$E$6])" office:value-type="float" office:value="0.000000100349353078481" calcext:value-type="float">
            <text:p>0,0000</text:p>
          </table:table-cell>
          <table:table-cell table:formula="of:=([.G46]-[.$E$6])/[.$E$6]" office:value-type="float" office:value="0.00349353078480783" calcext:value-type="float">
            <text:p>0,0035</text:p>
          </table:table-cell>
          <table:table-cell table:formula="of:=SQRT( ( [.H46]/[.$E$6] )^2 + ([.G46]*[.$F$6]/([.$E$6]^2))^2           )" office:value-type="float" office:value="0.00010030922939873" calcext:value-type="float">
            <text:p>0,0001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888" calcext:value-type="float">
            <text:p>0,0649</text:p>
          </table:table-cell>
          <table:table-cell table:number-columns-repeated="3"/>
          <table:table-cell table:formula="of:=[.C47]/[.$E$3]" office:value-type="float" office:value="64.8620551779288" calcext:value-type="float">
            <text:p>64,8621</text:p>
          </table:table-cell>
          <table:table-cell table:formula="of:=[.C47]*[.$F$6]/([.$E$6]*[.$E$6])" office:value-type="float" office:value="0.000000100304524586109" calcext:value-type="float">
            <text:p>0,0000</text:p>
          </table:table-cell>
          <table:table-cell table:formula="of:=([.G47]-[.$E$6])/[.$E$6]" office:value-type="float" office:value="0.00304524586109338" calcext:value-type="float">
            <text:p>0,0030</text:p>
          </table:table-cell>
          <table:table-cell table:formula="of:=SQRT( ( [.H47]/[.$E$6] )^2 + ([.G47]*[.$F$6]/([.$E$6]^2))^2           )" office:value-type="float" office:value="0.00010026441883058" calcext:value-type="float">
            <text:p>0,0001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855" calcext:value-type="float">
            <text:p>0,0649</text:p>
          </table:table-cell>
          <table:table-cell table:number-columns-repeated="3"/>
          <table:table-cell table:formula="of:=[.C48]/[.$E$3]" office:value-type="float" office:value="64.8290683726509" calcext:value-type="float">
            <text:p>64,8291</text:p>
          </table:table-cell>
          <table:table-cell table:formula="of:=[.C48]*[.$F$6]/([.$E$6]*[.$E$6])" office:value-type="float" office:value="0.000000100253512853411" calcext:value-type="float">
            <text:p>0,0000</text:p>
          </table:table-cell>
          <table:table-cell table:formula="of:=([.G48]-[.$E$6])/[.$E$6]" office:value-type="float" office:value="0.00253512853410821" calcext:value-type="float">
            <text:p>0,0025</text:p>
          </table:table-cell>
          <table:table-cell table:formula="of:=SQRT( ( [.H48]/[.$E$6] )^2 + ([.G48]*[.$F$6]/([.$E$6]^2))^2           )" office:value-type="float" office:value="0.00010021342749441" calcext:value-type="float">
            <text:p>0,0001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843" calcext:value-type="float">
            <text:p>0,0648</text:p>
          </table:table-cell>
          <table:table-cell table:number-columns-repeated="3"/>
          <table:table-cell table:formula="of:=[.C49]/[.$E$3]" office:value-type="float" office:value="64.8170731707317" calcext:value-type="float">
            <text:p>64,8171</text:p>
          </table:table-cell>
          <table:table-cell table:formula="of:=[.C49]*[.$F$6]/([.$E$6]*[.$E$6])" office:value-type="float" office:value="0.00000010023496313243" calcext:value-type="float">
            <text:p>0,0000</text:p>
          </table:table-cell>
          <table:table-cell table:formula="of:=([.G49]-[.$E$6])/[.$E$6]" office:value-type="float" office:value="0.00234963132429538" calcext:value-type="float">
            <text:p>0,0023</text:p>
          </table:table-cell>
          <table:table-cell table:formula="of:=SQRT( ( [.H49]/[.$E$6] )^2 + ([.G49]*[.$F$6]/([.$E$6]^2))^2           )" office:value-type="float" office:value="0.000100194885190348" calcext:value-type="float">
            <text:p>0,0001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822" calcext:value-type="float">
            <text:p>0,0648</text:p>
          </table:table-cell>
          <table:table-cell table:number-columns-repeated="3"/>
          <table:table-cell table:formula="of:=[.C50]/[.$E$3]" office:value-type="float" office:value="64.796081567373" calcext:value-type="float">
            <text:p>64,7961</text:p>
          </table:table-cell>
          <table:table-cell table:formula="of:=[.C50]*[.$F$6]/([.$E$6]*[.$E$6])" office:value-type="float" office:value="0.000000100202501120712" calcext:value-type="float">
            <text:p>0,0000</text:p>
          </table:table-cell>
          <table:table-cell table:formula="of:=([.G50]-[.$E$6])/[.$E$6]" office:value-type="float" office:value="0.00202501120712283" calcext:value-type="float">
            <text:p>0,0020</text:p>
          </table:table-cell>
          <table:table-cell table:formula="of:=SQRT( ( [.H50]/[.$E$6] )^2 + ([.G50]*[.$F$6]/([.$E$6]^2))^2           )" office:value-type="float" office:value="0.00010016243615824" calcext:value-type="float">
            <text:p>0,0001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81" calcext:value-type="float">
            <text:p>0,0648</text:p>
          </table:table-cell>
          <table:table-cell table:number-columns-repeated="3"/>
          <table:table-cell table:formula="of:=[.C51]/[.$E$3]" office:value-type="float" office:value="64.7840863654538" calcext:value-type="float">
            <text:p>64,7841</text:p>
          </table:table-cell>
          <table:table-cell table:formula="of:=[.C51]*[.$F$6]/([.$E$6]*[.$E$6])" office:value-type="float" office:value="0.000000100183951399731" calcext:value-type="float">
            <text:p>0,0000</text:p>
          </table:table-cell>
          <table:table-cell table:formula="of:=([.G51]-[.$E$6])/[.$E$6]" office:value-type="float" office:value="0.00183951399731" calcext:value-type="float">
            <text:p>0,0018</text:p>
          </table:table-cell>
          <table:table-cell table:formula="of:=SQRT( ( [.H51]/[.$E$6] )^2 + ([.G51]*[.$F$6]/([.$E$6]^2))^2           )" office:value-type="float" office:value="0.000100143893854178" calcext:value-type="float">
            <text:p>0,0001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96" calcext:value-type="float">
            <text:p>0,0648</text:p>
          </table:table-cell>
          <table:table-cell table:number-columns-repeated="3"/>
          <table:table-cell table:formula="of:=[.C52]/[.$E$3]" office:value-type="float" office:value="64.7700919632147" calcext:value-type="float">
            <text:p>64,7701</text:p>
          </table:table-cell>
          <table:table-cell table:formula="of:=[.C52]*[.$F$6]/([.$E$6]*[.$E$6])" office:value-type="float" office:value="0.000000100162310058586" calcext:value-type="float">
            <text:p>0,0000</text:p>
          </table:table-cell>
          <table:table-cell table:formula="of:=([.G52]-[.$E$6])/[.$E$6]" office:value-type="float" office:value="0.00162310058586192" calcext:value-type="float">
            <text:p>0,0016</text:p>
          </table:table-cell>
          <table:table-cell table:formula="of:=SQRT( ( [.H52]/[.$E$6] )^2 + ([.G52]*[.$F$6]/([.$E$6]^2))^2           )" office:value-type="float" office:value="0.000100122261166106" calcext:value-type="float">
            <text:p>0,0001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87" calcext:value-type="float">
            <text:p>0,0648</text:p>
          </table:table-cell>
          <table:table-cell table:number-columns-repeated="3"/>
          <table:table-cell table:formula="of:=[.C53]/[.$E$3]" office:value-type="float" office:value="64.7610955617753" calcext:value-type="float">
            <text:p>64,7611</text:p>
          </table:table-cell>
          <table:table-cell table:formula="of:=[.C53]*[.$F$6]/([.$E$6]*[.$E$6])" office:value-type="float" office:value="0.00000010014839776785" calcext:value-type="float">
            <text:p>0,0000</text:p>
          </table:table-cell>
          <table:table-cell table:formula="of:=([.G53]-[.$E$6])/[.$E$6]" office:value-type="float" office:value="0.00148397767850241" calcext:value-type="float">
            <text:p>0,0015</text:p>
          </table:table-cell>
          <table:table-cell table:formula="of:=SQRT( ( [.H53]/[.$E$6] )^2 + ([.G53]*[.$F$6]/([.$E$6]^2))^2           )" office:value-type="float" office:value="0.00010010835443806" calcext:value-type="float">
            <text:p>0,0001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78" calcext:value-type="float">
            <text:p>0,0648</text:p>
          </table:table-cell>
          <table:table-cell table:number-columns-repeated="3"/>
          <table:table-cell table:formula="of:=[.C54]/[.$E$3]" office:value-type="float" office:value="64.7520991603359" calcext:value-type="float">
            <text:p>64,7521</text:p>
          </table:table-cell>
          <table:table-cell table:formula="of:=[.C54]*[.$F$6]/([.$E$6]*[.$E$6])" office:value-type="float" office:value="0.000000100134485477114" calcext:value-type="float">
            <text:p>0,0000</text:p>
          </table:table-cell>
          <table:table-cell table:formula="of:=([.G54]-[.$E$6])/[.$E$6]" office:value-type="float" office:value="0.00134485477114268" calcext:value-type="float">
            <text:p>0,0013</text:p>
          </table:table-cell>
          <table:table-cell table:formula="of:=SQRT( ( [.H54]/[.$E$6] )^2 + ([.G54]*[.$F$6]/([.$E$6]^2))^2           )" office:value-type="float" office:value="0.000100094447710013" calcext:value-type="float">
            <text:p>0,0001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71" calcext:value-type="float">
            <text:p>0,0648</text:p>
          </table:table-cell>
          <table:table-cell table:number-columns-repeated="3"/>
          <table:table-cell table:formula="of:=[.C55]/[.$E$3]" office:value-type="float" office:value="64.7451019592163" calcext:value-type="float">
            <text:p>64,7451</text:p>
          </table:table-cell>
          <table:table-cell table:formula="of:=[.C55]*[.$F$6]/([.$E$6]*[.$E$6])" office:value-type="float" office:value="0.000000100123664806542" calcext:value-type="float">
            <text:p>0,0000</text:p>
          </table:table-cell>
          <table:table-cell table:formula="of:=([.G55]-[.$E$6])/[.$E$6]" office:value-type="float" office:value="0.00123664806541864" calcext:value-type="float">
            <text:p>0,0012</text:p>
          </table:table-cell>
          <table:table-cell table:formula="of:=SQRT( ( [.H55]/[.$E$6] )^2 + ([.G55]*[.$F$6]/([.$E$6]^2))^2           )" office:value-type="float" office:value="0.000100083631365977" calcext:value-type="float">
            <text:p>0,0001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65" calcext:value-type="float">
            <text:p>0,0648</text:p>
          </table:table-cell>
          <table:table-cell table:number-columns-repeated="3"/>
          <table:table-cell table:formula="of:=[.C56]/[.$E$3]" office:value-type="float" office:value="64.7391043582567" calcext:value-type="float">
            <text:p>64,7391</text:p>
          </table:table-cell>
          <table:table-cell table:formula="of:=[.C56]*[.$F$6]/([.$E$6]*[.$E$6])" office:value-type="float" office:value="0.000000100114389946051" calcext:value-type="float">
            <text:p>0,0000</text:p>
          </table:table-cell>
          <table:table-cell table:formula="of:=([.G56]-[.$E$6])/[.$E$6]" office:value-type="float" office:value="0.00114389946051222" calcext:value-type="float">
            <text:p>0,0011</text:p>
          </table:table-cell>
          <table:table-cell table:formula="of:=SQRT( ( [.H56]/[.$E$6] )^2 + ([.G56]*[.$F$6]/([.$E$6]^2))^2           )" office:value-type="float" office:value="0.000100074360213946" calcext:value-type="float">
            <text:p>0,0001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6" calcext:value-type="float">
            <text:p>0,0648</text:p>
          </table:table-cell>
          <table:table-cell table:number-columns-repeated="3"/>
          <table:table-cell table:formula="of:=[.C57]/[.$E$3]" office:value-type="float" office:value="64.734106357457" calcext:value-type="float">
            <text:p>64,7341</text:p>
          </table:table-cell>
          <table:table-cell table:formula="of:=[.C57]*[.$F$6]/([.$E$6]*[.$E$6])" office:value-type="float" office:value="0.000000100106660895642" calcext:value-type="float">
            <text:p>0,0000</text:p>
          </table:table-cell>
          <table:table-cell table:formula="of:=([.G57]-[.$E$6])/[.$E$6]" office:value-type="float" office:value="0.00106660895642343" calcext:value-type="float">
            <text:p>0,0011</text:p>
          </table:table-cell>
          <table:table-cell table:formula="of:=SQRT( ( [.H57]/[.$E$6] )^2 + ([.G57]*[.$F$6]/([.$E$6]^2))^2           )" office:value-type="float" office:value="0.00010006663425392" calcext:value-type="float">
            <text:p>0,0001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56" calcext:value-type="float">
            <text:p>0,0648</text:p>
          </table:table-cell>
          <table:table-cell table:number-columns-repeated="3"/>
          <table:table-cell table:formula="of:=[.C58]/[.$E$3]" office:value-type="float" office:value="64.7301079568173" calcext:value-type="float">
            <text:p>64,7301</text:p>
          </table:table-cell>
          <table:table-cell table:formula="of:=[.C58]*[.$F$6]/([.$E$6]*[.$E$6])" office:value-type="float" office:value="0.000000100100477655315" calcext:value-type="float">
            <text:p>0,0000</text:p>
          </table:table-cell>
          <table:table-cell table:formula="of:=([.G58]-[.$E$6])/[.$E$6]" office:value-type="float" office:value="0.00100477655315249" calcext:value-type="float">
            <text:p>0,0010</text:p>
          </table:table-cell>
          <table:table-cell table:formula="of:=SQRT( ( [.H58]/[.$E$6] )^2 + ([.G58]*[.$F$6]/([.$E$6]^2))^2           )" office:value-type="float" office:value="0.0001000604534859" calcext:value-type="float">
            <text:p>0,0001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51" calcext:value-type="float">
            <text:p>0,0648</text:p>
          </table:table-cell>
          <table:table-cell table:number-columns-repeated="3"/>
          <table:table-cell table:formula="of:=[.C59]/[.$E$3]" office:value-type="float" office:value="64.7251099560176" calcext:value-type="float">
            <text:p>64,7251</text:p>
          </table:table-cell>
          <table:table-cell table:formula="of:=[.C59]*[.$F$6]/([.$E$6]*[.$E$6])" office:value-type="float" office:value="0.000000100092748604906" calcext:value-type="float">
            <text:p>0,0000</text:p>
          </table:table-cell>
          <table:table-cell table:formula="of:=([.G59]-[.$E$6])/[.$E$6]" office:value-type="float" office:value="0.000927486049063921" calcext:value-type="float">
            <text:p>0,0009</text:p>
          </table:table-cell>
          <table:table-cell table:formula="of:=SQRT( ( [.H59]/[.$E$6] )^2 + ([.G59]*[.$F$6]/([.$E$6]^2))^2           )" office:value-type="float" office:value="0.000100052727525874" calcext:value-type="float">
            <text:p>0,0001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48" calcext:value-type="float">
            <text:p>0,0647</text:p>
          </table:table-cell>
          <table:table-cell table:number-columns-repeated="3"/>
          <table:table-cell table:formula="of:=[.C60]/[.$E$3]" office:value-type="float" office:value="64.7221111555378" calcext:value-type="float">
            <text:p>64,7221</text:p>
          </table:table-cell>
          <table:table-cell table:formula="of:=[.C60]*[.$F$6]/([.$E$6]*[.$E$6])" office:value-type="float" office:value="0.000000100088111174661" calcext:value-type="float">
            <text:p>0,0000</text:p>
          </table:table-cell>
          <table:table-cell table:formula="of:=([.G60]-[.$E$6])/[.$E$6]" office:value-type="float" office:value="0.000881111746610824" calcext:value-type="float">
            <text:p>0,0009</text:p>
          </table:table-cell>
          <table:table-cell table:formula="of:=SQRT( ( [.H60]/[.$E$6] )^2 + ([.G60]*[.$F$6]/([.$E$6]^2))^2           )" office:value-type="float" office:value="0.000100048091949858" calcext:value-type="float">
            <text:p>0,0001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44" calcext:value-type="float">
            <text:p>0,0647</text:p>
          </table:table-cell>
          <table:table-cell table:number-columns-repeated="3"/>
          <table:table-cell table:formula="of:=[.C61]/[.$E$3]" office:value-type="float" office:value="64.718112754898" calcext:value-type="float">
            <text:p>64,7181</text:p>
          </table:table-cell>
          <table:table-cell table:formula="of:=[.C61]*[.$F$6]/([.$E$6]*[.$E$6])" office:value-type="float" office:value="0.000000100081927934334" calcext:value-type="float">
            <text:p>0,0000</text:p>
          </table:table-cell>
          <table:table-cell table:formula="of:=([.G61]-[.$E$6])/[.$E$6]" office:value-type="float" office:value="0.000819279343339662" calcext:value-type="float">
            <text:p>0,0008</text:p>
          </table:table-cell>
          <table:table-cell table:formula="of:=SQRT( ( [.H61]/[.$E$6] )^2 + ([.G61]*[.$F$6]/([.$E$6]^2))^2           )" office:value-type="float" office:value="0.000100041911181838" calcext:value-type="float">
            <text:p>0,0001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41" calcext:value-type="float">
            <text:p>0,0647</text:p>
          </table:table-cell>
          <table:table-cell table:number-columns-repeated="3"/>
          <table:table-cell table:formula="of:=[.C62]/[.$E$3]" office:value-type="float" office:value="64.7151139544182" calcext:value-type="float">
            <text:p>64,7151</text:p>
          </table:table-cell>
          <table:table-cell table:formula="of:=[.C62]*[.$F$6]/([.$E$6]*[.$E$6])" office:value-type="float" office:value="0.000000100077290504089" calcext:value-type="float">
            <text:p>0,0000</text:p>
          </table:table-cell>
          <table:table-cell table:formula="of:=([.G62]-[.$E$6])/[.$E$6]" office:value-type="float" office:value="0.000772905040886564" calcext:value-type="float">
            <text:p>0,0008</text:p>
          </table:table-cell>
          <table:table-cell table:formula="of:=SQRT( ( [.H62]/[.$E$6] )^2 + ([.G62]*[.$F$6]/([.$E$6]^2))^2           )" office:value-type="float" office:value="0.000100037275605822" calcext:value-type="float">
            <text:p>0,0001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38" calcext:value-type="float">
            <text:p>0,0647</text:p>
          </table:table-cell>
          <table:table-cell table:number-columns-repeated="3"/>
          <table:table-cell table:formula="of:=[.C63]/[.$E$3]" office:value-type="float" office:value="64.7121151539384" calcext:value-type="float">
            <text:p>64,7121</text:p>
          </table:table-cell>
          <table:table-cell table:formula="of:=[.C63]*[.$F$6]/([.$E$6]*[.$E$6])" office:value-type="float" office:value="0.000000100072653073843" calcext:value-type="float">
            <text:p>0,0000</text:p>
          </table:table-cell>
          <table:table-cell table:formula="of:=([.G63]-[.$E$6])/[.$E$6]" office:value-type="float" office:value="0.000726530738433467" calcext:value-type="float">
            <text:p>0,0007</text:p>
          </table:table-cell>
          <table:table-cell table:formula="of:=SQRT( ( [.H63]/[.$E$6] )^2 + ([.G63]*[.$F$6]/([.$E$6]^2))^2           )" office:value-type="float" office:value="0.000100032640029807" calcext:value-type="float">
            <text:p>0,0001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36" calcext:value-type="float">
            <text:p>0,0647</text:p>
          </table:table-cell>
          <table:table-cell table:number-columns-repeated="3"/>
          <table:table-cell table:formula="of:=[.C64]/[.$E$3]" office:value-type="float" office:value="64.7101159536186" calcext:value-type="float">
            <text:p>64,7101</text:p>
          </table:table-cell>
          <table:table-cell table:formula="of:=[.C64]*[.$F$6]/([.$E$6]*[.$E$6])" office:value-type="float" office:value="0.00000010006956145368" calcext:value-type="float">
            <text:p>0,0000</text:p>
          </table:table-cell>
          <table:table-cell table:formula="of:=([.G64]-[.$E$6])/[.$E$6]" office:value-type="float" office:value="0.000695614536797996" calcext:value-type="float">
            <text:p>0,0007</text:p>
          </table:table-cell>
          <table:table-cell table:formula="of:=SQRT( ( [.H64]/[.$E$6] )^2 + ([.G64]*[.$F$6]/([.$E$6]^2))^2           )" office:value-type="float" office:value="0.000100029549645797" calcext:value-type="float">
            <text:p>0,0001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34" calcext:value-type="float">
            <text:p>0,0647</text:p>
          </table:table-cell>
          <table:table-cell table:number-columns-repeated="3"/>
          <table:table-cell table:formula="of:=[.C65]/[.$E$3]" office:value-type="float" office:value="64.7081167532987" calcext:value-type="float">
            <text:p>64,7081</text:p>
          </table:table-cell>
          <table:table-cell table:formula="of:=[.C65]*[.$F$6]/([.$E$6]*[.$E$6])" office:value-type="float" office:value="0.000000100066469833516" calcext:value-type="float">
            <text:p>0,0000</text:p>
          </table:table-cell>
          <table:table-cell table:formula="of:=([.G65]-[.$E$6])/[.$E$6]" office:value-type="float" office:value="0.000664698335162525" calcext:value-type="float">
            <text:p>0,0007</text:p>
          </table:table-cell>
          <table:table-cell table:formula="of:=SQRT( ( [.H65]/[.$E$6] )^2 + ([.G65]*[.$F$6]/([.$E$6]^2))^2           )" office:value-type="float" office:value="0.000100026459261786" calcext:value-type="float">
            <text:p>0,0001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31" calcext:value-type="float">
            <text:p>0,0647</text:p>
          </table:table-cell>
          <table:table-cell table:number-columns-repeated="3"/>
          <table:table-cell table:formula="of:=[.C66]/[.$E$3]" office:value-type="float" office:value="64.7051179528189" calcext:value-type="float">
            <text:p>64,7051</text:p>
          </table:table-cell>
          <table:table-cell table:formula="of:=[.C66]*[.$F$6]/([.$E$6]*[.$E$6])" office:value-type="float" office:value="0.000000100061832403271" calcext:value-type="float">
            <text:p>0,0000</text:p>
          </table:table-cell>
          <table:table-cell table:formula="of:=([.G66]-[.$E$6])/[.$E$6]" office:value-type="float" office:value="0.000618324032709208" calcext:value-type="float">
            <text:p>0,0006</text:p>
          </table:table-cell>
          <table:table-cell table:formula="of:=SQRT( ( [.H66]/[.$E$6] )^2 + ([.G66]*[.$F$6]/([.$E$6]^2))^2           )" office:value-type="float" office:value="0.000100021823685771" calcext:value-type="float">
            <text:p>0,0001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27" calcext:value-type="float">
            <text:p>0,0647</text:p>
          </table:table-cell>
          <table:table-cell table:number-columns-repeated="3"/>
          <table:table-cell table:formula="of:=[.C67]/[.$E$3]" office:value-type="float" office:value="64.7011195521791" calcext:value-type="float">
            <text:p>64,7011</text:p>
          </table:table-cell>
          <table:table-cell table:formula="of:=[.C67]*[.$F$6]/([.$E$6]*[.$E$6])" office:value-type="float" office:value="0.000000100055649162944" calcext:value-type="float">
            <text:p>0,0000</text:p>
          </table:table-cell>
          <table:table-cell table:formula="of:=([.G67]-[.$E$6])/[.$E$6]" office:value-type="float" office:value="0.000556491629438265" calcext:value-type="float">
            <text:p>0,0006</text:p>
          </table:table-cell>
          <table:table-cell table:formula="of:=SQRT( ( [.H67]/[.$E$6] )^2 + ([.G67]*[.$F$6]/([.$E$6]^2))^2           )" office:value-type="float" office:value="0.00010001564291775" calcext:value-type="float">
            <text:p>0,0001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25" calcext:value-type="float">
            <text:p>0,0647</text:p>
          </table:table-cell>
          <table:table-cell table:number-columns-repeated="3"/>
          <table:table-cell table:formula="of:=[.C68]/[.$E$3]" office:value-type="float" office:value="64.6991203518593" calcext:value-type="float">
            <text:p>64,6991</text:p>
          </table:table-cell>
          <table:table-cell table:formula="of:=[.C68]*[.$F$6]/([.$E$6]*[.$E$6])" office:value-type="float" office:value="0.00000010005255754278" calcext:value-type="float">
            <text:p>0,0000</text:p>
          </table:table-cell>
          <table:table-cell table:formula="of:=([.G68]-[.$E$6])/[.$E$6]" office:value-type="float" office:value="0.000525575427802794" calcext:value-type="float">
            <text:p>0,0005</text:p>
          </table:table-cell>
          <table:table-cell table:formula="of:=SQRT( ( [.H68]/[.$E$6] )^2 + ([.G68]*[.$F$6]/([.$E$6]^2))^2           )" office:value-type="float" office:value="0.00010001255253374" calcext:value-type="float">
            <text:p>0,0001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23" calcext:value-type="float">
            <text:p>0,0647</text:p>
          </table:table-cell>
          <table:table-cell table:number-columns-repeated="3"/>
          <table:table-cell table:formula="of:=[.C69]/[.$E$3]" office:value-type="float" office:value="64.6971211515394" calcext:value-type="float">
            <text:p>64,6971</text:p>
          </table:table-cell>
          <table:table-cell table:formula="of:=[.C69]*[.$F$6]/([.$E$6]*[.$E$6])" office:value-type="float" office:value="0.000000100049465922617" calcext:value-type="float">
            <text:p>0,0000</text:p>
          </table:table-cell>
          <table:table-cell table:formula="of:=([.G69]-[.$E$6])/[.$E$6]" office:value-type="float" office:value="0.000494659226167542" calcext:value-type="float">
            <text:p>0,0005</text:p>
          </table:table-cell>
          <table:table-cell table:formula="of:=SQRT( ( [.H69]/[.$E$6] )^2 + ([.G69]*[.$F$6]/([.$E$6]^2))^2           )" office:value-type="float" office:value="0.00010000946214973" calcext:value-type="float">
            <text:p>0,0001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21" calcext:value-type="float">
            <text:p>0,0647</text:p>
          </table:table-cell>
          <table:table-cell table:number-columns-repeated="3"/>
          <table:table-cell table:formula="of:=[.C70]/[.$E$3]" office:value-type="float" office:value="64.6951219512195" calcext:value-type="float">
            <text:p>64,6951</text:p>
          </table:table-cell>
          <table:table-cell table:formula="of:=[.C70]*[.$F$6]/([.$E$6]*[.$E$6])" office:value-type="float" office:value="0.000000100046374302453" calcext:value-type="float">
            <text:p>0,0000</text:p>
          </table:table-cell>
          <table:table-cell table:formula="of:=([.G70]-[.$E$6])/[.$E$6]" office:value-type="float" office:value="0.000463743024531851" calcext:value-type="float">
            <text:p>0,0005</text:p>
          </table:table-cell>
          <table:table-cell table:formula="of:=SQRT( ( [.H70]/[.$E$6] )^2 + ([.G70]*[.$F$6]/([.$E$6]^2))^2           )" office:value-type="float" office:value="0.000100006371765719" calcext:value-type="float">
            <text:p>0,0001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19" calcext:value-type="float">
            <text:p>0,0647</text:p>
          </table:table-cell>
          <table:table-cell table:number-columns-repeated="3"/>
          <table:table-cell table:formula="of:=[.C71]/[.$E$3]" office:value-type="float" office:value="64.6931227508996" calcext:value-type="float">
            <text:p>64,6931</text:p>
          </table:table-cell>
          <table:table-cell table:formula="of:=[.C71]*[.$F$6]/([.$E$6]*[.$E$6])" office:value-type="float" office:value="0.00000010004328268229" calcext:value-type="float">
            <text:p>0,0000</text:p>
          </table:table-cell>
          <table:table-cell table:formula="of:=([.G71]-[.$E$6])/[.$E$6]" office:value-type="float" office:value="0.000432826822896379" calcext:value-type="float">
            <text:p>0,0004</text:p>
          </table:table-cell>
          <table:table-cell table:formula="of:=SQRT( ( [.H71]/[.$E$6] )^2 + ([.G71]*[.$F$6]/([.$E$6]^2))^2           )" office:value-type="float" office:value="0.000100003281381709" calcext:value-type="float">
            <text:p>0,0001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17" calcext:value-type="float">
            <text:p>0,0647</text:p>
          </table:table-cell>
          <table:table-cell table:number-columns-repeated="3"/>
          <table:table-cell table:formula="of:=[.C72]/[.$E$3]" office:value-type="float" office:value="64.6911235505798" calcext:value-type="float">
            <text:p>64,6911</text:p>
          </table:table-cell>
          <table:table-cell table:formula="of:=[.C72]*[.$F$6]/([.$E$6]*[.$E$6])" office:value-type="float" office:value="0.000000100040191062126" calcext:value-type="float">
            <text:p>0,0000</text:p>
          </table:table-cell>
          <table:table-cell table:formula="of:=([.G72]-[.$E$6])/[.$E$6]" office:value-type="float" office:value="0.000401910621260908" calcext:value-type="float">
            <text:p>0,0004</text:p>
          </table:table-cell>
          <table:table-cell table:formula="of:=SQRT( ( [.H72]/[.$E$6] )^2 + ([.G72]*[.$F$6]/([.$E$6]^2))^2           )" office:value-type="float" office:value="0.000100000190997699" calcext:value-type="float">
            <text:p>0,0001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13" calcext:value-type="float">
            <text:p>0,0647</text:p>
          </table:table-cell>
          <table:table-cell table:number-columns-repeated="3"/>
          <table:table-cell table:formula="of:=[.C73]/[.$E$3]" office:value-type="float" office:value="64.68712514994" calcext:value-type="float">
            <text:p>64,6871</text:p>
          </table:table-cell>
          <table:table-cell table:formula="of:=[.C73]*[.$F$6]/([.$E$6]*[.$E$6])" office:value-type="float" office:value="0.000000100034007821799" calcext:value-type="float">
            <text:p>0,0000</text:p>
          </table:table-cell>
          <table:table-cell table:formula="of:=([.G73]-[.$E$6])/[.$E$6]" office:value-type="float" office:value="0.000340078217989965" calcext:value-type="float">
            <text:p>0,0003</text:p>
          </table:table-cell>
          <table:table-cell table:formula="of:=SQRT( ( [.H73]/[.$E$6] )^2 + ([.G73]*[.$F$6]/([.$E$6]^2))^2           )" office:value-type="float" office:value="0.000099994010229678" calcext:value-type="float">
            <text:p>0,0001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1" calcext:value-type="float">
            <text:p>0,0647</text:p>
          </table:table-cell>
          <table:table-cell table:number-columns-repeated="3"/>
          <table:table-cell table:formula="of:=[.C74]/[.$E$3]" office:value-type="float" office:value="64.6841263494602" calcext:value-type="float">
            <text:p>64,6841</text:p>
          </table:table-cell>
          <table:table-cell table:formula="of:=[.C74]*[.$F$6]/([.$E$6]*[.$E$6])" office:value-type="float" office:value="0.000000100029370391554" calcext:value-type="float">
            <text:p>0,0000</text:p>
          </table:table-cell>
          <table:table-cell table:formula="of:=([.G74]-[.$E$6])/[.$E$6]" office:value-type="float" office:value="0.000293703915536868" calcext:value-type="float">
            <text:p>0,0003</text:p>
          </table:table-cell>
          <table:table-cell table:formula="of:=SQRT( ( [.H74]/[.$E$6] )^2 + ([.G74]*[.$F$6]/([.$E$6]^2))^2           )" office:value-type="float" office:value="0.0000999893746536625" calcext:value-type="float">
            <text:p>0,0001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8" calcext:value-type="float">
            <text:p>0,0647</text:p>
          </table:table-cell>
          <table:table-cell table:number-columns-repeated="3"/>
          <table:table-cell table:formula="of:=[.C75]/[.$E$3]" office:value-type="float" office:value="64.6821271491403" calcext:value-type="float">
            <text:p>64,6821</text:p>
          </table:table-cell>
          <table:table-cell table:formula="of:=[.C75]*[.$F$6]/([.$E$6]*[.$E$6])" office:value-type="float" office:value="0.00000010002627877139" calcext:value-type="float">
            <text:p>0,0000</text:p>
          </table:table-cell>
          <table:table-cell table:formula="of:=([.G75]-[.$E$6])/[.$E$6]" office:value-type="float" office:value="0.000262787713901397" calcext:value-type="float">
            <text:p>0,0003</text:p>
          </table:table-cell>
          <table:table-cell table:formula="of:=SQRT( ( [.H75]/[.$E$6] )^2 + ([.G75]*[.$F$6]/([.$E$6]^2))^2           )" office:value-type="float" office:value="0.0000999862842696522" calcext:value-type="float">
            <text:p>0,0001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6" calcext:value-type="float">
            <text:p>0,0647</text:p>
          </table:table-cell>
          <table:table-cell table:number-columns-repeated="3"/>
          <table:table-cell table:formula="of:=[.C76]/[.$E$3]" office:value-type="float" office:value="64.6801279488205" calcext:value-type="float">
            <text:p>64,6801</text:p>
          </table:table-cell>
          <table:table-cell table:formula="of:=[.C76]*[.$F$6]/([.$E$6]*[.$E$6])" office:value-type="float" office:value="0.000000100023187151227" calcext:value-type="float">
            <text:p>0,0000</text:p>
          </table:table-cell>
          <table:table-cell table:formula="of:=([.G76]-[.$E$6])/[.$E$6]" office:value-type="float" office:value="0.000231871512265925" calcext:value-type="float">
            <text:p>0,0002</text:p>
          </table:table-cell>
          <table:table-cell table:formula="of:=SQRT( ( [.H76]/[.$E$6] )^2 + ([.G76]*[.$F$6]/([.$E$6]^2))^2           )" office:value-type="float" office:value="0.0000999831938856419" calcext:value-type="float">
            <text:p>0,0001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6" calcext:value-type="float">
            <text:p>0,0647</text:p>
          </table:table-cell>
          <table:table-cell table:number-columns-repeated="3"/>
          <table:table-cell table:formula="of:=[.C77]/[.$E$3]" office:value-type="float" office:value="64.6801279488205" calcext:value-type="float">
            <text:p>64,6801</text:p>
          </table:table-cell>
          <table:table-cell table:formula="of:=[.C77]*[.$F$6]/([.$E$6]*[.$E$6])" office:value-type="float" office:value="0.000000100023187151227" calcext:value-type="float">
            <text:p>0,0000</text:p>
          </table:table-cell>
          <table:table-cell table:formula="of:=([.G77]-[.$E$6])/[.$E$6]" office:value-type="float" office:value="0.000231871512265925" calcext:value-type="float">
            <text:p>0,0002</text:p>
          </table:table-cell>
          <table:table-cell table:formula="of:=SQRT( ( [.H77]/[.$E$6] )^2 + ([.G77]*[.$F$6]/([.$E$6]^2))^2           )" office:value-type="float" office:value="0.0000999831938856419" calcext:value-type="float">
            <text:p>0,0001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04" calcext:value-type="float">
            <text:p>0,0647</text:p>
          </table:table-cell>
          <table:table-cell table:number-columns-repeated="3"/>
          <table:table-cell table:formula="of:=[.C78]/[.$E$3]" office:value-type="float" office:value="64.6781287485006" calcext:value-type="float">
            <text:p>64,6781</text:p>
          </table:table-cell>
          <table:table-cell table:formula="of:=[.C78]*[.$F$6]/([.$E$6]*[.$E$6])" office:value-type="float" office:value="0.000000100020095531063" calcext:value-type="float">
            <text:p>0,0000</text:p>
          </table:table-cell>
          <table:table-cell table:formula="of:=([.G78]-[.$E$6])/[.$E$6]" office:value-type="float" office:value="0.000200955310630454" calcext:value-type="float">
            <text:p>0,0002</text:p>
          </table:table-cell>
          <table:table-cell table:formula="of:=SQRT( ( [.H78]/[.$E$6] )^2 + ([.G78]*[.$F$6]/([.$E$6]^2))^2           )" office:value-type="float" office:value="0.0000999801035016316" calcext:value-type="float">
            <text:p>0,0001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702" calcext:value-type="float">
            <text:p>0,0647</text:p>
          </table:table-cell>
          <table:table-cell table:number-columns-repeated="3"/>
          <table:table-cell table:formula="of:=[.C79]/[.$E$3]" office:value-type="float" office:value="64.6761295481807" calcext:value-type="float">
            <text:p>64,6761</text:p>
          </table:table-cell>
          <table:table-cell table:formula="of:=[.C79]*[.$F$6]/([.$E$6]*[.$E$6])" office:value-type="float" office:value="0.0000001000170039109" calcext:value-type="float">
            <text:p>0,0000</text:p>
          </table:table-cell>
          <table:table-cell table:formula="of:=([.G79]-[.$E$6])/[.$E$6]" office:value-type="float" office:value="0.000170039108994983" calcext:value-type="float">
            <text:p>0,0002</text:p>
          </table:table-cell>
          <table:table-cell table:formula="of:=SQRT( ( [.H79]/[.$E$6] )^2 + ([.G79]*[.$F$6]/([.$E$6]^2))^2           )" office:value-type="float" office:value="0.0000999770131176213" calcext:value-type="float">
            <text:p>0,0001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80]/[.$E$3]" office:value-type="float" office:value="64.6741303478609" calcext:value-type="float">
            <text:p>64,6741</text:p>
          </table:table-cell>
          <table:table-cell table:formula="of:=[.C80]*[.$F$6]/([.$E$6]*[.$E$6])" office:value-type="float" office:value="0.000000100013912290736" calcext:value-type="float">
            <text:p>0,0000</text:p>
          </table:table-cell>
          <table:table-cell table:formula="of:=([.G80]-[.$E$6])/[.$E$6]" office:value-type="float" office:value="0.000139122907359511" calcext:value-type="float">
            <text:p>0,0001</text:p>
          </table:table-cell>
          <table:table-cell table:formula="of:=SQRT( ( [.H80]/[.$E$6] )^2 + ([.G80]*[.$F$6]/([.$E$6]^2))^2           )" office:value-type="float" office:value="0.000099973922733611" calcext:value-type="float">
            <text:p>0,0001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9" calcext:value-type="float">
            <text:p>0,0647</text:p>
          </table:table-cell>
          <table:table-cell table:number-columns-repeated="3"/>
          <table:table-cell table:formula="of:=[.C81]/[.$E$3]" office:value-type="float" office:value="64.6731307477009" calcext:value-type="float">
            <text:p>64,6731</text:p>
          </table:table-cell>
          <table:table-cell table:formula="of:=[.C81]*[.$F$6]/([.$E$6]*[.$E$6])" office:value-type="float" office:value="0.000000100012366480654" calcext:value-type="float">
            <text:p>0,0000</text:p>
          </table:table-cell>
          <table:table-cell table:formula="of:=([.G81]-[.$E$6])/[.$E$6]" office:value-type="float" office:value="0.000123664806541666" calcext:value-type="float">
            <text:p>0,0001</text:p>
          </table:table-cell>
          <table:table-cell table:formula="of:=SQRT( ( [.H81]/[.$E$6] )^2 + ([.G81]*[.$F$6]/([.$E$6]^2))^2           )" office:value-type="float" office:value="0.0000999723775416058" calcext:value-type="float">
            <text:p>0,0001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7" calcext:value-type="float">
            <text:p>0,0647</text:p>
          </table:table-cell>
          <table:table-cell table:number-columns-repeated="3"/>
          <table:table-cell table:formula="of:=[.C82]/[.$E$3]" office:value-type="float" office:value="64.671131547381" calcext:value-type="float">
            <text:p>64,6711</text:p>
          </table:table-cell>
          <table:table-cell table:formula="of:=[.C82]*[.$F$6]/([.$E$6]*[.$E$6])" office:value-type="float" office:value="0.000000100009274860491" calcext:value-type="float">
            <text:p>0,0000</text:p>
          </table:table-cell>
          <table:table-cell table:formula="of:=([.G82]-[.$E$6])/[.$E$6]" office:value-type="float" office:value="0.0000927486049061943" calcext:value-type="float">
            <text:p>0,0001</text:p>
          </table:table-cell>
          <table:table-cell table:formula="of:=SQRT( ( [.H82]/[.$E$6] )^2 + ([.G82]*[.$F$6]/([.$E$6]^2))^2           )" office:value-type="float" office:value="0.0000999692871575955" calcext:value-type="float">
            <text:p>0,0001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6" calcext:value-type="float">
            <text:p>0,0647</text:p>
          </table:table-cell>
          <table:table-cell table:number-columns-repeated="3"/>
          <table:table-cell table:formula="of:=[.C83]/[.$E$3]" office:value-type="float" office:value="64.6701319472211" calcext:value-type="float">
            <text:p>64,6701</text:p>
          </table:table-cell>
          <table:table-cell table:formula="of:=[.C83]*[.$F$6]/([.$E$6]*[.$E$6])" office:value-type="float" office:value="0.000000100007729050409" calcext:value-type="float">
            <text:p>0,0000</text:p>
          </table:table-cell>
          <table:table-cell table:formula="of:=([.G83]-[.$E$6])/[.$E$6]" office:value-type="float" office:value="0.0000772905040885685" calcext:value-type="float">
            <text:p>0,0001</text:p>
          </table:table-cell>
          <table:table-cell table:formula="of:=SQRT( ( [.H83]/[.$E$6] )^2 + ([.G83]*[.$F$6]/([.$E$6]^2))^2           )" office:value-type="float" office:value="0.0000999677419655903" calcext:value-type="float">
            <text:p>0,0001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7</text:p>
          </table:table-cell>
          <table:table-cell table:number-columns-repeated="3"/>
          <table:table-cell table:formula="of:=[.C84]/[.$E$3]" office:value-type="float" office:value="64.6681327469012" calcext:value-type="float">
            <text:p>64,6681</text:p>
          </table:table-cell>
          <table:table-cell table:formula="of:=[.C84]*[.$F$6]/([.$E$6]*[.$E$6])" office:value-type="float" office:value="0.000000100004637430245" calcext:value-type="float">
            <text:p>0,0000</text:p>
          </table:table-cell>
          <table:table-cell table:formula="of:=([.G84]-[.$E$6])/[.$E$6]" office:value-type="float" office:value="0.0000463743024530972" calcext:value-type="float">
            <text:p>0,0000</text:p>
          </table:table-cell>
          <table:table-cell table:formula="of:=SQRT( ( [.H84]/[.$E$6] )^2 + ([.G84]*[.$F$6]/([.$E$6]^2))^2           )" office:value-type="float" office:value="0.00009996465158158" calcext:value-type="float">
            <text:p>0,0001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7</text:p>
          </table:table-cell>
          <table:table-cell table:number-columns-repeated="3"/>
          <table:table-cell table:formula="of:=[.C85]/[.$E$3]" office:value-type="float" office:value="64.6671331467413" calcext:value-type="float">
            <text:p>64,6671</text:p>
          </table:table-cell>
          <table:table-cell table:formula="of:=[.C85]*[.$F$6]/([.$E$6]*[.$E$6])" office:value-type="float" office:value="0.000000100003091620164" calcext:value-type="float">
            <text:p>0,0000</text:p>
          </table:table-cell>
          <table:table-cell table:formula="of:=([.G85]-[.$E$6])/[.$E$6]" office:value-type="float" office:value="0.0000309162016354714" calcext:value-type="float">
            <text:p>0,0000</text:p>
          </table:table-cell>
          <table:table-cell table:formula="of:=SQRT( ( [.H85]/[.$E$6] )^2 + ([.G85]*[.$F$6]/([.$E$6]^2))^2           )" office:value-type="float" office:value="0.0000999631063895748" calcext:value-type="float">
            <text:p>0,0001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2" calcext:value-type="float">
            <text:p>0,0647</text:p>
          </table:table-cell>
          <table:table-cell table:number-columns-repeated="3"/>
          <table:table-cell table:formula="of:=[.C86]/[.$E$3]" office:value-type="float" office:value="64.6661335465814" calcext:value-type="float">
            <text:p>64,6661</text:p>
          </table:table-cell>
          <table:table-cell table:formula="of:=[.C86]*[.$F$6]/([.$E$6]*[.$E$6])" office:value-type="float" office:value="0.000000100001545810082" calcext:value-type="float">
            <text:p>0,0000</text:p>
          </table:table-cell>
          <table:table-cell table:formula="of:=([.G86]-[.$E$6])/[.$E$6]" office:value-type="float" office:value="0.0000154581008176258" calcext:value-type="float">
            <text:p>0,0000</text:p>
          </table:table-cell>
          <table:table-cell table:formula="of:=SQRT( ( [.H86]/[.$E$6] )^2 + ([.G86]*[.$F$6]/([.$E$6]^2))^2           )" office:value-type="float" office:value="0.0000999615611975697" calcext:value-type="float">
            <text:p>0,0001</text:p>
          </table:table-cell>
        </table:table-row>
        <table:table-row table:style-name="ro7">
          <table:table-cell/>
          <table:table-cell office:value-type="float" office:value="40" calcext:value-type="float">
            <text:p>40</text:p>
          </table:table-cell>
          <table:table-cell office:value-type="float" office:value="0.064691" calcext:value-type="float">
            <text:p>0,0647</text:p>
          </table:table-cell>
          <table:table-cell table:number-columns-repeated="3"/>
          <table:table-cell table:formula="of:=[.C87]/[.$E$3]" office:value-type="float" office:value="64.6651339464214" calcext:value-type="float">
            <text:p>64,6651</text:p>
          </table:table-cell>
          <table:table-cell table:formula="of:=[.C87]*[.$F$6]/([.$E$6]*[.$E$6])" office:value-type="float" office:value="0.0000001" calcext:value-type="float">
            <text:p>0,0000</text:p>
          </table:table-cell>
          <table:table-cell table:formula="of:=([.G87]-[.$E$6])/[.$E$6]" office:value-type="float" office:value="0" calcext:value-type="float">
            <text:p>0,0000</text:p>
          </table:table-cell>
          <table:table-cell table:formula="of:=SQRT( ( [.H87]/[.$E$6] )^2 + ([.G87]*[.$F$6]/([.$E$6]^2))^2           )" office:value-type="float" office:value="0.0000999600160055645" calcext:value-type="float">
            <text:p>0,0001</text:p>
          </table:table-cell>
        </table:table-row>
        <table:table-row table:style-name="ro7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7</text:p>
          </table:table-cell>
          <table:table-cell table:number-columns-repeated="3"/>
          <table:table-cell table:formula="of:=[.C88]/[.$E$3]" office:value-type="float" office:value="64.6671331467413" calcext:value-type="float">
            <text:p>64,6671</text:p>
          </table:table-cell>
          <table:table-cell table:formula="of:=[.C88]*[.$F$6]/([.$E$6]*[.$E$6])" office:value-type="float" office:value="0.000000100003091620164" calcext:value-type="float">
            <text:p>0,0000</text:p>
          </table:table-cell>
          <table:table-cell table:formula="of:=([.G88]-[.$E$6])/[.$E$6]" office:value-type="float" office:value="0.0000309162016354714" calcext:value-type="float">
            <text:p>0,0000</text:p>
          </table:table-cell>
          <table:table-cell table:formula="of:=SQRT( ( [.H88]/[.$E$6] )^2 + ([.G88]*[.$F$6]/([.$E$6]^2))^2           )" office:value-type="float" office:value="0.0000999631063895748" calcext:value-type="float">
            <text:p>0,0001</text:p>
          </table:table-cell>
        </table:table-row>
        <table:table-row table:style-name="ro7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7</text:p>
          </table:table-cell>
          <table:table-cell table:number-columns-repeated="3"/>
          <table:table-cell table:formula="of:=[.C89]/[.$E$3]" office:value-type="float" office:value="64.6681327469012" calcext:value-type="float">
            <text:p>64,6681</text:p>
          </table:table-cell>
          <table:table-cell table:formula="of:=[.C89]*[.$F$6]/([.$E$6]*[.$E$6])" office:value-type="float" office:value="0.000000100004637430245" calcext:value-type="float">
            <text:p>0,0000</text:p>
          </table:table-cell>
          <table:table-cell table:formula="of:=([.G89]-[.$E$6])/[.$E$6]" office:value-type="float" office:value="0.0000463743024530972" calcext:value-type="float">
            <text:p>0,0000</text:p>
          </table:table-cell>
          <table:table-cell table:formula="of:=SQRT( ( [.H89]/[.$E$6] )^2 + ([.G89]*[.$F$6]/([.$E$6]^2))^2           )" office:value-type="float" office:value="0.00009996465158158" calcext:value-type="float">
            <text:p>0,0001</text:p>
          </table:table-cell>
        </table:table-row>
        <table:table-row table:style-name="ro7">
          <table:table-cell/>
          <table:table-cell office:value-type="float" office:value="37" calcext:value-type="float">
            <text:p>37</text:p>
          </table:table-cell>
          <table:table-cell office:value-type="float" office:value="0.064695" calcext:value-type="float">
            <text:p>0,0647</text:p>
          </table:table-cell>
          <table:table-cell table:number-columns-repeated="3"/>
          <table:table-cell table:formula="of:=[.C90]/[.$E$3]" office:value-type="float" office:value="64.6691323470612" calcext:value-type="float">
            <text:p>64,6691</text:p>
          </table:table-cell>
          <table:table-cell table:formula="of:=[.C90]*[.$F$6]/([.$E$6]*[.$E$6])" office:value-type="float" office:value="0.000000100006183240327" calcext:value-type="float">
            <text:p>0,0000</text:p>
          </table:table-cell>
          <table:table-cell table:formula="of:=([.G90]-[.$E$6])/[.$E$6]" office:value-type="float" office:value="0.0000618324032709427" calcext:value-type="float">
            <text:p>0,0001</text:p>
          </table:table-cell>
          <table:table-cell table:formula="of:=SQRT( ( [.H90]/[.$E$6] )^2 + ([.G90]*[.$F$6]/([.$E$6]^2))^2           )" office:value-type="float" office:value="0.0000999661967735852" calcext:value-type="float">
            <text:p>0,0001</text:p>
          </table:table-cell>
        </table:table-row>
        <table:table-row table:style-name="ro7">
          <table:table-cell/>
          <table:table-cell office:value-type="float" office:value="36" calcext:value-type="float">
            <text:p>36</text:p>
          </table:table-cell>
          <table:table-cell office:value-type="float" office:value="0.064695" calcext:value-type="float">
            <text:p>0,0647</text:p>
          </table:table-cell>
          <table:table-cell table:number-columns-repeated="3"/>
          <table:table-cell table:formula="of:=[.C91]/[.$E$3]" office:value-type="float" office:value="64.6691323470612" calcext:value-type="float">
            <text:p>64,6691</text:p>
          </table:table-cell>
          <table:table-cell table:formula="of:=[.C91]*[.$F$6]/([.$E$6]*[.$E$6])" office:value-type="float" office:value="0.000000100006183240327" calcext:value-type="float">
            <text:p>0,0000</text:p>
          </table:table-cell>
          <table:table-cell table:formula="of:=([.G91]-[.$E$6])/[.$E$6]" office:value-type="float" office:value="0.0000618324032709427" calcext:value-type="float">
            <text:p>0,0001</text:p>
          </table:table-cell>
          <table:table-cell table:formula="of:=SQRT( ( [.H91]/[.$E$6] )^2 + ([.G91]*[.$F$6]/([.$E$6]^2))^2           )" office:value-type="float" office:value="0.0000999661967735852" calcext:value-type="float">
            <text:p>0,0001</text:p>
          </table:table-cell>
        </table:table-row>
        <table:table-row table:style-name="ro7">
          <table:table-cell/>
          <table:table-cell office:value-type="float" office:value="35" calcext:value-type="float">
            <text:p>35</text:p>
          </table:table-cell>
          <table:table-cell office:value-type="float" office:value="0.064697" calcext:value-type="float">
            <text:p>0,0647</text:p>
          </table:table-cell>
          <table:table-cell table:number-columns-repeated="3"/>
          <table:table-cell table:formula="of:=[.C92]/[.$E$3]" office:value-type="float" office:value="64.671131547381" calcext:value-type="float">
            <text:p>64,6711</text:p>
          </table:table-cell>
          <table:table-cell table:formula="of:=[.C92]*[.$F$6]/([.$E$6]*[.$E$6])" office:value-type="float" office:value="0.000000100009274860491" calcext:value-type="float">
            <text:p>0,0000</text:p>
          </table:table-cell>
          <table:table-cell table:formula="of:=([.G92]-[.$E$6])/[.$E$6]" office:value-type="float" office:value="0.0000927486049061943" calcext:value-type="float">
            <text:p>0,0001</text:p>
          </table:table-cell>
          <table:table-cell table:formula="of:=SQRT( ( [.H92]/[.$E$6] )^2 + ([.G92]*[.$F$6]/([.$E$6]^2))^2           )" office:value-type="float" office:value="0.0000999692871575955" calcext:value-type="float">
            <text:p>0,0001</text:p>
          </table:table-cell>
        </table:table-row>
        <table:table-row table:style-name="ro7">
          <table:table-cell/>
          <table:table-cell office:value-type="float" office:value="34" calcext:value-type="float">
            <text:p>34</text:p>
          </table:table-cell>
          <table:table-cell office:value-type="float" office:value="0.064698" calcext:value-type="float">
            <text:p>0,0647</text:p>
          </table:table-cell>
          <table:table-cell table:number-columns-repeated="3"/>
          <table:table-cell table:formula="of:=[.C93]/[.$E$3]" office:value-type="float" office:value="64.672131147541" calcext:value-type="float">
            <text:p>64,6721</text:p>
          </table:table-cell>
          <table:table-cell table:formula="of:=[.C93]*[.$F$6]/([.$E$6]*[.$E$6])" office:value-type="float" office:value="0.000000100010820670572" calcext:value-type="float">
            <text:p>0,0000</text:p>
          </table:table-cell>
          <table:table-cell table:formula="of:=([.G93]-[.$E$6])/[.$E$6]" office:value-type="float" office:value="0.00010820670572382" calcext:value-type="float">
            <text:p>0,0001</text:p>
          </table:table-cell>
          <table:table-cell table:formula="of:=SQRT( ( [.H93]/[.$E$6] )^2 + ([.G93]*[.$F$6]/([.$E$6]^2))^2           )" office:value-type="float" office:value="0.0000999708323496006" calcext:value-type="float">
            <text:p>0,0001</text:p>
          </table:table-cell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float" office:value="0.064699" calcext:value-type="float">
            <text:p>0,0647</text:p>
          </table:table-cell>
          <table:table-cell table:number-columns-repeated="3"/>
          <table:table-cell table:formula="of:=[.C94]/[.$E$3]" office:value-type="float" office:value="64.6731307477009" calcext:value-type="float">
            <text:p>64,6731</text:p>
          </table:table-cell>
          <table:table-cell table:formula="of:=[.C94]*[.$F$6]/([.$E$6]*[.$E$6])" office:value-type="float" office:value="0.000000100012366480654" calcext:value-type="float">
            <text:p>0,0000</text:p>
          </table:table-cell>
          <table:table-cell table:formula="of:=([.G94]-[.$E$6])/[.$E$6]" office:value-type="float" office:value="0.000123664806541666" calcext:value-type="float">
            <text:p>0,0001</text:p>
          </table:table-cell>
          <table:table-cell table:formula="of:=SQRT( ( [.H94]/[.$E$6] )^2 + ([.G94]*[.$F$6]/([.$E$6]^2))^2           )" office:value-type="float" office:value="0.0000999723775416058" calcext:value-type="float">
            <text:p>0,0001</text:p>
          </table:table-cell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95]/[.$E$3]" office:value-type="float" office:value="64.6741303478609" calcext:value-type="float">
            <text:p>64,6741</text:p>
          </table:table-cell>
          <table:table-cell table:formula="of:=[.C95]*[.$F$6]/([.$E$6]*[.$E$6])" office:value-type="float" office:value="0.000000100013912290736" calcext:value-type="float">
            <text:p>0,0000</text:p>
          </table:table-cell>
          <table:table-cell table:formula="of:=([.G95]-[.$E$6])/[.$E$6]" office:value-type="float" office:value="0.000139122907359511" calcext:value-type="float">
            <text:p>0,0001</text:p>
          </table:table-cell>
          <table:table-cell table:formula="of:=SQRT( ( [.H95]/[.$E$6] )^2 + ([.G95]*[.$F$6]/([.$E$6]^2))^2           )" office:value-type="float" office:value="0.000099973922733611" calcext:value-type="float">
            <text:p>0,0001</text:p>
          </table:table-cell>
        </table:table-row>
        <table:table-row table:style-name="ro7">
          <table:table-cell/>
          <table:table-cell office:value-type="float" office:value="31" calcext:value-type="float">
            <text:p>31</text:p>
          </table:table-cell>
          <table:table-cell office:value-type="float" office:value="0.064701" calcext:value-type="float">
            <text:p>0,0647</text:p>
          </table:table-cell>
          <table:table-cell table:number-columns-repeated="3"/>
          <table:table-cell table:formula="of:=[.C96]/[.$E$3]" office:value-type="float" office:value="64.6751299480208" calcext:value-type="float">
            <text:p>64,6751</text:p>
          </table:table-cell>
          <table:table-cell table:formula="of:=[.C96]*[.$F$6]/([.$E$6]*[.$E$6])" office:value-type="float" office:value="0.000000100015458100818" calcext:value-type="float">
            <text:p>0,0000</text:p>
          </table:table-cell>
          <table:table-cell table:formula="of:=([.G96]-[.$E$6])/[.$E$6]" office:value-type="float" office:value="0.000154581008177137" calcext:value-type="float">
            <text:p>0,0002</text:p>
          </table:table-cell>
          <table:table-cell table:formula="of:=SQRT( ( [.H96]/[.$E$6] )^2 + ([.G96]*[.$F$6]/([.$E$6]^2))^2           )" office:value-type="float" office:value="0.0000999754679256161" calcext:value-type="float">
            <text:p>0,0001</text:p>
          </table:table-cell>
        </table:table-row>
        <table:table-row table:style-name="ro7">
          <table:table-cell/>
          <table:table-cell office:value-type="float" office:value="30" calcext:value-type="float">
            <text:p>30</text:p>
          </table:table-cell>
          <table:table-cell office:value-type="float" office:value="0.064702" calcext:value-type="float">
            <text:p>0,0647</text:p>
          </table:table-cell>
          <table:table-cell table:number-columns-repeated="3"/>
          <table:table-cell table:formula="of:=[.C97]/[.$E$3]" office:value-type="float" office:value="64.6761295481807" calcext:value-type="float">
            <text:p>64,6761</text:p>
          </table:table-cell>
          <table:table-cell table:formula="of:=[.C97]*[.$F$6]/([.$E$6]*[.$E$6])" office:value-type="float" office:value="0.0000001000170039109" calcext:value-type="float">
            <text:p>0,0000</text:p>
          </table:table-cell>
          <table:table-cell table:formula="of:=([.G97]-[.$E$6])/[.$E$6]" office:value-type="float" office:value="0.000170039108994983" calcext:value-type="float">
            <text:p>0,0002</text:p>
          </table:table-cell>
          <table:table-cell table:formula="of:=SQRT( ( [.H97]/[.$E$6] )^2 + ([.G97]*[.$F$6]/([.$E$6]^2))^2           )" office:value-type="float" office:value="0.0000999770131176213" calcext:value-type="float">
            <text:p>0,0001</text:p>
          </table:table-cell>
        </table:table-row>
        <table:table-row table:style-name="ro7">
          <table:table-cell/>
          <table:table-cell office:value-type="float" office:value="29" calcext:value-type="float">
            <text:p>29</text:p>
          </table:table-cell>
          <table:table-cell office:value-type="float" office:value="0.064703" calcext:value-type="float">
            <text:p>0,0647</text:p>
          </table:table-cell>
          <table:table-cell table:number-columns-repeated="3"/>
          <table:table-cell table:formula="of:=[.C98]/[.$E$3]" office:value-type="float" office:value="64.6771291483407" calcext:value-type="float">
            <text:p>64,6771</text:p>
          </table:table-cell>
          <table:table-cell table:formula="of:=[.C98]*[.$F$6]/([.$E$6]*[.$E$6])" office:value-type="float" office:value="0.000000100018549720981" calcext:value-type="float">
            <text:p>0,0000</text:p>
          </table:table-cell>
          <table:table-cell table:formula="of:=([.G98]-[.$E$6])/[.$E$6]" office:value-type="float" office:value="0.000185497209812608" calcext:value-type="float">
            <text:p>0,0002</text:p>
          </table:table-cell>
          <table:table-cell table:formula="of:=SQRT( ( [.H98]/[.$E$6] )^2 + ([.G98]*[.$F$6]/([.$E$6]^2))^2           )" office:value-type="float" office:value="0.0000999785583096264" calcext:value-type="float">
            <text:p>0,0001</text:p>
          </table:table-cell>
        </table:table-row>
        <table:table-row table:style-name="ro7">
          <table:table-cell/>
          <table:table-cell office:value-type="float" office:value="28" calcext:value-type="float">
            <text:p>28</text:p>
          </table:table-cell>
          <table:table-cell office:value-type="float" office:value="0.064704" calcext:value-type="float">
            <text:p>0,0647</text:p>
          </table:table-cell>
          <table:table-cell table:number-columns-repeated="3"/>
          <table:table-cell table:formula="of:=[.C99]/[.$E$3]" office:value-type="float" office:value="64.6781287485006" calcext:value-type="float">
            <text:p>64,6781</text:p>
          </table:table-cell>
          <table:table-cell table:formula="of:=[.C99]*[.$F$6]/([.$E$6]*[.$E$6])" office:value-type="float" office:value="0.000000100020095531063" calcext:value-type="float">
            <text:p>0,0000</text:p>
          </table:table-cell>
          <table:table-cell table:formula="of:=([.G99]-[.$E$6])/[.$E$6]" office:value-type="float" office:value="0.000200955310630454" calcext:value-type="float">
            <text:p>0,0002</text:p>
          </table:table-cell>
          <table:table-cell table:formula="of:=SQRT( ( [.H99]/[.$E$6] )^2 + ([.G99]*[.$F$6]/([.$E$6]^2))^2           )" office:value-type="float" office:value="0.0000999801035016316" calcext:value-type="float">
            <text:p>0,0001</text:p>
          </table:table-cell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float" office:value="0.064705" calcext:value-type="float">
            <text:p>0,0647</text:p>
          </table:table-cell>
          <table:table-cell table:number-columns-repeated="3"/>
          <table:table-cell table:formula="of:=[.C100]/[.$E$3]" office:value-type="float" office:value="64.6791283486605" calcext:value-type="float">
            <text:p>64,6791</text:p>
          </table:table-cell>
          <table:table-cell table:formula="of:=[.C100]*[.$F$6]/([.$E$6]*[.$E$6])" office:value-type="float" office:value="0.000000100021641341145" calcext:value-type="float">
            <text:p>0,0000</text:p>
          </table:table-cell>
          <table:table-cell table:formula="of:=([.G100]-[.$E$6])/[.$E$6]" office:value-type="float" office:value="0.00021641341144808" calcext:value-type="float">
            <text:p>0,0002</text:p>
          </table:table-cell>
          <table:table-cell table:formula="of:=SQRT( ( [.H100]/[.$E$6] )^2 + ([.G100]*[.$F$6]/([.$E$6]^2))^2           )" office:value-type="float" office:value="0.0000999816486936367" calcext:value-type="float">
            <text:p>0,0001</text:p>
          </table:table-cell>
        </table:table-row>
        <table:table-row table:style-name="ro7">
          <table:table-cell/>
          <table:table-cell office:value-type="float" office:value="26" calcext:value-type="float">
            <text:p>26</text:p>
          </table:table-cell>
          <table:table-cell office:value-type="float" office:value="0.064706" calcext:value-type="float">
            <text:p>0,0647</text:p>
          </table:table-cell>
          <table:table-cell table:number-columns-repeated="3"/>
          <table:table-cell table:formula="of:=[.C101]/[.$E$3]" office:value-type="float" office:value="64.6801279488205" calcext:value-type="float">
            <text:p>64,6801</text:p>
          </table:table-cell>
          <table:table-cell table:formula="of:=[.C101]*[.$F$6]/([.$E$6]*[.$E$6])" office:value-type="float" office:value="0.000000100023187151227" calcext:value-type="float">
            <text:p>0,0000</text:p>
          </table:table-cell>
          <table:table-cell table:formula="of:=([.G101]-[.$E$6])/[.$E$6]" office:value-type="float" office:value="0.000231871512265925" calcext:value-type="float">
            <text:p>0,0002</text:p>
          </table:table-cell>
          <table:table-cell table:formula="of:=SQRT( ( [.H101]/[.$E$6] )^2 + ([.G101]*[.$F$6]/([.$E$6]^2))^2           )" office:value-type="float" office:value="0.0000999831938856419" calcext:value-type="float">
            <text:p>0,0001</text:p>
          </table:table-cell>
        </table:table-row>
        <table:table-row table:style-name="ro7">
          <table:table-cell/>
          <table:table-cell office:value-type="float" office:value="25" calcext:value-type="float">
            <text:p>25</text:p>
          </table:table-cell>
          <table:table-cell office:value-type="float" office:value="0.064707" calcext:value-type="float">
            <text:p>0,0647</text:p>
          </table:table-cell>
          <table:table-cell table:number-columns-repeated="3"/>
          <table:table-cell table:formula="of:=[.C102]/[.$E$3]" office:value-type="float" office:value="64.6811275489804" calcext:value-type="float">
            <text:p>64,6811</text:p>
          </table:table-cell>
          <table:table-cell table:formula="of:=[.C102]*[.$F$6]/([.$E$6]*[.$E$6])" office:value-type="float" office:value="0.000000100024732961308" calcext:value-type="float">
            <text:p>0,0000</text:p>
          </table:table-cell>
          <table:table-cell table:formula="of:=([.G102]-[.$E$6])/[.$E$6]" office:value-type="float" office:value="0.000247329613083771" calcext:value-type="float">
            <text:p>0,0002</text:p>
          </table:table-cell>
          <table:table-cell table:formula="of:=SQRT( ( [.H102]/[.$E$6] )^2 + ([.G102]*[.$F$6]/([.$E$6]^2))^2           )" office:value-type="float" office:value="0.000099984739077647" calcext:value-type="float">
            <text:p>0,0001</text:p>
          </table:table-cell>
        </table:table-row>
        <table:table-row table:style-name="ro7">
          <table:table-cell/>
          <table:table-cell office:value-type="float" office:value="24" calcext:value-type="float">
            <text:p>24</text:p>
          </table:table-cell>
          <table:table-cell office:value-type="float" office:value="0.064709" calcext:value-type="float">
            <text:p>0,0647</text:p>
          </table:table-cell>
          <table:table-cell table:number-columns-repeated="3"/>
          <table:table-cell table:formula="of:=[.C103]/[.$E$3]" office:value-type="float" office:value="64.6831267493003" calcext:value-type="float">
            <text:p>64,6831</text:p>
          </table:table-cell>
          <table:table-cell table:formula="of:=[.C103]*[.$F$6]/([.$E$6]*[.$E$6])" office:value-type="float" office:value="0.000000100027824581472" calcext:value-type="float">
            <text:p>0,0000</text:p>
          </table:table-cell>
          <table:table-cell table:formula="of:=([.G103]-[.$E$6])/[.$E$6]" office:value-type="float" office:value="0.000278245814719242" calcext:value-type="float">
            <text:p>0,0003</text:p>
          </table:table-cell>
          <table:table-cell table:formula="of:=SQRT( ( [.H103]/[.$E$6] )^2 + ([.G103]*[.$F$6]/([.$E$6]^2))^2           )" office:value-type="float" office:value="0.0000999878294616574" calcext:value-type="float">
            <text:p>0,0001</text:p>
          </table:table-cell>
        </table:table-row>
        <table:table-row table:style-name="ro7">
          <table:table-cell/>
          <table:table-cell office:value-type="float" office:value="23" calcext:value-type="float">
            <text:p>23</text:p>
          </table:table-cell>
          <table:table-cell office:value-type="float" office:value="0.064711" calcext:value-type="float">
            <text:p>0,0647</text:p>
          </table:table-cell>
          <table:table-cell table:number-columns-repeated="3"/>
          <table:table-cell table:formula="of:=[.C104]/[.$E$3]" office:value-type="float" office:value="64.6851259496201" calcext:value-type="float">
            <text:p>64,6851</text:p>
          </table:table-cell>
          <table:table-cell table:formula="of:=[.C104]*[.$F$6]/([.$E$6]*[.$E$6])" office:value-type="float" office:value="0.000000100030916201635" calcext:value-type="float">
            <text:p>0,0000</text:p>
          </table:table-cell>
          <table:table-cell table:formula="of:=([.G104]-[.$E$6])/[.$E$6]" office:value-type="float" office:value="0.000309162016354494" calcext:value-type="float">
            <text:p>0,0003</text:p>
          </table:table-cell>
          <table:table-cell table:formula="of:=SQRT( ( [.H104]/[.$E$6] )^2 + ([.G104]*[.$F$6]/([.$E$6]^2))^2           )" office:value-type="float" office:value="0.0000999909198456676" calcext:value-type="float">
            <text:p>0,0001</text:p>
          </table:table-cell>
        </table:table-row>
        <table:table-row table:style-name="ro7">
          <table:table-cell/>
          <table:table-cell office:value-type="float" office:value="22" calcext:value-type="float">
            <text:p>22</text:p>
          </table:table-cell>
          <table:table-cell office:value-type="float" office:value="0.064713" calcext:value-type="float">
            <text:p>0,0647</text:p>
          </table:table-cell>
          <table:table-cell table:number-columns-repeated="3"/>
          <table:table-cell table:formula="of:=[.C105]/[.$E$3]" office:value-type="float" office:value="64.68712514994" calcext:value-type="float">
            <text:p>64,6871</text:p>
          </table:table-cell>
          <table:table-cell table:formula="of:=[.C105]*[.$F$6]/([.$E$6]*[.$E$6])" office:value-type="float" office:value="0.000000100034007821799" calcext:value-type="float">
            <text:p>0,0000</text:p>
          </table:table-cell>
          <table:table-cell table:formula="of:=([.G105]-[.$E$6])/[.$E$6]" office:value-type="float" office:value="0.000340078217989965" calcext:value-type="float">
            <text:p>0,0003</text:p>
          </table:table-cell>
          <table:table-cell table:formula="of:=SQRT( ( [.H105]/[.$E$6] )^2 + ([.G105]*[.$F$6]/([.$E$6]^2))^2           )" office:value-type="float" office:value="0.000099994010229678" calcext:value-type="float">
            <text:p>0,0001</text:p>
          </table:table-cell>
        </table:table-row>
        <table:table-row table:style-name="ro7">
          <table:table-cell/>
          <table:table-cell office:value-type="float" office:value="21" calcext:value-type="float">
            <text:p>21</text:p>
          </table:table-cell>
          <table:table-cell office:value-type="float" office:value="0.064715" calcext:value-type="float">
            <text:p>0,0647</text:p>
          </table:table-cell>
          <table:table-cell table:number-columns-repeated="3"/>
          <table:table-cell table:formula="of:=[.C106]/[.$E$3]" office:value-type="float" office:value="64.6891243502599" calcext:value-type="float">
            <text:p>64,6891</text:p>
          </table:table-cell>
          <table:table-cell table:formula="of:=[.C106]*[.$F$6]/([.$E$6]*[.$E$6])" office:value-type="float" office:value="0.000000100037099441963" calcext:value-type="float">
            <text:p>0,0000</text:p>
          </table:table-cell>
          <table:table-cell table:formula="of:=([.G106]-[.$E$6])/[.$E$6]" office:value-type="float" office:value="0.000370994419625437" calcext:value-type="float">
            <text:p>0,0004</text:p>
          </table:table-cell>
          <table:table-cell table:formula="of:=SQRT( ( [.H106]/[.$E$6] )^2 + ([.G106]*[.$F$6]/([.$E$6]^2))^2           )" office:value-type="float" office:value="0.0000999971006136883" calcext:value-type="float">
            <text:p>0,0001</text:p>
          </table:table-cell>
        </table:table-row>
        <table:table-row table:style-name="ro7">
          <table:table-cell/>
          <table:table-cell office:value-type="float" office:value="20" calcext:value-type="float">
            <text:p>20</text:p>
          </table:table-cell>
          <table:table-cell office:value-type="float" office:value="0.064716" calcext:value-type="float">
            <text:p>0,0647</text:p>
          </table:table-cell>
          <table:table-cell table:number-columns-repeated="3"/>
          <table:table-cell table:formula="of:=[.C107]/[.$E$3]" office:value-type="float" office:value="64.6901239504198" calcext:value-type="float">
            <text:p>64,6901</text:p>
          </table:table-cell>
          <table:table-cell table:formula="of:=[.C107]*[.$F$6]/([.$E$6]*[.$E$6])" office:value-type="float" office:value="0.000000100038645252044" calcext:value-type="float">
            <text:p>0,0000</text:p>
          </table:table-cell>
          <table:table-cell table:formula="of:=([.G107]-[.$E$6])/[.$E$6]" office:value-type="float" office:value="0.000386452520443282" calcext:value-type="float">
            <text:p>0,0004</text:p>
          </table:table-cell>
          <table:table-cell table:formula="of:=SQRT( ( [.H107]/[.$E$6] )^2 + ([.G107]*[.$F$6]/([.$E$6]^2))^2           )" office:value-type="float" office:value="0.0000999986458056934" calcext:value-type="float">
            <text:p>0,0001</text:p>
          </table:table-cell>
        </table:table-row>
        <table:table-row table:style-name="ro7">
          <table:table-cell/>
          <table:table-cell office:value-type="float" office:value="19" calcext:value-type="float">
            <text:p>19</text:p>
          </table:table-cell>
          <table:table-cell office:value-type="float" office:value="0.064718" calcext:value-type="float">
            <text:p>0,0647</text:p>
          </table:table-cell>
          <table:table-cell table:number-columns-repeated="3"/>
          <table:table-cell table:formula="of:=[.C108]/[.$E$3]" office:value-type="float" office:value="64.6921231507397" calcext:value-type="float">
            <text:p>64,6921</text:p>
          </table:table-cell>
          <table:table-cell table:formula="of:=[.C108]*[.$F$6]/([.$E$6]*[.$E$6])" office:value-type="float" office:value="0.000000100041736872208" calcext:value-type="float">
            <text:p>0,0000</text:p>
          </table:table-cell>
          <table:table-cell table:formula="of:=([.G108]-[.$E$6])/[.$E$6]" office:value-type="float" office:value="0.000417368722078754" calcext:value-type="float">
            <text:p>0,0004</text:p>
          </table:table-cell>
          <table:table-cell table:formula="of:=SQRT( ( [.H108]/[.$E$6] )^2 + ([.G108]*[.$F$6]/([.$E$6]^2))^2           )" office:value-type="float" office:value="0.000100001736189704" calcext:value-type="float">
            <text:p>0,0001</text:p>
          </table:table-cell>
        </table:table-row>
        <table:table-row table:style-name="ro7">
          <table:table-cell/>
          <table:table-cell office:value-type="float" office:value="18" calcext:value-type="float">
            <text:p>18</text:p>
          </table:table-cell>
          <table:table-cell office:value-type="float" office:value="0.06472" calcext:value-type="float">
            <text:p>0,0647</text:p>
          </table:table-cell>
          <table:table-cell table:number-columns-repeated="3"/>
          <table:table-cell table:formula="of:=[.C109]/[.$E$3]" office:value-type="float" office:value="64.6941223510596" calcext:value-type="float">
            <text:p>64,6941</text:p>
          </table:table-cell>
          <table:table-cell table:formula="of:=[.C109]*[.$F$6]/([.$E$6]*[.$E$6])" office:value-type="float" office:value="0.000000100044828492371" calcext:value-type="float">
            <text:p>0,0000</text:p>
          </table:table-cell>
          <table:table-cell table:formula="of:=([.G109]-[.$E$6])/[.$E$6]" office:value-type="float" office:value="0.000448284923714225" calcext:value-type="float">
            <text:p>0,0004</text:p>
          </table:table-cell>
          <table:table-cell table:formula="of:=SQRT( ( [.H109]/[.$E$6] )^2 + ([.G109]*[.$F$6]/([.$E$6]^2))^2           )" office:value-type="float" office:value="0.000100004826573714" calcext:value-type="float">
            <text:p>0,0001</text:p>
          </table:table-cell>
        </table:table-row>
        <table:table-row table:style-name="ro7">
          <table:table-cell/>
          <table:table-cell office:value-type="float" office:value="17" calcext:value-type="float">
            <text:p>17</text:p>
          </table:table-cell>
          <table:table-cell office:value-type="float" office:value="0.064722" calcext:value-type="float">
            <text:p>0,0647</text:p>
          </table:table-cell>
          <table:table-cell table:number-columns-repeated="3"/>
          <table:table-cell table:formula="of:=[.C110]/[.$E$3]" office:value-type="float" office:value="64.6961215513795" calcext:value-type="float">
            <text:p>64,6961</text:p>
          </table:table-cell>
          <table:table-cell table:formula="of:=[.C110]*[.$F$6]/([.$E$6]*[.$E$6])" office:value-type="float" office:value="0.000000100047920112535" calcext:value-type="float">
            <text:p>0,0000</text:p>
          </table:table-cell>
          <table:table-cell table:formula="of:=([.G110]-[.$E$6])/[.$E$6]" office:value-type="float" office:value="0.000479201125349696" calcext:value-type="float">
            <text:p>0,0005</text:p>
          </table:table-cell>
          <table:table-cell table:formula="of:=SQRT( ( [.H110]/[.$E$6] )^2 + ([.G110]*[.$F$6]/([.$E$6]^2))^2           )" office:value-type="float" office:value="0.000100007916957724" calcext:value-type="float">
            <text:p>0,0001</text:p>
          </table:table-cell>
        </table:table-row>
        <table:table-row table:style-name="ro7">
          <table:table-cell/>
          <table:table-cell office:value-type="float" office:value="16" calcext:value-type="float">
            <text:p>16</text:p>
          </table:table-cell>
          <table:table-cell office:value-type="float" office:value="0.064724" calcext:value-type="float">
            <text:p>0,0647</text:p>
          </table:table-cell>
          <table:table-cell table:number-columns-repeated="3"/>
          <table:table-cell table:formula="of:=[.C111]/[.$E$3]" office:value-type="float" office:value="64.6981207516993" calcext:value-type="float">
            <text:p>64,6981</text:p>
          </table:table-cell>
          <table:table-cell table:formula="of:=[.C111]*[.$F$6]/([.$E$6]*[.$E$6])" office:value-type="float" office:value="0.000000100051011732699" calcext:value-type="float">
            <text:p>0,0000</text:p>
          </table:table-cell>
          <table:table-cell table:formula="of:=([.G111]-[.$E$6])/[.$E$6]" office:value-type="float" office:value="0.000510117326985168" calcext:value-type="float">
            <text:p>0,0005</text:p>
          </table:table-cell>
          <table:table-cell table:formula="of:=SQRT( ( [.H111]/[.$E$6] )^2 + ([.G111]*[.$F$6]/([.$E$6]^2))^2           )" office:value-type="float" office:value="0.000100011007341735" calcext:value-type="float">
            <text:p>0,0001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office:value-type="float" office:value="0.064724" calcext:value-type="float">
            <text:p>0,0647</text:p>
          </table:table-cell>
          <table:table-cell table:number-columns-repeated="3"/>
          <table:table-cell table:formula="of:=[.C112]/[.$E$3]" office:value-type="float" office:value="64.6981207516993" calcext:value-type="float">
            <text:p>64,6981</text:p>
          </table:table-cell>
          <table:table-cell table:formula="of:=[.C112]*[.$F$6]/([.$E$6]*[.$E$6])" office:value-type="float" office:value="0.000000100051011732699" calcext:value-type="float">
            <text:p>0,0000</text:p>
          </table:table-cell>
          <table:table-cell table:formula="of:=([.G112]-[.$E$6])/[.$E$6]" office:value-type="float" office:value="0.000510117326985168" calcext:value-type="float">
            <text:p>0,0005</text:p>
          </table:table-cell>
          <table:table-cell table:formula="of:=SQRT( ( [.H112]/[.$E$6] )^2 + ([.G112]*[.$F$6]/([.$E$6]^2))^2           )" office:value-type="float" office:value="0.000100011007341735" calcext:value-type="float">
            <text:p>0,0001</text:p>
          </table:table-cell>
        </table:table-row>
        <table:table-row table:style-name="ro7">
          <table:table-cell/>
          <table:table-cell office:value-type="float" office:value="14" calcext:value-type="float">
            <text:p>14</text:p>
          </table:table-cell>
          <table:table-cell office:value-type="float" office:value="0.064726" calcext:value-type="float">
            <text:p>0,0647</text:p>
          </table:table-cell>
          <table:table-cell table:number-columns-repeated="3"/>
          <table:table-cell table:formula="of:=[.C113]/[.$E$3]" office:value-type="float" office:value="64.7001199520192" calcext:value-type="float">
            <text:p>64,7001</text:p>
          </table:table-cell>
          <table:table-cell table:formula="of:=[.C113]*[.$F$6]/([.$E$6]*[.$E$6])" office:value-type="float" office:value="0.000000100054103352862" calcext:value-type="float">
            <text:p>0,0000</text:p>
          </table:table-cell>
          <table:table-cell table:formula="of:=([.G113]-[.$E$6])/[.$E$6]" office:value-type="float" office:value="0.000541033528620419" calcext:value-type="float">
            <text:p>0,0005</text:p>
          </table:table-cell>
          <table:table-cell table:formula="of:=SQRT( ( [.H113]/[.$E$6] )^2 + ([.G113]*[.$F$6]/([.$E$6]^2))^2           )" office:value-type="float" office:value="0.000100014097725745" calcext:value-type="float">
            <text:p>0,0001</text:p>
          </table:table-cell>
        </table:table-row>
        <table:table-row table:style-name="ro7">
          <table:table-cell/>
          <table:table-cell office:value-type="float" office:value="13" calcext:value-type="float">
            <text:p>13</text:p>
          </table:table-cell>
          <table:table-cell office:value-type="float" office:value="0.064728" calcext:value-type="float">
            <text:p>0,0647</text:p>
          </table:table-cell>
          <table:table-cell table:number-columns-repeated="3"/>
          <table:table-cell table:formula="of:=[.C114]/[.$E$3]" office:value-type="float" office:value="64.7021191523391" calcext:value-type="float">
            <text:p>64,7021</text:p>
          </table:table-cell>
          <table:table-cell table:formula="of:=[.C114]*[.$F$6]/([.$E$6]*[.$E$6])" office:value-type="float" office:value="0.000000100057194973026" calcext:value-type="float">
            <text:p>0,0000</text:p>
          </table:table-cell>
          <table:table-cell table:formula="of:=([.G114]-[.$E$6])/[.$E$6]" office:value-type="float" office:value="0.000571949730255891" calcext:value-type="float">
            <text:p>0,0006</text:p>
          </table:table-cell>
          <table:table-cell table:formula="of:=SQRT( ( [.H114]/[.$E$6] )^2 + ([.G114]*[.$F$6]/([.$E$6]^2))^2           )" office:value-type="float" office:value="0.000100017188109755" calcext:value-type="float">
            <text:p>0,0001</text:p>
          </table:table-cell>
        </table:table-row>
        <table:table-row table:style-name="ro7">
          <table:table-cell/>
          <table:table-cell office:value-type="float" office:value="12" calcext:value-type="float">
            <text:p>12</text:p>
          </table:table-cell>
          <table:table-cell office:value-type="float" office:value="0.064732" calcext:value-type="float">
            <text:p>0,0647</text:p>
          </table:table-cell>
          <table:table-cell table:number-columns-repeated="3"/>
          <table:table-cell table:formula="of:=[.C115]/[.$E$3]" office:value-type="float" office:value="64.7061175529788" calcext:value-type="float">
            <text:p>64,7061</text:p>
          </table:table-cell>
          <table:table-cell table:formula="of:=[.C115]*[.$F$6]/([.$E$6]*[.$E$6])" office:value-type="float" office:value="0.000000100063378213353" calcext:value-type="float">
            <text:p>0,0000</text:p>
          </table:table-cell>
          <table:table-cell table:formula="of:=([.G115]-[.$E$6])/[.$E$6]" office:value-type="float" office:value="0.000633782133527053" calcext:value-type="float">
            <text:p>0,0006</text:p>
          </table:table-cell>
          <table:table-cell table:formula="of:=SQRT( ( [.H115]/[.$E$6] )^2 + ([.G115]*[.$F$6]/([.$E$6]^2))^2           )" office:value-type="float" office:value="0.000100023368877776" calcext:value-type="float">
            <text:p>0,0001</text:p>
          </table:table-cell>
        </table:table-row>
        <table:table-row table:style-name="ro7">
          <table:table-cell/>
          <table:table-cell office:value-type="float" office:value="11" calcext:value-type="float">
            <text:p>11</text:p>
          </table:table-cell>
          <table:table-cell office:value-type="float" office:value="0.064734" calcext:value-type="float">
            <text:p>0,0647</text:p>
          </table:table-cell>
          <table:table-cell table:number-columns-repeated="3"/>
          <table:table-cell table:formula="of:=[.C116]/[.$E$3]" office:value-type="float" office:value="64.7081167532987" calcext:value-type="float">
            <text:p>64,7081</text:p>
          </table:table-cell>
          <table:table-cell table:formula="of:=[.C116]*[.$F$6]/([.$E$6]*[.$E$6])" office:value-type="float" office:value="0.000000100066469833516" calcext:value-type="float">
            <text:p>0,0000</text:p>
          </table:table-cell>
          <table:table-cell table:formula="of:=([.G116]-[.$E$6])/[.$E$6]" office:value-type="float" office:value="0.000664698335162525" calcext:value-type="float">
            <text:p>0,0007</text:p>
          </table:table-cell>
          <table:table-cell table:formula="of:=SQRT( ( [.H116]/[.$E$6] )^2 + ([.G116]*[.$F$6]/([.$E$6]^2))^2           )" office:value-type="float" office:value="0.000100026459261786" calcext:value-type="float">
            <text:p>0,0001</text:p>
          </table:table-cell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office:value-type="float" office:value="0.064736" calcext:value-type="float">
            <text:p>0,0647</text:p>
          </table:table-cell>
          <table:table-cell table:number-columns-repeated="3"/>
          <table:table-cell table:formula="of:=[.C117]/[.$E$3]" office:value-type="float" office:value="64.7101159536186" calcext:value-type="float">
            <text:p>64,7101</text:p>
          </table:table-cell>
          <table:table-cell table:formula="of:=[.C117]*[.$F$6]/([.$E$6]*[.$E$6])" office:value-type="float" office:value="0.00000010006956145368" calcext:value-type="float">
            <text:p>0,0000</text:p>
          </table:table-cell>
          <table:table-cell table:formula="of:=([.G117]-[.$E$6])/[.$E$6]" office:value-type="float" office:value="0.000695614536797996" calcext:value-type="float">
            <text:p>0,0007</text:p>
          </table:table-cell>
          <table:table-cell table:formula="of:=SQRT( ( [.H117]/[.$E$6] )^2 + ([.G117]*[.$F$6]/([.$E$6]^2))^2           )" office:value-type="float" office:value="0.000100029549645797" calcext:value-type="float">
            <text:p>0,0001</text:p>
          </table:table-cell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office:value-type="float" office:value="0.064738" calcext:value-type="float">
            <text:p>0,0647</text:p>
          </table:table-cell>
          <table:table-cell table:number-columns-repeated="3"/>
          <table:table-cell table:formula="of:=[.C118]/[.$E$3]" office:value-type="float" office:value="64.7121151539384" calcext:value-type="float">
            <text:p>64,7121</text:p>
          </table:table-cell>
          <table:table-cell table:formula="of:=[.C118]*[.$F$6]/([.$E$6]*[.$E$6])" office:value-type="float" office:value="0.000000100072653073843" calcext:value-type="float">
            <text:p>0,0000</text:p>
          </table:table-cell>
          <table:table-cell table:formula="of:=([.G118]-[.$E$6])/[.$E$6]" office:value-type="float" office:value="0.000726530738433467" calcext:value-type="float">
            <text:p>0,0007</text:p>
          </table:table-cell>
          <table:table-cell table:formula="of:=SQRT( ( [.H118]/[.$E$6] )^2 + ([.G118]*[.$F$6]/([.$E$6]^2))^2           )" office:value-type="float" office:value="0.000100032640029807" calcext:value-type="float">
            <text:p>0,0001</text:p>
          </table:table-cell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office:value-type="float" office:value="0.06474" calcext:value-type="float">
            <text:p>0,0647</text:p>
          </table:table-cell>
          <table:table-cell table:number-columns-repeated="3"/>
          <table:table-cell table:formula="of:=[.C119]/[.$E$3]" office:value-type="float" office:value="64.7141143542583" calcext:value-type="float">
            <text:p>64,7141</text:p>
          </table:table-cell>
          <table:table-cell table:formula="of:=[.C119]*[.$F$6]/([.$E$6]*[.$E$6])" office:value-type="float" office:value="0.000000100075744694007" calcext:value-type="float">
            <text:p>0,0000</text:p>
          </table:table-cell>
          <table:table-cell table:formula="of:=([.G119]-[.$E$6])/[.$E$6]" office:value-type="float" office:value="0.000757446940068719" calcext:value-type="float">
            <text:p>0,0008</text:p>
          </table:table-cell>
          <table:table-cell table:formula="of:=SQRT( ( [.H119]/[.$E$6] )^2 + ([.G119]*[.$F$6]/([.$E$6]^2))^2           )" office:value-type="float" office:value="0.000100035730413817" calcext:value-type="float">
            <text:p>0,0001</text:p>
          </table:table-cell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office:value-type="float" office:value="0.064744" calcext:value-type="float">
            <text:p>0,0647</text:p>
          </table:table-cell>
          <table:table-cell table:number-columns-repeated="3"/>
          <table:table-cell table:formula="of:=[.C120]/[.$E$3]" office:value-type="float" office:value="64.718112754898" calcext:value-type="float">
            <text:p>64,7181</text:p>
          </table:table-cell>
          <table:table-cell table:formula="of:=[.C120]*[.$F$6]/([.$E$6]*[.$E$6])" office:value-type="float" office:value="0.000000100081927934334" calcext:value-type="float">
            <text:p>0,0000</text:p>
          </table:table-cell>
          <table:table-cell table:formula="of:=([.G120]-[.$E$6])/[.$E$6]" office:value-type="float" office:value="0.000819279343339662" calcext:value-type="float">
            <text:p>0,0008</text:p>
          </table:table-cell>
          <table:table-cell table:formula="of:=SQRT( ( [.H120]/[.$E$6] )^2 + ([.G120]*[.$F$6]/([.$E$6]^2))^2           )" office:value-type="float" office:value="0.000100041911181838" calcext:value-type="float">
            <text:p>0,0001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0.064747" calcext:value-type="float">
            <text:p>0,0647</text:p>
          </table:table-cell>
          <table:table-cell table:number-columns-repeated="3"/>
          <table:table-cell table:formula="of:=[.C121]/[.$E$3]" office:value-type="float" office:value="64.7211115553778" calcext:value-type="float">
            <text:p>64,7211</text:p>
          </table:table-cell>
          <table:table-cell table:formula="of:=[.C121]*[.$F$6]/([.$E$6]*[.$E$6])" office:value-type="float" office:value="0.000000100086565364579" calcext:value-type="float">
            <text:p>0,0000</text:p>
          </table:table-cell>
          <table:table-cell table:formula="of:=([.G121]-[.$E$6])/[.$E$6]" office:value-type="float" office:value="0.000865653645792979" calcext:value-type="float">
            <text:p>0,0009</text:p>
          </table:table-cell>
          <table:table-cell table:formula="of:=SQRT( ( [.H121]/[.$E$6] )^2 + ([.G121]*[.$F$6]/([.$E$6]^2))^2           )" office:value-type="float" office:value="0.000100046546757853" calcext:value-type="float">
            <text:p>0,0001</text:p>
          </table:table-cell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office:value-type="float" office:value="0.064752" calcext:value-type="float">
            <text:p>0,0648</text:p>
          </table:table-cell>
          <table:table-cell table:number-columns-repeated="3"/>
          <table:table-cell table:formula="of:=[.C122]/[.$E$3]" office:value-type="float" office:value="64.7261095561775" calcext:value-type="float">
            <text:p>64,7261</text:p>
          </table:table-cell>
          <table:table-cell table:formula="of:=[.C122]*[.$F$6]/([.$E$6]*[.$E$6])" office:value-type="float" office:value="0.000000100094294414988" calcext:value-type="float">
            <text:p>0,0000</text:p>
          </table:table-cell>
          <table:table-cell table:formula="of:=([.G122]-[.$E$6])/[.$E$6]" office:value-type="float" office:value="0.000942944149881767" calcext:value-type="float">
            <text:p>0,0009</text:p>
          </table:table-cell>
          <table:table-cell table:formula="of:=SQRT( ( [.H122]/[.$E$6] )^2 + ([.G122]*[.$F$6]/([.$E$6]^2))^2           )" office:value-type="float" office:value="0.000100054272717879" calcext:value-type="float">
            <text:p>0,0001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0.064755" calcext:value-type="float">
            <text:p>0,0648</text:p>
          </table:table-cell>
          <table:table-cell table:number-columns-repeated="3"/>
          <table:table-cell table:formula="of:=[.C123]/[.$E$3]" office:value-type="float" office:value="64.7291083566573" calcext:value-type="float">
            <text:p>64,7291</text:p>
          </table:table-cell>
          <table:table-cell table:formula="of:=[.C123]*[.$F$6]/([.$E$6]*[.$E$6])" office:value-type="float" office:value="0.000000100098931845233" calcext:value-type="float">
            <text:p>0,0000</text:p>
          </table:table-cell>
          <table:table-cell table:formula="of:=([.G123]-[.$E$6])/[.$E$6]" office:value-type="float" office:value="0.000989318452334864" calcext:value-type="float">
            <text:p>0,0010</text:p>
          </table:table-cell>
          <table:table-cell table:formula="of:=SQRT( ( [.H123]/[.$E$6] )^2 + ([.G123]*[.$F$6]/([.$E$6]^2))^2           )" office:value-type="float" office:value="0.000100058908293895" calcext:value-type="float">
            <text:p>0,0001</text:p>
          </table:table-cell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float" office:value="0.064761" calcext:value-type="float">
            <text:p>0,0648</text:p>
          </table:table-cell>
          <table:table-cell table:number-columns-repeated="3"/>
          <table:table-cell table:formula="of:=[.C124]/[.$E$3]" office:value-type="float" office:value="64.735105957617" calcext:value-type="float">
            <text:p>64,7351</text:p>
          </table:table-cell>
          <table:table-cell table:formula="of:=[.C124]*[.$F$6]/([.$E$6]*[.$E$6])" office:value-type="float" office:value="0.000000100108206705724" calcext:value-type="float">
            <text:p>0,0000</text:p>
          </table:table-cell>
          <table:table-cell table:formula="of:=([.G124]-[.$E$6])/[.$E$6]" office:value-type="float" office:value="0.00108206705724128" calcext:value-type="float">
            <text:p>0,0011</text:p>
          </table:table-cell>
          <table:table-cell table:formula="of:=SQRT( ( [.H124]/[.$E$6] )^2 + ([.G124]*[.$F$6]/([.$E$6]^2))^2           )" office:value-type="float" office:value="0.000100068179445925" calcext:value-type="float">
            <text:p>0,0001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0.064763" calcext:value-type="float">
            <text:p>0,0648</text:p>
          </table:table-cell>
          <table:table-cell table:number-columns-repeated="3"/>
          <table:table-cell table:formula="of:=[.C125]/[.$E$3]" office:value-type="float" office:value="64.7371051579368" calcext:value-type="float">
            <text:p>64,7371</text:p>
          </table:table-cell>
          <table:table-cell table:formula="of:=[.C125]*[.$F$6]/([.$E$6]*[.$E$6])" office:value-type="float" office:value="0.000000100111298325888" calcext:value-type="float">
            <text:p>0,0000</text:p>
          </table:table-cell>
          <table:table-cell table:formula="of:=([.G125]-[.$E$6])/[.$E$6]" office:value-type="float" office:value="0.00111298325887675" calcext:value-type="float">
            <text:p>0,0011</text:p>
          </table:table-cell>
          <table:table-cell table:formula="of:=SQRT( ( [.H125]/[.$E$6] )^2 + ([.G125]*[.$F$6]/([.$E$6]^2))^2           )" office:value-type="float" office:value="0.000100071269829936" calcext:value-type="float">
            <text:p>0,0001</text:p>
          </table:table-cell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office:value-type="float" office:value="0.06477" calcext:value-type="float">
            <text:p>0,0648</text:p>
          </table:table-cell>
          <table:table-cell table:number-columns-repeated="3"/>
          <table:table-cell table:formula="of:=[.C126]/[.$E$3]" office:value-type="float" office:value="64.7441023590564" calcext:value-type="float">
            <text:p>64,7441</text:p>
          </table:table-cell>
          <table:table-cell table:formula="of:=[.C126]*[.$F$6]/([.$E$6]*[.$E$6])" office:value-type="float" office:value="0.00000010012211899646" calcext:value-type="float">
            <text:p>0,0000</text:p>
          </table:table-cell>
          <table:table-cell table:formula="of:=([.G126]-[.$E$6])/[.$E$6]" office:value-type="float" office:value="0.00122118996460079" calcext:value-type="float">
            <text:p>0,0012</text:p>
          </table:table-cell>
          <table:table-cell table:formula="of:=SQRT( ( [.H126]/[.$E$6] )^2 + ([.G126]*[.$F$6]/([.$E$6]^2))^2           )" office:value-type="float" office:value="0.000100082086173972" calcext:value-type="float">
            <text:p>0,0001</text:p>
          </table:table-cell>
        </table:table-row>
        <table:table-row table:style-name="ro7">
          <table:table-cell/>
          <table:table-cell table:style-name="ce199" office:value-type="float" office:value="-6.22E-015" calcext:value-type="float">
            <text:p>-6,22E-015</text:p>
          </table:table-cell>
          <table:table-cell office:value-type="float" office:value="0.064774" calcext:value-type="float">
            <text:p>0,0648</text:p>
          </table:table-cell>
          <table:table-cell table:number-columns-repeated="3"/>
          <table:table-cell table:formula="of:=[.C127]/[.$E$3]" office:value-type="float" office:value="64.7481007596961" calcext:value-type="float">
            <text:p>64,7481</text:p>
          </table:table-cell>
          <table:table-cell table:formula="of:=[.C127]*[.$F$6]/([.$E$6]*[.$E$6])" office:value-type="float" office:value="0.000000100128302236787" calcext:value-type="float">
            <text:p>0,0000</text:p>
          </table:table-cell>
          <table:table-cell table:formula="of:=([.G127]-[.$E$6])/[.$E$6]" office:value-type="float" office:value="0.00128302236787173" calcext:value-type="float">
            <text:p>0,0013</text:p>
          </table:table-cell>
          <table:table-cell table:formula="of:=SQRT( ( [.H127]/[.$E$6] )^2 + ([.G127]*[.$F$6]/([.$E$6]^2))^2           )" office:value-type="float" office:value="0.000100088266941993" calcext:value-type="float">
            <text:p>0,0001</text:p>
          </table:table-cell>
        </table:table-row>
        <table:table-row table:style-name="ro7">
          <table:table-cell/>
          <table:table-cell office:value-type="float" office:value="-1" calcext:value-type="float">
            <text:p>-1</text:p>
          </table:table-cell>
          <table:table-cell office:value-type="float" office:value="0.064782" calcext:value-type="float">
            <text:p>0,0648</text:p>
          </table:table-cell>
          <table:table-cell table:number-columns-repeated="3"/>
          <table:table-cell table:formula="of:=[.C128]/[.$E$3]" office:value-type="float" office:value="64.7560975609756" calcext:value-type="float">
            <text:p>64,7561</text:p>
          </table:table-cell>
          <table:table-cell table:formula="of:=[.C128]*[.$F$6]/([.$E$6]*[.$E$6])" office:value-type="float" office:value="0.000000100140668717441" calcext:value-type="float">
            <text:p>0,0000</text:p>
          </table:table-cell>
          <table:table-cell table:formula="of:=([.G128]-[.$E$6])/[.$E$6]" office:value-type="float" office:value="0.00140668717441362" calcext:value-type="float">
            <text:p>0,0014</text:p>
          </table:table-cell>
          <table:table-cell table:formula="of:=SQRT( ( [.H128]/[.$E$6] )^2 + ([.G128]*[.$F$6]/([.$E$6]^2))^2           )" office:value-type="float" office:value="0.000100100628478034" calcext:value-type="float">
            <text:p>0,0001</text:p>
          </table:table-cell>
        </table:table-row>
        <table:table-row table:style-name="ro7">
          <table:table-cell/>
          <table:table-cell office:value-type="float" office:value="-2" calcext:value-type="float">
            <text:p>-2</text:p>
          </table:table-cell>
          <table:table-cell office:value-type="float" office:value="0.064788" calcext:value-type="float">
            <text:p>0,0648</text:p>
          </table:table-cell>
          <table:table-cell table:number-columns-repeated="3"/>
          <table:table-cell table:formula="of:=[.C129]/[.$E$3]" office:value-type="float" office:value="64.7620951619352" calcext:value-type="float">
            <text:p>64,7621</text:p>
          </table:table-cell>
          <table:table-cell table:formula="of:=[.C129]*[.$F$6]/([.$E$6]*[.$E$6])" office:value-type="float" office:value="0.000000100149943577932" calcext:value-type="float">
            <text:p>0,0000</text:p>
          </table:table-cell>
          <table:table-cell table:formula="of:=([.G129]-[.$E$6])/[.$E$6]" office:value-type="float" office:value="0.00149943577932003" calcext:value-type="float">
            <text:p>0,0015</text:p>
          </table:table-cell>
          <table:table-cell table:formula="of:=SQRT( ( [.H129]/[.$E$6] )^2 + ([.G129]*[.$F$6]/([.$E$6]^2))^2           )" office:value-type="float" office:value="0.000100109899630065" calcext:value-type="float">
            <text:p>0,0001</text:p>
          </table:table-cell>
        </table:table-row>
        <table:table-row table:style-name="ro7">
          <table:table-cell/>
          <table:table-cell office:value-type="float" office:value="-3" calcext:value-type="float">
            <text:p>-3</text:p>
          </table:table-cell>
          <table:table-cell office:value-type="float" office:value="0.064798" calcext:value-type="float">
            <text:p>0,0648</text:p>
          </table:table-cell>
          <table:table-cell table:number-columns-repeated="3"/>
          <table:table-cell table:formula="of:=[.C130]/[.$E$3]" office:value-type="float" office:value="64.7720911635346" calcext:value-type="float">
            <text:p>64,7721</text:p>
          </table:table-cell>
          <table:table-cell table:formula="of:=[.C130]*[.$F$6]/([.$E$6]*[.$E$6])" office:value-type="float" office:value="0.00000010016540167875" calcext:value-type="float">
            <text:p>0,0000</text:p>
          </table:table-cell>
          <table:table-cell table:formula="of:=([.G130]-[.$E$6])/[.$E$6]" office:value-type="float" office:value="0.00165401678749739" calcext:value-type="float">
            <text:p>0,0017</text:p>
          </table:table-cell>
          <table:table-cell table:formula="of:=SQRT( ( [.H130]/[.$E$6] )^2 + ([.G130]*[.$F$6]/([.$E$6]^2))^2           )" office:value-type="float" office:value="0.000100125351550116" calcext:value-type="float">
            <text:p>0,0001</text:p>
          </table:table-cell>
        </table:table-row>
        <table:table-row table:style-name="ro7">
          <table:table-cell/>
          <table:table-cell office:value-type="float" office:value="-4" calcext:value-type="float">
            <text:p>-4</text:p>
          </table:table-cell>
          <table:table-cell office:value-type="float" office:value="0.064807" calcext:value-type="float">
            <text:p>0,0648</text:p>
          </table:table-cell>
          <table:table-cell table:number-columns-repeated="3"/>
          <table:table-cell table:formula="of:=[.C131]/[.$E$3]" office:value-type="float" office:value="64.781087564974" calcext:value-type="float">
            <text:p>64,7811</text:p>
          </table:table-cell>
          <table:table-cell table:formula="of:=[.C131]*[.$F$6]/([.$E$6]*[.$E$6])" office:value-type="float" office:value="0.000000100179313969486" calcext:value-type="float">
            <text:p>0,0000</text:p>
          </table:table-cell>
          <table:table-cell table:formula="of:=([.G131]-[.$E$6])/[.$E$6]" office:value-type="float" office:value="0.00179313969485712" calcext:value-type="float">
            <text:p>0,0018</text:p>
          </table:table-cell>
          <table:table-cell table:formula="of:=SQRT( ( [.H131]/[.$E$6] )^2 + ([.G131]*[.$F$6]/([.$E$6]^2))^2           )" office:value-type="float" office:value="0.000100139258278163" calcext:value-type="float">
            <text:p>0,0001</text:p>
          </table:table-cell>
        </table:table-row>
        <table:table-row table:style-name="ro7">
          <table:table-cell/>
          <table:table-cell office:value-type="float" office:value="-5" calcext:value-type="float">
            <text:p>-5</text:p>
          </table:table-cell>
          <table:table-cell office:value-type="float" office:value="0.064816" calcext:value-type="float">
            <text:p>0,0648</text:p>
          </table:table-cell>
          <table:table-cell table:number-columns-repeated="3"/>
          <table:table-cell table:formula="of:=[.C132]/[.$E$3]" office:value-type="float" office:value="64.7900839664134" calcext:value-type="float">
            <text:p>64,7901</text:p>
          </table:table-cell>
          <table:table-cell table:formula="of:=[.C132]*[.$F$6]/([.$E$6]*[.$E$6])" office:value-type="float" office:value="0.000000100193226260222" calcext:value-type="float">
            <text:p>0,0000</text:p>
          </table:table-cell>
          <table:table-cell table:formula="of:=([.G132]-[.$E$6])/[.$E$6]" office:value-type="float" office:value="0.00193226260221663" calcext:value-type="float">
            <text:p>0,0019</text:p>
          </table:table-cell>
          <table:table-cell table:formula="of:=SQRT( ( [.H132]/[.$E$6] )^2 + ([.G132]*[.$F$6]/([.$E$6]^2))^2           )" office:value-type="float" office:value="0.000100153165006209" calcext:value-type="float">
            <text:p>0,0001</text:p>
          </table:table-cell>
        </table:table-row>
        <table:table-row table:style-name="ro7">
          <table:table-cell/>
          <table:table-cell office:value-type="float" office:value="-6" calcext:value-type="float">
            <text:p>-6</text:p>
          </table:table-cell>
          <table:table-cell office:value-type="float" office:value="0.064831" calcext:value-type="float">
            <text:p>0,0648</text:p>
          </table:table-cell>
          <table:table-cell table:number-columns-repeated="3"/>
          <table:table-cell table:formula="of:=[.C133]/[.$E$3]" office:value-type="float" office:value="64.8050779688125" calcext:value-type="float">
            <text:p>64,8051</text:p>
          </table:table-cell>
          <table:table-cell table:formula="of:=[.C133]*[.$F$6]/([.$E$6]*[.$E$6])" office:value-type="float" office:value="0.000000100216413411448" calcext:value-type="float">
            <text:p>0,0000</text:p>
          </table:table-cell>
          <table:table-cell table:formula="of:=([.G133]-[.$E$6])/[.$E$6]" office:value-type="float" office:value="0.00216413411448256" calcext:value-type="float">
            <text:p>0,0022</text:p>
          </table:table-cell>
          <table:table-cell table:formula="of:=SQRT( ( [.H133]/[.$E$6] )^2 + ([.G133]*[.$F$6]/([.$E$6]^2))^2           )" office:value-type="float" office:value="0.000100176342886286" calcext:value-type="float">
            <text:p>0,0001</text:p>
          </table:table-cell>
        </table:table-row>
        <table:table-row table:style-name="ro7">
          <table:table-cell/>
          <table:table-cell office:value-type="float" office:value="-7" calcext:value-type="float">
            <text:p>-7</text:p>
          </table:table-cell>
          <table:table-cell office:value-type="float" office:value="0.064843" calcext:value-type="float">
            <text:p>0,0648</text:p>
          </table:table-cell>
          <table:table-cell table:number-columns-repeated="3"/>
          <table:table-cell table:formula="of:=[.C134]/[.$E$3]" office:value-type="float" office:value="64.8170731707317" calcext:value-type="float">
            <text:p>64,8171</text:p>
          </table:table-cell>
          <table:table-cell table:formula="of:=[.C134]*[.$F$6]/([.$E$6]*[.$E$6])" office:value-type="float" office:value="0.00000010023496313243" calcext:value-type="float">
            <text:p>0,0000</text:p>
          </table:table-cell>
          <table:table-cell table:formula="of:=([.G134]-[.$E$6])/[.$E$6]" office:value-type="float" office:value="0.00234963132429538" calcext:value-type="float">
            <text:p>0,0023</text:p>
          </table:table-cell>
          <table:table-cell table:formula="of:=SQRT( ( [.H134]/[.$E$6] )^2 + ([.G134]*[.$F$6]/([.$E$6]^2))^2           )" office:value-type="float" office:value="0.000100194885190348" calcext:value-type="float">
            <text:p>0,0001</text:p>
          </table:table-cell>
        </table:table-row>
        <table:table-row table:style-name="ro7">
          <table:table-cell/>
          <table:table-cell office:value-type="float" office:value="-8" calcext:value-type="float">
            <text:p>-8</text:p>
          </table:table-cell>
          <table:table-cell office:value-type="float" office:value="0.064866" calcext:value-type="float">
            <text:p>0,0649</text:p>
          </table:table-cell>
          <table:table-cell table:number-columns-repeated="3"/>
          <table:table-cell table:formula="of:=[.C135]/[.$E$3]" office:value-type="float" office:value="64.8400639744102" calcext:value-type="float">
            <text:p>64,8401</text:p>
          </table:table-cell>
          <table:table-cell table:formula="of:=[.C135]*[.$F$6]/([.$E$6]*[.$E$6])" office:value-type="float" office:value="0.00000010027051676431" calcext:value-type="float">
            <text:p>0,0000</text:p>
          </table:table-cell>
          <table:table-cell table:formula="of:=([.G135]-[.$E$6])/[.$E$6]" office:value-type="float" office:value="0.0027051676431032" calcext:value-type="float">
            <text:p>0,0027</text:p>
          </table:table-cell>
          <table:table-cell table:formula="of:=SQRT( ( [.H135]/[.$E$6] )^2 + ([.G135]*[.$F$6]/([.$E$6]^2))^2           )" office:value-type="float" office:value="0.000100230424606467" calcext:value-type="float">
            <text:p>0,0001</text:p>
          </table:table-cell>
        </table:table-row>
        <table:table-row table:style-name="ro7">
          <table:table-cell/>
          <table:table-cell office:value-type="float" office:value="-9" calcext:value-type="float">
            <text:p>-9</text:p>
          </table:table-cell>
          <table:table-cell office:value-type="float" office:value="0.064884" calcext:value-type="float">
            <text:p>0,0649</text:p>
          </table:table-cell>
          <table:table-cell table:number-columns-repeated="3"/>
          <table:table-cell table:formula="of:=[.C136]/[.$E$3]" office:value-type="float" office:value="64.8580567772891" calcext:value-type="float">
            <text:p>64,8581</text:p>
          </table:table-cell>
          <table:table-cell table:formula="of:=[.C136]*[.$F$6]/([.$E$6]*[.$E$6])" office:value-type="float" office:value="0.000000100298341345782" calcext:value-type="float">
            <text:p>0,0000</text:p>
          </table:table-cell>
          <table:table-cell table:formula="of:=([.G136]-[.$E$6])/[.$E$6]" office:value-type="float" office:value="0.00298341345782244" calcext:value-type="float">
            <text:p>0,0030</text:p>
          </table:table-cell>
          <table:table-cell table:formula="of:=SQRT( ( [.H136]/[.$E$6] )^2 + ([.G136]*[.$F$6]/([.$E$6]^2))^2           )" office:value-type="float" office:value="0.00010025823806256" calcext:value-type="float">
            <text:p>0,0001</text:p>
          </table:table-cell>
        </table:table-row>
        <table:table-row table:style-name="ro7">
          <table:table-cell/>
          <table:table-cell office:value-type="float" office:value="-10" calcext:value-type="float">
            <text:p>-10</text:p>
          </table:table-cell>
          <table:table-cell office:value-type="float" office:value="0.064923" calcext:value-type="float">
            <text:p>0,0649</text:p>
          </table:table-cell>
          <table:table-cell table:number-columns-repeated="3"/>
          <table:table-cell table:formula="of:=[.C137]/[.$E$3]" office:value-type="float" office:value="64.8970411835266" calcext:value-type="float">
            <text:p>64,8970</text:p>
          </table:table-cell>
          <table:table-cell table:formula="of:=[.C137]*[.$F$6]/([.$E$6]*[.$E$6])" office:value-type="float" office:value="0.000000100358627938971" calcext:value-type="float">
            <text:p>0,0000</text:p>
          </table:table-cell>
          <table:table-cell table:formula="of:=([.G137]-[.$E$6])/[.$E$6]" office:value-type="float" office:value="0.00358627938971402" calcext:value-type="float">
            <text:p>0,0036</text:p>
          </table:table-cell>
          <table:table-cell table:formula="of:=SQRT( ( [.H137]/[.$E$6] )^2 + ([.G137]*[.$F$6]/([.$E$6]^2))^2           )" office:value-type="float" office:value="0.000100318500550761" calcext:value-type="float">
            <text:p>0,0001</text:p>
          </table:table-cell>
        </table:table-row>
        <table:table-row table:style-name="ro7">
          <table:table-cell/>
          <table:table-cell office:value-type="float" office:value="-11" calcext:value-type="float">
            <text:p>-11</text:p>
          </table:table-cell>
          <table:table-cell office:value-type="float" office:value="0.064951" calcext:value-type="float">
            <text:p>0,0650</text:p>
          </table:table-cell>
          <table:table-cell table:number-columns-repeated="3"/>
          <table:table-cell table:formula="of:=[.C138]/[.$E$3]" office:value-type="float" office:value="64.9250299880048" calcext:value-type="float">
            <text:p>64,9250</text:p>
          </table:table-cell>
          <table:table-cell table:formula="of:=[.C138]*[.$F$6]/([.$E$6]*[.$E$6])" office:value-type="float" office:value="0.000000100401910621261" calcext:value-type="float">
            <text:p>0,0000</text:p>
          </table:table-cell>
          <table:table-cell table:formula="of:=([.G138]-[.$E$6])/[.$E$6]" office:value-type="float" office:value="0.00401910621261062" calcext:value-type="float">
            <text:p>0,0040</text:p>
          </table:table-cell>
          <table:table-cell table:formula="of:=SQRT( ( [.H138]/[.$E$6] )^2 + ([.G138]*[.$F$6]/([.$E$6]^2))^2           )" office:value-type="float" office:value="0.000100361765926905" calcext:value-type="float">
            <text:p>0,0001</text:p>
          </table:table-cell>
        </table:table-row>
        <table:table-row table:style-name="ro7">
          <table:table-cell/>
          <table:table-cell office:value-type="float" office:value="-12" calcext:value-type="float">
            <text:p>-12</text:p>
          </table:table-cell>
          <table:table-cell office:value-type="float" office:value="0.065011" calcext:value-type="float">
            <text:p>0,0650</text:p>
          </table:table-cell>
          <table:table-cell table:number-columns-repeated="3"/>
          <table:table-cell table:formula="of:=[.C139]/[.$E$3]" office:value-type="float" office:value="64.985005997601" calcext:value-type="float">
            <text:p>64,9850</text:p>
          </table:table-cell>
          <table:table-cell table:formula="of:=[.C139]*[.$F$6]/([.$E$6]*[.$E$6])" office:value-type="float" office:value="0.000000100494659226167" calcext:value-type="float">
            <text:p>0,0000</text:p>
          </table:table-cell>
          <table:table-cell table:formula="of:=([.G139]-[.$E$6])/[.$E$6]" office:value-type="float" office:value="0.00494659226167454" calcext:value-type="float">
            <text:p>0,0049</text:p>
          </table:table-cell>
          <table:table-cell table:formula="of:=SQRT( ( [.H139]/[.$E$6] )^2 + ([.G139]*[.$F$6]/([.$E$6]^2))^2           )" office:value-type="float" office:value="0.000100454477447215" calcext:value-type="float">
            <text:p>0,0001</text:p>
          </table:table-cell>
        </table:table-row>
        <table:table-row table:style-name="ro7">
          <table:table-cell/>
          <table:table-cell office:value-type="float" office:value="-13" calcext:value-type="float">
            <text:p>-13</text:p>
          </table:table-cell>
          <table:table-cell office:value-type="float" office:value="0.065055" calcext:value-type="float">
            <text:p>0,0651</text:p>
          </table:table-cell>
          <table:table-cell table:number-columns-repeated="3"/>
          <table:table-cell table:formula="of:=[.C140]/[.$E$3]" office:value-type="float" office:value="65.0289884046381" calcext:value-type="float">
            <text:p>65,0290</text:p>
          </table:table-cell>
          <table:table-cell table:formula="of:=[.C140]*[.$F$6]/([.$E$6]*[.$E$6])" office:value-type="float" office:value="0.000000100562674869766" calcext:value-type="float">
            <text:p>0,0000</text:p>
          </table:table-cell>
          <table:table-cell table:formula="of:=([.G140]-[.$E$6])/[.$E$6]" office:value-type="float" office:value="0.00562674869765491" calcext:value-type="float">
            <text:p>0,0056</text:p>
          </table:table-cell>
          <table:table-cell table:formula="of:=SQRT( ( [.H140]/[.$E$6] )^2 + ([.G140]*[.$F$6]/([.$E$6]^2))^2           )" office:value-type="float" office:value="0.000100522465895441" calcext:value-type="float">
            <text:p>0,0001</text:p>
          </table:table-cell>
        </table:table-row>
        <table:table-row table:style-name="ro7">
          <table:table-cell/>
          <table:table-cell office:value-type="float" office:value="-14" calcext:value-type="float">
            <text:p>-14</text:p>
          </table:table-cell>
          <table:table-cell office:value-type="float" office:value="0.065156" calcext:value-type="float">
            <text:p>0,0652</text:p>
          </table:table-cell>
          <table:table-cell table:number-columns-repeated="3"/>
          <table:table-cell table:formula="of:=[.C141]/[.$E$3]" office:value-type="float" office:value="65.1299480207917" calcext:value-type="float">
            <text:p>65,1299</text:p>
          </table:table-cell>
          <table:table-cell table:formula="of:=[.C141]*[.$F$6]/([.$E$6]*[.$E$6])" office:value-type="float" office:value="0.000000100718801688025" calcext:value-type="float">
            <text:p>0,0000</text:p>
          </table:table-cell>
          <table:table-cell table:formula="of:=([.G141]-[.$E$6])/[.$E$6]" office:value-type="float" office:value="0.00718801688024589" calcext:value-type="float">
            <text:p>0,0072</text:p>
          </table:table-cell>
          <table:table-cell table:formula="of:=SQRT( ( [.H141]/[.$E$6] )^2 + ([.G141]*[.$F$6]/([.$E$6]^2))^2           )" office:value-type="float" office:value="0.000100678530287962" calcext:value-type="float">
            <text:p>0,0001</text:p>
          </table:table-cell>
        </table:table-row>
        <table:table-row table:style-name="ro7">
          <table:table-cell/>
          <table:table-cell office:value-type="float" office:value="-15" calcext:value-type="float">
            <text:p>-15</text:p>
          </table:table-cell>
          <table:table-cell office:value-type="float" office:value="0.065232" calcext:value-type="float">
            <text:p>0,0652</text:p>
          </table:table-cell>
          <table:table-cell table:number-columns-repeated="3"/>
          <table:table-cell table:formula="of:=[.C142]/[.$E$3]" office:value-type="float" office:value="65.2059176329468" calcext:value-type="float">
            <text:p>65,2059</text:p>
          </table:table-cell>
          <table:table-cell table:formula="of:=[.C142]*[.$F$6]/([.$E$6]*[.$E$6])" office:value-type="float" office:value="0.000000100836283254239" calcext:value-type="float">
            <text:p>0,0000</text:p>
          </table:table-cell>
          <table:table-cell table:formula="of:=([.G142]-[.$E$6])/[.$E$6]" office:value-type="float" office:value="0.0083628325423938" calcext:value-type="float">
            <text:p>0,0084</text:p>
          </table:table-cell>
          <table:table-cell table:formula="of:=SQRT( ( [.H142]/[.$E$6] )^2 + ([.G142]*[.$F$6]/([.$E$6]^2))^2           )" office:value-type="float" office:value="0.000100795964880354" calcext:value-type="float">
            <text:p>0,0001</text:p>
          </table:table-cell>
        </table:table-row>
        <table:table-row table:style-name="ro7">
          <table:table-cell/>
          <table:table-cell office:value-type="float" office:value="-16" calcext:value-type="float">
            <text:p>-16</text:p>
          </table:table-cell>
          <table:table-cell office:value-type="float" office:value="0.06545" calcext:value-type="float">
            <text:p>0,0655</text:p>
          </table:table-cell>
          <table:table-cell table:number-columns-repeated="3"/>
          <table:table-cell table:formula="of:=[.C143]/[.$E$3]" office:value-type="float" office:value="65.4238304678129" calcext:value-type="float">
            <text:p>65,4238</text:p>
          </table:table-cell>
          <table:table-cell table:formula="of:=[.C143]*[.$F$6]/([.$E$6]*[.$E$6])" office:value-type="float" office:value="0.000000101173269852066" calcext:value-type="float">
            <text:p>0,0000</text:p>
          </table:table-cell>
          <table:table-cell table:formula="of:=([.G143]-[.$E$6])/[.$E$6]" office:value-type="float" office:value="0.0117326985206595" calcext:value-type="float">
            <text:p>0,0117</text:p>
          </table:table-cell>
          <table:table-cell table:formula="of:=SQRT( ( [.H143]/[.$E$6] )^2 + ([.G143]*[.$F$6]/([.$E$6]^2))^2           )" office:value-type="float" office:value="0.000101132816737478" calcext:value-type="float">
            <text:p>0,0001</text:p>
          </table:table-cell>
        </table:table-row>
        <table:table-row table:style-name="ro7">
          <table:table-cell/>
          <table:table-cell office:value-type="float" office:value="-17" calcext:value-type="float">
            <text:p>-17</text:p>
          </table:table-cell>
          <table:table-cell office:value-type="float" office:value="0.06562" calcext:value-type="float">
            <text:p>0,0656</text:p>
          </table:table-cell>
          <table:table-cell table:number-columns-repeated="3"/>
          <table:table-cell table:formula="of:=[.C144]/[.$E$3]" office:value-type="float" office:value="65.593762495002" calcext:value-type="float">
            <text:p>65,5938</text:p>
          </table:table-cell>
          <table:table-cell table:formula="of:=[.C144]*[.$F$6]/([.$E$6]*[.$E$6])" office:value-type="float" office:value="0.000000101436057565967" calcext:value-type="float">
            <text:p>0,0000</text:p>
          </table:table-cell>
          <table:table-cell table:formula="of:=([.G144]-[.$E$6])/[.$E$6]" office:value-type="float" office:value="0.0143605756596744" calcext:value-type="float">
            <text:p>0,0144</text:p>
          </table:table-cell>
          <table:table-cell table:formula="of:=SQRT( ( [.H144]/[.$E$6] )^2 + ([.G144]*[.$F$6]/([.$E$6]^2))^2           )" office:value-type="float" office:value="0.000101395499378355" calcext:value-type="float">
            <text:p>0,0001</text:p>
          </table:table-cell>
        </table:table-row>
        <table:table-row table:style-name="ro7">
          <table:table-cell/>
          <table:table-cell office:value-type="float" office:value="-18" calcext:value-type="float">
            <text:p>-18</text:p>
          </table:table-cell>
          <table:table-cell office:value-type="float" office:value="0.066155" calcext:value-type="float">
            <text:p>0,0662</text:p>
          </table:table-cell>
          <table:table-cell table:number-columns-repeated="3"/>
          <table:table-cell table:formula="of:=[.C145]/[.$E$3]" office:value-type="float" office:value="66.1285485805678" calcext:value-type="float">
            <text:p>66,1285</text:p>
          </table:table-cell>
          <table:table-cell table:formula="of:=[.C145]*[.$F$6]/([.$E$6]*[.$E$6])" office:value-type="float" office:value="0.000000102263065959716" calcext:value-type="float">
            <text:p>0,0000</text:p>
          </table:table-cell>
          <table:table-cell table:formula="of:=([.G145]-[.$E$6])/[.$E$6]" office:value-type="float" office:value="0.0226306595971617" calcext:value-type="float">
            <text:p>0,0226</text:p>
          </table:table-cell>
          <table:table-cell table:formula="of:=SQRT( ( [.H145]/[.$E$6] )^2 + ([.G145]*[.$F$6]/([.$E$6]^2))^2           )" office:value-type="float" office:value="0.000102222177101113" calcext:value-type="float">
            <text:p>0,0001</text:p>
          </table:table-cell>
        </table:table-row>
        <table:table-row table:style-name="ro7">
          <table:table-cell/>
          <table:table-cell office:value-type="float" office:value="-19" calcext:value-type="float">
            <text:p>-19</text:p>
          </table:table-cell>
          <table:table-cell office:value-type="float" office:value="0.066517" calcext:value-type="float">
            <text:p>0,0665</text:p>
          </table:table-cell>
          <table:table-cell table:number-columns-repeated="3"/>
          <table:table-cell table:formula="of:=[.C146]/[.$E$3]" office:value-type="float" office:value="66.4904038384646" calcext:value-type="float">
            <text:p>66,4904</text:p>
          </table:table-cell>
          <table:table-cell table:formula="of:=[.C146]*[.$F$6]/([.$E$6]*[.$E$6])" office:value-type="float" office:value="0.000000102822649209318" calcext:value-type="float">
            <text:p>0,0000</text:p>
          </table:table-cell>
          <table:table-cell table:formula="of:=([.G146]-[.$E$6])/[.$E$6]" office:value-type="float" office:value="0.0282264920931812" calcext:value-type="float">
            <text:p>0,0282</text:p>
          </table:table-cell>
          <table:table-cell table:formula="of:=SQRT( ( [.H146]/[.$E$6] )^2 + ([.G146]*[.$F$6]/([.$E$6]^2))^2           )" office:value-type="float" office:value="0.00010278153660698" calcext:value-type="float">
            <text:p>0,0001</text:p>
          </table:table-cell>
        </table:table-row>
        <table:table-row table:style-name="ro7">
          <table:table-cell/>
          <table:table-cell office:value-type="float" office:value="-20" calcext:value-type="float">
            <text:p>-20</text:p>
          </table:table-cell>
          <table:table-cell office:value-type="float" office:value="0.067165" calcext:value-type="float">
            <text:p>0,0672</text:p>
          </table:table-cell>
          <table:table-cell table:number-columns-repeated="3"/>
          <table:table-cell table:formula="of:=[.C147]/[.$E$3]" office:value-type="float" office:value="67.1381447421032" calcext:value-type="float">
            <text:p>67,1381</text:p>
          </table:table-cell>
          <table:table-cell table:formula="of:=[.C147]*[.$F$6]/([.$E$6]*[.$E$6])" office:value-type="float" office:value="0.000000103824334142307" calcext:value-type="float">
            <text:p>0,0000</text:p>
          </table:table-cell>
          <table:table-cell table:formula="of:=([.G147]-[.$E$6])/[.$E$6]" office:value-type="float" office:value="0.0382433414230728" calcext:value-type="float">
            <text:p>0,0382</text:p>
          </table:table-cell>
          <table:table-cell table:formula="of:=SQRT( ( [.H147]/[.$E$6] )^2 + ([.G147]*[.$F$6]/([.$E$6]^2))^2           )" office:value-type="float" office:value="0.000103782821026321" calcext:value-type="float">
            <text:p>0,0001</text:p>
          </table:table-cell>
        </table:table-row>
        <table:table-row table:style-name="ro7">
          <table:table-cell/>
          <table:table-cell office:value-type="float" office:value="-21" calcext:value-type="float">
            <text:p>-21</text:p>
          </table:table-cell>
          <table:table-cell office:value-type="float" office:value="0.068029" calcext:value-type="float">
            <text:p>0,0680</text:p>
          </table:table-cell>
          <table:table-cell table:number-columns-repeated="3"/>
          <table:table-cell table:formula="of:=[.C148]/[.$E$3]" office:value-type="float" office:value="68.0017992802879" calcext:value-type="float">
            <text:p>68,0018</text:p>
          </table:table-cell>
          <table:table-cell table:formula="of:=[.C148]*[.$F$6]/([.$E$6]*[.$E$6])" office:value-type="float" office:value="0.000000105159914052959" calcext:value-type="float">
            <text:p>0,0000</text:p>
          </table:table-cell>
          <table:table-cell table:formula="of:=([.G148]-[.$E$6])/[.$E$6]" office:value-type="float" office:value="0.0515991405295942" calcext:value-type="float">
            <text:p>0,0516</text:p>
          </table:table-cell>
          <table:table-cell table:formula="of:=SQRT( ( [.H148]/[.$E$6] )^2 + ([.G148]*[.$F$6]/([.$E$6]^2))^2           )" office:value-type="float" office:value="0.000105117866918776" calcext:value-type="float">
            <text:p>0,0001</text:p>
          </table:table-cell>
        </table:table-row>
        <table:table-row table:style-name="ro7">
          <table:table-cell/>
          <table:table-cell office:value-type="float" office:value="-22" calcext:value-type="float">
            <text:p>-22</text:p>
          </table:table-cell>
          <table:table-cell office:value-type="float" office:value="0.068281" calcext:value-type="float">
            <text:p>0,0683</text:p>
          </table:table-cell>
          <table:table-cell table:number-columns-repeated="3"/>
          <table:table-cell table:formula="of:=[.C149]/[.$E$3]" office:value-type="float" office:value="68.2536985205918" calcext:value-type="float">
            <text:p>68,2537</text:p>
          </table:table-cell>
          <table:table-cell table:formula="of:=[.C149]*[.$F$6]/([.$E$6]*[.$E$6])" office:value-type="float" office:value="0.000000105549458193566" calcext:value-type="float">
            <text:p>0,0000</text:p>
          </table:table-cell>
          <table:table-cell table:formula="of:=([.G149]-[.$E$6])/[.$E$6]" office:value-type="float" office:value="0.0554945819356632" calcext:value-type="float">
            <text:p>0,0555</text:p>
          </table:table-cell>
          <table:table-cell table:formula="of:=SQRT( ( [.H149]/[.$E$6] )^2 + ([.G149]*[.$F$6]/([.$E$6]^2))^2           )" office:value-type="float" office:value="0.000105507255304076" calcext:value-type="float">
            <text:p>0,0001</text:p>
          </table:table-cell>
        </table:table-row>
        <table:table-row table:style-name="ro7">
          <table:table-cell/>
          <table:table-cell office:value-type="float" office:value="-23" calcext:value-type="float">
            <text:p>-23</text:p>
          </table:table-cell>
          <table:table-cell office:value-type="float" office:value="0.068614" calcext:value-type="float">
            <text:p>0,0686</text:p>
          </table:table-cell>
          <table:table-cell table:number-columns-repeated="3"/>
          <table:table-cell table:formula="of:=[.C150]/[.$E$3]" office:value-type="float" office:value="68.5865653738505" calcext:value-type="float">
            <text:p>68,5866</text:p>
          </table:table-cell>
          <table:table-cell table:formula="of:=[.C150]*[.$F$6]/([.$E$6]*[.$E$6])" office:value-type="float" office:value="0.000000106064212950797" calcext:value-type="float">
            <text:p>0,0000</text:p>
          </table:table-cell>
          <table:table-cell table:formula="of:=([.G150]-[.$E$6])/[.$E$6]" office:value-type="float" office:value="0.0606421295079684" calcext:value-type="float">
            <text:p>0,0606</text:p>
          </table:table-cell>
          <table:table-cell table:formula="of:=SQRT( ( [.H150]/[.$E$6] )^2 + ([.G150]*[.$F$6]/([.$E$6]^2))^2           )" office:value-type="float" office:value="0.000106021804241793" calcext:value-type="float">
            <text:p>0,0001</text:p>
          </table:table-cell>
        </table:table-row>
        <table:table-row table:style-name="ro7">
          <table:table-cell/>
          <table:table-cell office:value-type="float" office:value="-24" calcext:value-type="float">
            <text:p>-24</text:p>
          </table:table-cell>
          <table:table-cell office:value-type="float" office:value="0.068728" calcext:value-type="float">
            <text:p>0,0687</text:p>
          </table:table-cell>
          <table:table-cell table:number-columns-repeated="3"/>
          <table:table-cell table:formula="of:=[.C151]/[.$E$3]" office:value-type="float" office:value="68.7005197920832" calcext:value-type="float">
            <text:p>68,7005</text:p>
          </table:table-cell>
          <table:table-cell table:formula="of:=[.C151]*[.$F$6]/([.$E$6]*[.$E$6])" office:value-type="float" office:value="0.000000106240435300119" calcext:value-type="float">
            <text:p>0,0000</text:p>
          </table:table-cell>
          <table:table-cell table:formula="of:=([.G151]-[.$E$6])/[.$E$6]" office:value-type="float" office:value="0.0624043530011901" calcext:value-type="float">
            <text:p>0,0624</text:p>
          </table:table-cell>
          <table:table-cell table:formula="of:=SQRT( ( [.H151]/[.$E$6] )^2 + ([.G151]*[.$F$6]/([.$E$6]^2))^2           )" office:value-type="float" office:value="0.00010619795613038" calcext:value-type="float">
            <text:p>0,0001</text:p>
          </table:table-cell>
        </table:table-row>
        <table:table-row table:style-name="ro7">
          <table:table-cell/>
          <table:table-cell office:value-type="float" office:value="-25" calcext:value-type="float">
            <text:p>-25</text:p>
          </table:table-cell>
          <table:table-cell office:value-type="float" office:value="0.068881" calcext:value-type="float">
            <text:p>0,0689</text:p>
          </table:table-cell>
          <table:table-cell table:number-columns-repeated="3"/>
          <table:table-cell table:formula="of:=[.C152]/[.$E$3]" office:value-type="float" office:value="68.8534586165534" calcext:value-type="float">
            <text:p>68,8535</text:p>
          </table:table-cell>
          <table:table-cell table:formula="of:=[.C152]*[.$F$6]/([.$E$6]*[.$E$6])" office:value-type="float" office:value="0.00000010647694424263" calcext:value-type="float">
            <text:p>0,0000</text:p>
          </table:table-cell>
          <table:table-cell table:formula="of:=([.G152]-[.$E$6])/[.$E$6]" office:value-type="float" office:value="0.0647694424263033" calcext:value-type="float">
            <text:p>0,0648</text:p>
          </table:table-cell>
          <table:table-cell table:formula="of:=SQRT( ( [.H152]/[.$E$6] )^2 + ([.G152]*[.$F$6]/([.$E$6]^2))^2           )" office:value-type="float" office:value="0.000106434370507169" calcext:value-type="float">
            <text:p>0,0001</text:p>
          </table:table-cell>
        </table:table-row>
        <table:table-row table:style-name="ro7">
          <table:table-cell/>
          <table:table-cell office:value-type="float" office:value="-26" calcext:value-type="float">
            <text:p>-26</text:p>
          </table:table-cell>
          <table:table-cell office:value-type="float" office:value="0.068938" calcext:value-type="float">
            <text:p>0,0689</text:p>
          </table:table-cell>
          <table:table-cell table:number-columns-repeated="3"/>
          <table:table-cell table:formula="of:=[.C153]/[.$E$3]" office:value-type="float" office:value="68.9104358256697" calcext:value-type="float">
            <text:p>68,9104</text:p>
          </table:table-cell>
          <table:table-cell table:formula="of:=[.C153]*[.$F$6]/([.$E$6]*[.$E$6])" office:value-type="float" office:value="0.000000106565055417291" calcext:value-type="float">
            <text:p>0,0000</text:p>
          </table:table-cell>
          <table:table-cell table:formula="of:=([.G153]-[.$E$6])/[.$E$6]" office:value-type="float" office:value="0.0656505541729141" calcext:value-type="float">
            <text:p>0,0657</text:p>
          </table:table-cell>
          <table:table-cell table:formula="of:=SQRT( ( [.H153]/[.$E$6] )^2 + ([.G153]*[.$F$6]/([.$E$6]^2))^2           )" office:value-type="float" office:value="0.000106522446451463" calcext:value-type="float">
            <text:p>0,0001</text:p>
          </table:table-cell>
        </table:table-row>
        <table:table-row table:style-name="ro7">
          <table:table-cell/>
          <table:table-cell office:value-type="float" office:value="-27" calcext:value-type="float">
            <text:p>-27</text:p>
          </table:table-cell>
          <table:table-cell office:value-type="float" office:value="0.06901" calcext:value-type="float">
            <text:p>0,0690</text:p>
          </table:table-cell>
          <table:table-cell table:number-columns-repeated="3"/>
          <table:table-cell table:formula="of:=[.C154]/[.$E$3]" office:value-type="float" office:value="68.9824070371851" calcext:value-type="float">
            <text:p>68,9824</text:p>
          </table:table-cell>
          <table:table-cell table:formula="of:=[.C154]*[.$F$6]/([.$E$6]*[.$E$6])" office:value-type="float" office:value="0.000000106676353743179" calcext:value-type="float">
            <text:p>0,0000</text:p>
          </table:table-cell>
          <table:table-cell table:formula="of:=([.G154]-[.$E$6])/[.$E$6]" office:value-type="float" office:value="0.0667635374317911" calcext:value-type="float">
            <text:p>0,0668</text:p>
          </table:table-cell>
          <table:table-cell table:formula="of:=SQRT( ( [.H154]/[.$E$6] )^2 + ([.G154]*[.$F$6]/([.$E$6]^2))^2           )" office:value-type="float" office:value="0.000106633700275835" calcext:value-type="float">
            <text:p>0,0001</text:p>
          </table:table-cell>
        </table:table-row>
        <table:table-row table:style-name="ro7">
          <table:table-cell/>
          <table:table-cell office:value-type="float" office:value="-28" calcext:value-type="float">
            <text:p>-28</text:p>
          </table:table-cell>
          <table:table-cell office:value-type="float" office:value="0.069041" calcext:value-type="float">
            <text:p>0,0690</text:p>
          </table:table-cell>
          <table:table-cell table:number-columns-repeated="3"/>
          <table:table-cell table:formula="of:=[.C155]/[.$E$3]" office:value-type="float" office:value="69.0133946421431" calcext:value-type="float">
            <text:p>69,0134</text:p>
          </table:table-cell>
          <table:table-cell table:formula="of:=[.C155]*[.$F$6]/([.$E$6]*[.$E$6])" office:value-type="float" office:value="0.000000106724273855714" calcext:value-type="float">
            <text:p>0,0000</text:p>
          </table:table-cell>
          <table:table-cell table:formula="of:=([.G155]-[.$E$6])/[.$E$6]" office:value-type="float" office:value="0.0672427385571406" calcext:value-type="float">
            <text:p>0,0672</text:p>
          </table:table-cell>
          <table:table-cell table:formula="of:=SQRT( ( [.H155]/[.$E$6] )^2 + ([.G155]*[.$F$6]/([.$E$6]^2))^2           )" office:value-type="float" office:value="0.000106681601227994" calcext:value-type="float">
            <text:p>0,0001</text:p>
          </table:table-cell>
        </table:table-row>
        <table:table-row table:style-name="ro7">
          <table:table-cell/>
          <table:table-cell office:value-type="float" office:value="-29" calcext:value-type="float">
            <text:p>-29</text:p>
          </table:table-cell>
          <table:table-cell office:value-type="float" office:value="0.069079" calcext:value-type="float">
            <text:p>0,0691</text:p>
          </table:table-cell>
          <table:table-cell table:number-columns-repeated="3"/>
          <table:table-cell table:formula="of:=[.C156]/[.$E$3]" office:value-type="float" office:value="69.0513794482207" calcext:value-type="float">
            <text:p>69,0514</text:p>
          </table:table-cell>
          <table:table-cell table:formula="of:=[.C156]*[.$F$6]/([.$E$6]*[.$E$6])" office:value-type="float" office:value="0.000000106783014638821" calcext:value-type="float">
            <text:p>0,0000</text:p>
          </table:table-cell>
          <table:table-cell table:formula="of:=([.G156]-[.$E$6])/[.$E$6]" office:value-type="float" office:value="0.0678301463882147" calcext:value-type="float">
            <text:p>0,0678</text:p>
          </table:table-cell>
          <table:table-cell table:formula="of:=SQRT( ( [.H156]/[.$E$6] )^2 + ([.G156]*[.$F$6]/([.$E$6]^2))^2           )" office:value-type="float" office:value="0.00010674031852419" calcext:value-type="float">
            <text:p>0,0001</text:p>
          </table:table-cell>
        </table:table-row>
        <table:table-row table:style-name="ro7">
          <table:table-cell/>
          <table:table-cell office:value-type="float" office:value="-30" calcext:value-type="float">
            <text:p>-30</text:p>
          </table:table-cell>
          <table:table-cell office:value-type="float" office:value="0.069098" calcext:value-type="float">
            <text:p>0,0691</text:p>
          </table:table-cell>
          <table:table-cell table:number-columns-repeated="3"/>
          <table:table-cell table:formula="of:=[.C157]/[.$E$3]" office:value-type="float" office:value="69.0703718512595" calcext:value-type="float">
            <text:p>69,0704</text:p>
          </table:table-cell>
          <table:table-cell table:formula="of:=[.C157]*[.$F$6]/([.$E$6]*[.$E$6])" office:value-type="float" office:value="0.000000106812385030375" calcext:value-type="float">
            <text:p>0,0000</text:p>
          </table:table-cell>
          <table:table-cell table:formula="of:=([.G157]-[.$E$6])/[.$E$6]" office:value-type="float" office:value="0.0681238503037514" calcext:value-type="float">
            <text:p>0,0681</text:p>
          </table:table-cell>
          <table:table-cell table:formula="of:=SQRT( ( [.H157]/[.$E$6] )^2 + ([.G157]*[.$F$6]/([.$E$6]^2))^2           )" office:value-type="float" office:value="0.000106769677172288" calcext:value-type="float">
            <text:p>0,0001</text:p>
          </table:table-cell>
        </table:table-row>
        <table:table-row table:style-name="ro7">
          <table:table-cell/>
          <table:table-cell office:value-type="float" office:value="-31" calcext:value-type="float">
            <text:p>-31</text:p>
          </table:table-cell>
          <table:table-cell office:value-type="float" office:value="0.069123" calcext:value-type="float">
            <text:p>0,0691</text:p>
          </table:table-cell>
          <table:table-cell table:number-columns-repeated="3"/>
          <table:table-cell table:formula="of:=[.C158]/[.$E$3]" office:value-type="float" office:value="69.0953618552579" calcext:value-type="float">
            <text:p>69,0954</text:p>
          </table:table-cell>
          <table:table-cell table:formula="of:=[.C158]*[.$F$6]/([.$E$6]*[.$E$6])" office:value-type="float" office:value="0.00000010685103028242" calcext:value-type="float">
            <text:p>0,0000</text:p>
          </table:table-cell>
          <table:table-cell table:formula="of:=([.G158]-[.$E$6])/[.$E$6]" office:value-type="float" office:value="0.0685103028241949" calcext:value-type="float">
            <text:p>0,0685</text:p>
          </table:table-cell>
          <table:table-cell table:formula="of:=SQRT( ( [.H158]/[.$E$6] )^2 + ([.G158]*[.$F$6]/([.$E$6]^2))^2           )" office:value-type="float" office:value="0.000106808306972417" calcext:value-type="float">
            <text:p>0,0001</text:p>
          </table:table-cell>
        </table:table-row>
        <table:table-row table:style-name="ro7">
          <table:table-cell/>
          <table:table-cell office:value-type="float" office:value="-32" calcext:value-type="float">
            <text:p>-32</text:p>
          </table:table-cell>
          <table:table-cell office:value-type="float" office:value="0.069135" calcext:value-type="float">
            <text:p>0,0691</text:p>
          </table:table-cell>
          <table:table-cell table:number-columns-repeated="3"/>
          <table:table-cell table:formula="of:=[.C159]/[.$E$3]" office:value-type="float" office:value="69.1073570571771" calcext:value-type="float">
            <text:p>69,1074</text:p>
          </table:table-cell>
          <table:table-cell table:formula="of:=[.C159]*[.$F$6]/([.$E$6]*[.$E$6])" office:value-type="float" office:value="0.000000106869580003401" calcext:value-type="float">
            <text:p>0,0000</text:p>
          </table:table-cell>
          <table:table-cell table:formula="of:=([.G159]-[.$E$6])/[.$E$6]" office:value-type="float" office:value="0.0686958000340077" calcext:value-type="float">
            <text:p>0,0687</text:p>
          </table:table-cell>
          <table:table-cell table:formula="of:=SQRT( ( [.H159]/[.$E$6] )^2 + ([.G159]*[.$F$6]/([.$E$6]^2))^2           )" office:value-type="float" office:value="0.000106826849276479" calcext:value-type="float">
            <text:p>0,0001</text:p>
          </table:table-cell>
        </table:table-row>
        <table:table-row table:style-name="ro7">
          <table:table-cell/>
          <table:table-cell office:value-type="float" office:value="-33" calcext:value-type="float">
            <text:p>-33</text:p>
          </table:table-cell>
          <table:table-cell office:value-type="float" office:value="0.06915" calcext:value-type="float">
            <text:p>0,0692</text:p>
          </table:table-cell>
          <table:table-cell table:number-columns-repeated="3"/>
          <table:table-cell table:formula="of:=[.C160]/[.$E$3]" office:value-type="float" office:value="69.1223510595762" calcext:value-type="float">
            <text:p>69,1224</text:p>
          </table:table-cell>
          <table:table-cell table:formula="of:=[.C160]*[.$F$6]/([.$E$6]*[.$E$6])" office:value-type="float" office:value="0.000000106892767154627" calcext:value-type="float">
            <text:p>0,0000</text:p>
          </table:table-cell>
          <table:table-cell table:formula="of:=([.G160]-[.$E$6])/[.$E$6]" office:value-type="float" office:value="0.0689276715462739" calcext:value-type="float">
            <text:p>0,0689</text:p>
          </table:table-cell>
          <table:table-cell table:formula="of:=SQRT( ( [.H160]/[.$E$6] )^2 + ([.G160]*[.$F$6]/([.$E$6]^2))^2           )" office:value-type="float" office:value="0.000106850027156556" calcext:value-type="float">
            <text:p>0,0001</text:p>
          </table:table-cell>
        </table:table-row>
        <table:table-row table:style-name="ro7">
          <table:table-cell/>
          <table:table-cell office:value-type="float" office:value="-34" calcext:value-type="float">
            <text:p>-34</text:p>
          </table:table-cell>
          <table:table-cell office:value-type="float" office:value="0.069158" calcext:value-type="float">
            <text:p>0,0692</text:p>
          </table:table-cell>
          <table:table-cell table:number-columns-repeated="3"/>
          <table:table-cell table:formula="of:=[.C161]/[.$E$3]" office:value-type="float" office:value="69.1303478608557" calcext:value-type="float">
            <text:p>69,1303</text:p>
          </table:table-cell>
          <table:table-cell table:formula="of:=[.C161]*[.$F$6]/([.$E$6]*[.$E$6])" office:value-type="float" office:value="0.000000106905133635282" calcext:value-type="float">
            <text:p>0,0000</text:p>
          </table:table-cell>
          <table:table-cell table:formula="of:=([.G161]-[.$E$6])/[.$E$6]" office:value-type="float" office:value="0.0690513363528155" calcext:value-type="float">
            <text:p>0,0691</text:p>
          </table:table-cell>
          <table:table-cell table:formula="of:=SQRT( ( [.H161]/[.$E$6] )^2 + ([.G161]*[.$F$6]/([.$E$6]^2))^2           )" office:value-type="float" office:value="0.000106862388692598" calcext:value-type="float">
            <text:p>0,0001</text:p>
          </table:table-cell>
        </table:table-row>
        <table:table-row table:style-name="ro7">
          <table:table-cell/>
          <table:table-cell office:value-type="float" office:value="-35" calcext:value-type="float">
            <text:p>-35</text:p>
          </table:table-cell>
          <table:table-cell office:value-type="float" office:value="0.069168" calcext:value-type="float">
            <text:p>0,0692</text:p>
          </table:table-cell>
          <table:table-cell table:number-columns-repeated="3"/>
          <table:table-cell table:formula="of:=[.C162]/[.$E$3]" office:value-type="float" office:value="69.140343862455" calcext:value-type="float">
            <text:p>69,1403</text:p>
          </table:table-cell>
          <table:table-cell table:formula="of:=[.C162]*[.$F$6]/([.$E$6]*[.$E$6])" office:value-type="float" office:value="0.000000106920591736099" calcext:value-type="float">
            <text:p>0,0000</text:p>
          </table:table-cell>
          <table:table-cell table:formula="of:=([.G162]-[.$E$6])/[.$E$6]" office:value-type="float" office:value="0.0692059173609929" calcext:value-type="float">
            <text:p>0,0692</text:p>
          </table:table-cell>
          <table:table-cell table:formula="of:=SQRT( ( [.H162]/[.$E$6] )^2 + ([.G162]*[.$F$6]/([.$E$6]^2))^2           )" office:value-type="float" office:value="0.000106877840612649" calcext:value-type="float">
            <text:p>0,0001</text:p>
          </table:table-cell>
        </table:table-row>
        <table:table-row table:style-name="ro7">
          <table:table-cell/>
          <table:table-cell office:value-type="float" office:value="-36" calcext:value-type="float">
            <text:p>-36</text:p>
          </table:table-cell>
          <table:table-cell office:value-type="float" office:value="0.069174" calcext:value-type="float">
            <text:p>0,0692</text:p>
          </table:table-cell>
          <table:table-cell table:number-columns-repeated="3"/>
          <table:table-cell table:formula="of:=[.C163]/[.$E$3]" office:value-type="float" office:value="69.1463414634146" calcext:value-type="float">
            <text:p>69,1463</text:p>
          </table:table-cell>
          <table:table-cell table:formula="of:=[.C163]*[.$F$6]/([.$E$6]*[.$E$6])" office:value-type="float" office:value="0.00000010692986659659" calcext:value-type="float">
            <text:p>0,0000</text:p>
          </table:table-cell>
          <table:table-cell table:formula="of:=([.G163]-[.$E$6])/[.$E$6]" office:value-type="float" office:value="0.0692986659658993" calcext:value-type="float">
            <text:p>0,0693</text:p>
          </table:table-cell>
          <table:table-cell table:formula="of:=SQRT( ( [.H163]/[.$E$6] )^2 + ([.G163]*[.$F$6]/([.$E$6]^2))^2           )" office:value-type="float" office:value="0.00010688711176468" calcext:value-type="float">
            <text:p>0,0001</text:p>
          </table:table-cell>
        </table:table-row>
        <table:table-row table:style-name="ro7">
          <table:table-cell/>
          <table:table-cell office:value-type="float" office:value="-37" calcext:value-type="float">
            <text:p>-37</text:p>
          </table:table-cell>
          <table:table-cell office:value-type="float" office:value="0.069179" calcext:value-type="float">
            <text:p>0,0692</text:p>
          </table:table-cell>
          <table:table-cell table:number-columns-repeated="3"/>
          <table:table-cell table:formula="of:=[.C164]/[.$E$3]" office:value-type="float" office:value="69.1513394642143" calcext:value-type="float">
            <text:p>69,1513</text:p>
          </table:table-cell>
          <table:table-cell table:formula="of:=[.C164]*[.$F$6]/([.$E$6]*[.$E$6])" office:value-type="float" office:value="0.000000106937595646999" calcext:value-type="float">
            <text:p>0,0000</text:p>
          </table:table-cell>
          <table:table-cell table:formula="of:=([.G164]-[.$E$6])/[.$E$6]" office:value-type="float" office:value="0.0693759564699879" calcext:value-type="float">
            <text:p>0,0694</text:p>
          </table:table-cell>
          <table:table-cell table:formula="of:=SQRT( ( [.H164]/[.$E$6] )^2 + ([.G164]*[.$F$6]/([.$E$6]^2))^2           )" office:value-type="float" office:value="0.000106894837724706" calcext:value-type="float">
            <text:p>0,0001</text:p>
          </table:table-cell>
        </table:table-row>
        <table:table-row table:style-name="ro7">
          <table:table-cell/>
          <table:table-cell office:value-type="float" office:value="-38" calcext:value-type="float">
            <text:p>-38</text:p>
          </table:table-cell>
          <table:table-cell office:value-type="float" office:value="0.069186" calcext:value-type="float">
            <text:p>0,0692</text:p>
          </table:table-cell>
          <table:table-cell table:number-columns-repeated="3"/>
          <table:table-cell table:formula="of:=[.C165]/[.$E$3]" office:value-type="float" office:value="69.1583366653339" calcext:value-type="float">
            <text:p>69,1583</text:p>
          </table:table-cell>
          <table:table-cell table:formula="of:=[.C165]*[.$F$6]/([.$E$6]*[.$E$6])" office:value-type="float" office:value="0.000000106948416317571" calcext:value-type="float">
            <text:p>0,0000</text:p>
          </table:table-cell>
          <table:table-cell table:formula="of:=([.G165]-[.$E$6])/[.$E$6]" office:value-type="float" office:value="0.0694841631757121" calcext:value-type="float">
            <text:p>0,0695</text:p>
          </table:table-cell>
          <table:table-cell table:formula="of:=SQRT( ( [.H165]/[.$E$6] )^2 + ([.G165]*[.$F$6]/([.$E$6]^2))^2           )" office:value-type="float" office:value="0.000106905654068742" calcext:value-type="float">
            <text:p>0,0001</text:p>
          </table:table-cell>
        </table:table-row>
        <table:table-row table:style-name="ro7">
          <table:table-cell/>
          <table:table-cell office:value-type="float" office:value="-39" calcext:value-type="float">
            <text:p>-39</text:p>
          </table:table-cell>
          <table:table-cell office:value-type="float" office:value="0.069189" calcext:value-type="float">
            <text:p>0,0692</text:p>
          </table:table-cell>
          <table:table-cell table:number-columns-repeated="3"/>
          <table:table-cell table:formula="of:=[.C166]/[.$E$3]" office:value-type="float" office:value="69.1613354658137" calcext:value-type="float">
            <text:p>69,1613</text:p>
          </table:table-cell>
          <table:table-cell table:formula="of:=[.C166]*[.$F$6]/([.$E$6]*[.$E$6])" office:value-type="float" office:value="0.000000106953053747817" calcext:value-type="float">
            <text:p>0,0000</text:p>
          </table:table-cell>
          <table:table-cell table:formula="of:=([.G166]-[.$E$6])/[.$E$6]" office:value-type="float" office:value="0.0695305374781654" calcext:value-type="float">
            <text:p>0,0695</text:p>
          </table:table-cell>
          <table:table-cell table:formula="of:=SQRT( ( [.H166]/[.$E$6] )^2 + ([.G166]*[.$F$6]/([.$E$6]^2))^2           )" office:value-type="float" office:value="0.000106910289644757" calcext:value-type="float">
            <text:p>0,0001</text:p>
          </table:table-cell>
        </table:table-row>
        <table:table-row table:style-name="ro7">
          <table:table-cell/>
          <table:table-cell table:style-name="ce200" office:value-type="float" office:value="-40" calcext:value-type="float">
            <text:p>-40</text:p>
          </table:table-cell>
          <table:table-cell table:style-name="ce206" office:value-type="float" office:value="0.069193" calcext:value-type="float">
            <text:p>0,0692</text:p>
          </table:table-cell>
          <table:table-cell table:number-columns-repeated="3"/>
          <table:table-cell table:style-name="ce214" table:formula="of:=[.C167]/[.$E$3]" office:value-type="float" office:value="69.1653338664534" calcext:value-type="float">
            <text:p>69,1653</text:p>
          </table:table-cell>
          <table:table-cell table:style-name="ce217" table:formula="of:=[.C167]*[.$F$6]/([.$E$6]*[.$E$6])" office:value-type="float" office:value="0.000000106959236988144" calcext:value-type="float">
            <text:p>0,0000</text:p>
          </table:table-cell>
          <table:table-cell table:style-name="ce217" table:formula="of:=([.G167]-[.$E$6])/[.$E$6]" office:value-type="float" office:value="0.0695923698814362" calcext:value-type="float">
            <text:p>0,0696</text:p>
          </table:table-cell>
          <table:table-cell table:style-name="ce206" table:formula="of:=SQRT( ( [.H167]/[.$E$6] )^2 + ([.G167]*[.$F$6]/([.$E$6]^2))^2           )" office:value-type="float" office:value="0.000106916470412778" calcext:value-type="float">
            <text:p>0,0001</text:p>
          </table:table-cell>
        </table:table-row>
        <table:table-row table:style-name="ro7" table:number-rows-repeated="3">
          <table:table-cell/>
          <table:table-cell table:style-name="ce191" table:number-columns-repeated="2"/>
          <table:table-cell table:number-columns-repeated="3"/>
          <table:table-cell table:style-name="ce191" table:number-columns-repeated="4"/>
        </table:table-row>
        <table:table-row table:style-name="ro7">
          <table:table-cell/>
          <table:table-cell table:style-name="ce191" table:number-columns-repeated="2"/>
          <table:table-cell table:number-columns-repeated="3"/>
          <table:table-cell table:style-name="ce191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-00-0000</text:date>, <text:time style:data-style-name="N2" text:time-value="00:26:53.456527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24T00:28:42.597896814</dc:date>
    <meta:editing-cycles>162</meta:editing-cycles>
    <meta:editing-duration>P1DT2M5S</meta:editing-duration>
    <meta:document-statistic meta:table-count="11" meta:cell-count="12933" meta:object-count="0"/>
    <meta:user-defined meta:name="qrichtext">1</meta:user-defined>
  </office:meta>
</office:document-meta>
</file>